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6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7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none" fo:border-left="1.05pt double #000000" style:border-line-width-left="0.012cm 0.012cm 0.012cm" fo:border-right="none" fo:border-top="none"/>
    </style:style>
    <style:style style:name="ce51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</style:style>
    <style:style style:name="ce5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</style:style>
    <style:style style:name="ce53" style:family="table-cell" style:parent-style-name="Default">
      <style:table-cell-properties fo:border-bottom="none" fo:border-left="none" fo:border-right="none" fo:border-top="2.35pt double #000000" style:border-line-width-top="0.053cm 0.004cm 0.026cm"/>
    </style:style>
    <style:style style:name="ce10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62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7">
      <style:table-cell-properties fo:border-bottom="none" fo:border-left="none" fo:border-right="none" fo:border-top="1.05pt double #000000" style:border-line-width-top="0.012cm 0.012cm 0.012cm"/>
    </style:style>
    <style:style style:name="ce56" style:family="table-cell" style:parent-style-name="Default" style:data-style-name="N107">
      <style:table-cell-properties fo:border="none"/>
    </style:style>
    <style:style style:name="ce57" style:family="table-cell" style:parent-style-name="Default" style:data-style-name="N107">
      <style:table-cell-properties fo:border-bottom="1.05pt double #000000" style:border-line-width-bottom="0.012cm 0.012cm 0.012cm" fo:border-left="none" fo:border-right="none" fo:border-top="none"/>
    </style:style>
    <style:style style:name="ce16" style:family="table-cell" style:parent-style-name="Default" style:data-style-name="N107"/>
    <style:style style:name="ce17" style:family="table-cell" style:parent-style-name="Default" style:data-style-name="N107">
      <style:table-cell-properties fo:border-bottom="none" fo:border-left="none" fo:border-right="none" fo:border-top="2.35pt double #000000" style:border-line-width-top="0.053cm 0.004cm 0.026cm"/>
    </style:style>
    <style:style style:name="ce18" style:family="table-cell" style:parent-style-name="Default" style:data-style-name="N107">
      <style:table-cell-properties fo:border-bottom="none" fo:border-left="none" fo:border-right="none" fo:border-top="2.35pt double #000000" style:border-line-width-top="0.026cm 0.004cm 0.053cm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07">
      <style:table-cell-properties fo:border-bottom="none" fo:border-left="none" fo:border-right="none" fo:border-top="1.05pt double #000000" style:border-line-width-top="0.012cm 0.012cm 0.012cm"/>
      <style:text-properties fo:color="#000000"/>
    </style:style>
    <style:style style:name="ce66" style:family="table-cell" style:parent-style-name="Default" style:data-style-name="N107">
      <style:table-cell-properties fo:border-bottom="none" fo:border-left="none" fo:border-right="1.05pt double #000000" style:border-line-width-right="0.012cm 0.012cm 0.012cm" fo:border-top="1.05pt double #000000" style:border-line-width-top="0.012cm 0.012cm 0.012cm"/>
    </style:style>
    <style:style style:name="ce64" style:family="table-cell" style:parent-style-name="Default" style:data-style-name="N107">
      <style:table-cell-properties fo:border-bottom="none" fo:border-left="none" fo:border-right="1.05pt double #000000" style:border-line-width-right="0.012cm 0.012cm 0.012cm" fo:border-top="none"/>
    </style:style>
    <style:style style:name="ce65" style:family="table-cell" style:parent-style-name="Default" style:data-style-name="N107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56"/>
        <table:table-column table:style-name="co3" table:number-columns-repeated="5" table:default-cell-style-name="ce56"/>
        <table:table-column table:style-name="co3" table:default-cell-style-name="ce16"/>
        <table:table-column table:style-name="co4" table:default-cell-style-name="ce66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5" office:value-type="string" calcext:value-type="string" table:number-columns-spanned="1" table:number-rows-spanned="2">
            <text:p>Trajectoire de Chicago à Paris</text:p>
            <text:p><text:span text:style-name="T1">(-87,65, 42,85) vers (2,3519, 48,917)</text:span></text:p>
          </table:table-cell>
          <table:table-cell table:style-name="Default" table:number-columns-repeated="9"/>
          <table:table-cell table:number-columns-repeated="5"/>
        </table:table-row>
        <table:table-row table:style-name="ro2">
          <table:covered-table-cell table:style-name="ce46" office:value-type="string" calcext:value-type="string">
            <text:p>(-87,65, 42,85) vers (2,3519, 48,917)</text:p>
          </table:covered-table-cell>
          <table:table-cell table:style-name="Default" table:number-columns-repeated="3"/>
          <table:table-cell table:style-name="ce60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3">
          <table:table-cell table:style-name="ce47" office:value-type="string" calcext:value-type="string">
            <text:p>Longueur trajectoire orthodromique (en km)</text:p>
          </table:table-cell>
          <table:table-cell table:style-name="ce54" office:value-type="float" office:value="6667.459" calcext:value-type="float">
            <text:p>6667,459</text:p>
          </table:table-cell>
          <table:table-cell table:style-name="Default" table:number-columns-repeated="3"/>
          <table:table-cell table:style-name="Default" office:value-type="string" calcext:value-type="string">
            <text:p>Gamma optimal &gt; 34,4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gamma optimal = search_radius optimal</text:p>
          </table:table-cell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48" office:value-type="string" calcext:value-type="string">
            <text:p>Longueur trajectoire calculée (en km)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49" office:value-type="string" calcext:value-type="string">
            <text:p>n = 15000, search_radius = 30 </text:p>
          </table:table-cell>
          <table:table-cell table:style-name="ce59" office:value-type="float" office:value="7015.388" calcext:value-type="float">
            <text:p>7015,388</text:p>
          </table:table-cell>
          <table:table-cell table:style-name="ce59" office:value-type="float" office:value="6995.666" calcext:value-type="float">
            <text:p>6995,666</text:p>
          </table:table-cell>
          <table:table-cell table:style-name="ce59" office:value-type="float" office:value="7003.481" calcext:value-type="float">
            <text:p>7003,481</text:p>
          </table:table-cell>
          <table:table-cell table:style-name="ce59" office:value-type="float" office:value="6989.567" calcext:value-type="float">
            <text:p>6989,567</text:p>
          </table:table-cell>
          <table:table-cell table:style-name="ce20" office:value-type="float" office:value="7008.195" calcext:value-type="float">
            <text:p>7008,195</text:p>
          </table:table-cell>
          <table:table-cell table:style-name="ce20" office:value-type="float" office:value="7050.473" calcext:value-type="float">
            <text:p>7050,473</text:p>
          </table:table-cell>
          <table:table-cell table:style-name="ce59" office:value-type="float" office:value="6972.895" calcext:value-type="float">
            <text:p>6972,895</text:p>
          </table:table-cell>
          <table:table-cell table:style-name="ce59"/>
          <table:table-cell table:formula="of:=AVERAGE([.B7:.H7])" office:value-type="float" office:value="7005.095" calcext:value-type="float">
            <text:p>7005,09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]-[.B4])*100/[.B4]" office:value-type="float" office:value="5.21831480328563" calcext:value-type="float">
            <text:p>5,218</text:p>
          </table:table-cell>
          <table:table-cell table:formula="of:=([.C7]-[.B4])*100/[.B4]" office:value-type="float" office:value="4.92251995850294" calcext:value-type="float">
            <text:p>4,923</text:p>
          </table:table-cell>
          <table:table-cell table:formula="of:=([.D7]-[.B4])*100/[.B4]" office:value-type="float" office:value="5.03973102796733" calcext:value-type="float">
            <text:p>5,040</text:p>
          </table:table-cell>
          <table:table-cell table:formula="of:=([.E7]-[.B4])*100/[.B4]" office:value-type="float" office:value="4.83104583020308" calcext:value-type="float">
            <text:p>4,831</text:p>
          </table:table-cell>
          <table:table-cell table:formula="of:=([.F7]-[.B4])*100/[.B4]" office:value-type="float" office:value="5.11043262508251" calcext:value-type="float">
            <text:p>5,110</text:p>
          </table:table-cell>
          <table:table-cell table:formula="of:=([.G7]-[.B4])*100/[.B4]" office:value-type="float" office:value="5.7445272629348" calcext:value-type="float">
            <text:p>5,745</text:p>
          </table:table-cell>
          <table:table-cell table:formula="of:=([.H7]-[.B4])*100/[.B4]" office:value-type="float" office:value="4.58099554867905" calcext:value-type="float">
            <text:p>4,581</text:p>
          </table:table-cell>
          <table:table-cell table:style-name="ce56"/>
          <table:table-cell table:style-name="ce64" table:formula="of:=AVERAGE([.B8:.H8])" office:value-type="float" office:value="5.06393815095076" calcext:value-type="float">
            <text:p>5,064</text:p>
          </table:table-cell>
          <table:table-cell table:style-name="ce56" table:formula="of:=([.J7]-[.B4])*100/[.B4]" office:value-type="float" office:value="5.06393815095077" calcext:value-type="float">
            <text:p>5,064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1.676" calcext:value-type="float">
            <text:p>61,676</text:p>
          </table:table-cell>
          <table:table-cell table:style-name="ce57" office:value-type="float" office:value="58.444" calcext:value-type="float">
            <text:p>58,444</text:p>
          </table:table-cell>
          <table:table-cell table:style-name="ce57" office:value-type="float" office:value="54.981" calcext:value-type="float">
            <text:p>54,981</text:p>
          </table:table-cell>
          <table:table-cell table:style-name="ce57" office:value-type="float" office:value="57.502" calcext:value-type="float">
            <text:p>57,502</text:p>
          </table:table-cell>
          <table:table-cell table:style-name="ce57" office:value-type="float" office:value="54.986" calcext:value-type="float">
            <text:p>54,986</text:p>
          </table:table-cell>
          <table:table-cell table:style-name="ce57" office:value-type="float" office:value="58.553" calcext:value-type="float">
            <text:p>58,553</text:p>
          </table:table-cell>
          <table:table-cell table:style-name="ce57" office:value-type="float" office:value="58.98" calcext:value-type="float">
            <text:p>58,980</text:p>
          </table:table-cell>
          <table:table-cell table:style-name="ce57"/>
          <table:table-cell table:style-name="ce65" table:formula="of:=AVERAGE([.B9:.H9])" office:value-type="float" office:value="57.8745714285714" calcext:value-type="float">
            <text:p>57,875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5000, search_radius = 40 </text:p>
          </table:table-cell>
          <table:table-cell table:style-name="ce59" office:value-type="float" office:value="6767.601" calcext:value-type="float">
            <text:p>6767,601</text:p>
          </table:table-cell>
          <table:table-cell table:style-name="ce59" office:value-type="float" office:value="6786.474" calcext:value-type="float">
            <text:p>6786,474</text:p>
          </table:table-cell>
          <table:table-cell table:style-name="ce59" office:value-type="float" office:value="6779.177" calcext:value-type="float">
            <text:p>6779,177</text:p>
          </table:table-cell>
          <table:table-cell table:style-name="ce59" office:value-type="float" office:value="6790.982" calcext:value-type="float">
            <text:p>6790,982</text:p>
          </table:table-cell>
          <table:table-cell table:style-name="ce59" office:value-type="float" office:value="6779.716" calcext:value-type="float">
            <text:p>6779,716</text:p>
          </table:table-cell>
          <table:table-cell table:style-name="ce59" office:value-type="float" office:value="6772.958" calcext:value-type="float">
            <text:p>6772,958</text:p>
          </table:table-cell>
          <table:table-cell table:style-name="ce59" office:value-type="float" office:value="6775.158" calcext:value-type="float">
            <text:p>6775,158</text:p>
          </table:table-cell>
          <table:table-cell table:style-name="ce59"/>
          <table:table-cell table:formula="of:=AVERAGE([.B11:.H11])" office:value-type="float" office:value="6778.86657142857" calcext:value-type="float">
            <text:p>6778,86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]-[.B4])*100/[.B4]" office:value-type="float" office:value="1.50195149306505" calcext:value-type="float">
            <text:p>1,502</text:p>
          </table:table-cell>
          <table:table-cell table:formula="of:=([.C11]-[.B4])*100/[.B4]" office:value-type="float" office:value="1.78501285122264" calcext:value-type="float">
            <text:p>1,785</text:p>
          </table:table-cell>
          <table:table-cell table:formula="of:=([.D11]-[.B4])*100/[.B4]" office:value-type="float" office:value="1.67557085840348" calcext:value-type="float">
            <text:p>1,676</text:p>
          </table:table-cell>
          <table:table-cell table:formula="of:=([.E11]-[.B4])*100/[.B4]" office:value-type="float" office:value="1.85262481554068" calcext:value-type="float">
            <text:p>1,853</text:p>
          </table:table-cell>
          <table:table-cell table:formula="of:=([.F11]-[.B4])*100/[.B4]" office:value-type="float" office:value="1.68365489761543" calcext:value-type="float">
            <text:p>1,684</text:p>
          </table:table-cell>
          <table:table-cell table:formula="of:=([.G11]-[.B4])*100/[.B4]" office:value-type="float" office:value="1.5822969440082" calcext:value-type="float">
            <text:p>1,582</text:p>
          </table:table-cell>
          <table:table-cell table:formula="of:=([.H11]-[.B4])*100/[.B4]" office:value-type="float" office:value="1.61529302242429" calcext:value-type="float">
            <text:p>1,615</text:p>
          </table:table-cell>
          <table:table-cell table:style-name="ce56"/>
          <table:table-cell table:style-name="ce64" table:formula="of:=AVERAGE([.B12:.H12])" office:value-type="float" office:value="1.67091498318282" calcext:value-type="float">
            <text:p>1,671</text:p>
          </table:table-cell>
          <table:table-cell table:style-name="ce56" table:formula="of:=([.J11]-[.B4])*100/[.B4]" office:value-type="float" office:value="1.67091498318284" calcext:value-type="float">
            <text:p>1,671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5.25" calcext:value-type="float">
            <text:p>75,250</text:p>
          </table:table-cell>
          <table:table-cell table:style-name="ce57" office:value-type="float" office:value="69.051" calcext:value-type="float">
            <text:p>69,051</text:p>
          </table:table-cell>
          <table:table-cell table:style-name="ce57" office:value-type="float" office:value="72.328" calcext:value-type="float">
            <text:p>72,328</text:p>
          </table:table-cell>
          <table:table-cell table:style-name="ce57" office:value-type="float" office:value="75.136" calcext:value-type="float">
            <text:p>75,136</text:p>
          </table:table-cell>
          <table:table-cell table:style-name="ce57" office:value-type="float" office:value="69.189" calcext:value-type="float">
            <text:p>69,189</text:p>
          </table:table-cell>
          <table:table-cell table:style-name="ce57" office:value-type="float" office:value="67.138" calcext:value-type="float">
            <text:p>67,138</text:p>
          </table:table-cell>
          <table:table-cell table:style-name="ce57" office:value-type="float" office:value="65.163" calcext:value-type="float">
            <text:p>65,163</text:p>
          </table:table-cell>
          <table:table-cell table:style-name="ce57"/>
          <table:table-cell table:style-name="ce65" table:formula="of:=AVERAGE([.B13:.H13])" office:value-type="float" office:value="70.465" calcext:value-type="float">
            <text:p>70,465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5000, search_radius = 50</text:p>
          </table:table-cell>
          <table:table-cell table:style-name="ce59" office:value-type="float" office:value="6716.531" calcext:value-type="float">
            <text:p>6716,531</text:p>
          </table:table-cell>
          <table:table-cell table:style-name="ce59" office:value-type="float" office:value="6712.525" calcext:value-type="float">
            <text:p>6712,525</text:p>
          </table:table-cell>
          <table:table-cell table:style-name="ce59" office:value-type="float" office:value="6725.003" calcext:value-type="float">
            <text:p>6725,003</text:p>
          </table:table-cell>
          <table:table-cell table:style-name="ce59" office:value-type="float" office:value="6722.485" calcext:value-type="float">
            <text:p>6722,485</text:p>
          </table:table-cell>
          <table:table-cell table:style-name="ce59" office:value-type="float" office:value="6715.269" calcext:value-type="float">
            <text:p>6715,269</text:p>
          </table:table-cell>
          <table:table-cell table:style-name="ce59" office:value-type="float" office:value="6715.072" calcext:value-type="float">
            <text:p>6715,072</text:p>
          </table:table-cell>
          <table:table-cell table:style-name="ce59" office:value-type="float" office:value="6711.552" calcext:value-type="float">
            <text:p>6711,552</text:p>
          </table:table-cell>
          <table:table-cell table:style-name="ce59"/>
          <table:table-cell table:formula="of:=AVERAGE([.B15:.H15])" office:value-type="float" office:value="6716.91957142857" calcext:value-type="float">
            <text:p>6716,92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]-[.B4])*100/[.B4]" office:value-type="float" office:value="0.735992527288134" calcext:value-type="float">
            <text:p>0,736</text:p>
          </table:table-cell>
          <table:table-cell table:formula="of:=([.C15]-[.B4])*100/[.B4]" office:value-type="float" office:value="0.675909668135939" calcext:value-type="float">
            <text:p>0,676</text:p>
          </table:table-cell>
          <table:table-cell table:formula="of:=([.D15]-[.B4])*100/[.B4]" office:value-type="float" office:value="0.863057425624963" calcext:value-type="float">
            <text:p>0,863</text:p>
          </table:table-cell>
          <table:table-cell table:formula="of:=([.E15]-[.B4])*100/[.B4]" office:value-type="float" office:value="0.825291914056012" calcext:value-type="float">
            <text:p>0,825</text:p>
          </table:table-cell>
          <table:table-cell table:formula="of:=([.F15]-[.B4])*100/[.B4]" office:value-type="float" office:value="0.717064776851277" calcext:value-type="float">
            <text:p>0,717</text:p>
          </table:table-cell>
          <table:table-cell table:formula="of:=([.G15]-[.B4])*100/[.B4]" office:value-type="float" office:value="0.71411012801129" calcext:value-type="float">
            <text:p>0,714</text:p>
          </table:table-cell>
          <table:table-cell table:formula="of:=([.H15]-[.B4])*100/[.B4]" office:value-type="float" office:value="0.661316402545555" calcext:value-type="float">
            <text:p>0,661</text:p>
          </table:table-cell>
          <table:table-cell table:style-name="ce56"/>
          <table:table-cell table:style-name="ce64" table:formula="of:=AVERAGE([.B16:.H16])" office:value-type="float" office:value="0.74182040607331" calcext:value-type="float">
            <text:p>0,742</text:p>
          </table:table-cell>
          <table:table-cell table:style-name="ce56" table:formula="of:=([.J15]-[.B4])*100/[.B4]" office:value-type="float" office:value="0.741820406073287" calcext:value-type="float">
            <text:p>0,742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84.7704" calcext:value-type="float">
            <text:p>84,770</text:p>
          </table:table-cell>
          <table:table-cell table:style-name="ce57" office:value-type="float" office:value="78.5" calcext:value-type="float">
            <text:p>78,500</text:p>
          </table:table-cell>
          <table:table-cell table:style-name="ce57" office:value-type="float" office:value="78.438" calcext:value-type="float">
            <text:p>78,438</text:p>
          </table:table-cell>
          <table:table-cell table:style-name="ce57" office:value-type="float" office:value="78.887" calcext:value-type="float">
            <text:p>78,887</text:p>
          </table:table-cell>
          <table:table-cell table:style-name="ce57" office:value-type="float" office:value="82.526" calcext:value-type="float">
            <text:p>82,526</text:p>
          </table:table-cell>
          <table:table-cell table:style-name="ce57" office:value-type="float" office:value="80.365" calcext:value-type="float">
            <text:p>80,365</text:p>
          </table:table-cell>
          <table:table-cell table:style-name="ce57" office:value-type="float" office:value="82.247" calcext:value-type="float">
            <text:p>82,247</text:p>
          </table:table-cell>
          <table:table-cell table:style-name="ce57"/>
          <table:table-cell table:style-name="ce65" table:formula="of:=AVERAGE([.B17:.H17])" office:value-type="float" office:value="80.8190571428571" calcext:value-type="float">
            <text:p>80,819</text:p>
          </table:table-cell>
          <table:table-cell table:style-name="ce56"/>
          <table:table-cell table:number-columns-repeated="4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20</text:p>
          </table:table-cell>
          <table:table-cell table:style-name="ce59" office:value-type="float" office:value="9077.026" calcext:value-type="float">
            <text:p>9077,026</text:p>
          </table:table-cell>
          <table:table-cell table:style-name="ce59" office:value-type="float" office:value="9117.411" calcext:value-type="float">
            <text:p>9117,411</text:p>
          </table:table-cell>
          <table:table-cell table:style-name="ce59" office:value-type="float" office:value="8784.236" calcext:value-type="float">
            <text:p>8784,236</text:p>
          </table:table-cell>
          <table:table-cell table:style-name="ce59" office:value-type="float" office:value="9191.606" calcext:value-type="float">
            <text:p>9191,606</text:p>
          </table:table-cell>
          <table:table-cell table:style-name="ce59" office:value-type="float" office:value="9082.891" calcext:value-type="float">
            <text:p>9082,891</text:p>
          </table:table-cell>
          <table:table-cell table:style-name="ce59" office:value-type="float" office:value="8846.898" calcext:value-type="float">
            <text:p>8846,898</text:p>
          </table:table-cell>
          <table:table-cell table:style-name="ce59" office:value-type="float" office:value="8604.085" calcext:value-type="float">
            <text:p>8604,085</text:p>
          </table:table-cell>
          <table:table-cell table:style-name="ce59"/>
          <table:table-cell table:formula="of:=AVERAGE([.B22:.H22])" office:value-type="float" office:value="8957.73614285714" calcext:value-type="float">
            <text:p>8957,73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]-[.B4])*100/[.B4]" office:value-type="float" office:value="36.1392098549087" calcext:value-type="float">
            <text:p>36,139</text:p>
          </table:table-cell>
          <table:table-cell table:formula="of:=([.C22]-[.B4])*100/[.B4]" office:value-type="float" office:value="36.7449128671057" calcext:value-type="float">
            <text:p>36,745</text:p>
          </table:table-cell>
          <table:table-cell table:formula="of:=([.D22]-[.B4])*100/[.B4]" office:value-type="float" office:value="31.7478817642523" calcext:value-type="float">
            <text:p>31,748</text:p>
          </table:table-cell>
          <table:table-cell table:formula="of:=([.E22]-[.B4])*100/[.B4]" office:value-type="float" office:value="37.857705611688" calcext:value-type="float">
            <text:p>37,858</text:p>
          </table:table-cell>
          <table:table-cell table:formula="of:=([.F22]-[.B4])*100/[.B4]" office:value-type="float" office:value="36.2271744003225" calcext:value-type="float">
            <text:p>36,227</text:p>
          </table:table-cell>
          <table:table-cell table:formula="of:=([.G22]-[.B4])*100/[.B4]" office:value-type="float" office:value="32.687700066847" calcext:value-type="float">
            <text:p>32,688</text:p>
          </table:table-cell>
          <table:table-cell table:formula="of:=([.H22]-[.B4])*100/[.B4]" office:value-type="float" office:value="29.0459378902817" calcext:value-type="float">
            <text:p>29,046</text:p>
          </table:table-cell>
          <table:table-cell table:style-name="ce56"/>
          <table:table-cell table:style-name="ce64" table:formula="of:=AVERAGE([.B23:.H23])" office:value-type="float" office:value="34.3500746364866" calcext:value-type="float">
            <text:p>34,35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654" calcext:value-type="float">
            <text:p>24,654</text:p>
          </table:table-cell>
          <table:table-cell table:style-name="ce57" office:value-type="float" office:value="23.078" calcext:value-type="float">
            <text:p>23,078</text:p>
          </table:table-cell>
          <table:table-cell table:style-name="ce57" office:value-type="float" office:value="22.801" calcext:value-type="float">
            <text:p>22,801</text:p>
          </table:table-cell>
          <table:table-cell table:style-name="ce57" office:value-type="float" office:value="23.011" calcext:value-type="float">
            <text:p>23,011</text:p>
          </table:table-cell>
          <table:table-cell table:style-name="ce57" office:value-type="float" office:value="24.642" calcext:value-type="float">
            <text:p>24,642</text:p>
          </table:table-cell>
          <table:table-cell table:style-name="ce57" office:value-type="float" office:value="22.825" calcext:value-type="float">
            <text:p>22,825</text:p>
          </table:table-cell>
          <table:table-cell table:style-name="ce57" office:value-type="float" office:value="22.821" calcext:value-type="float">
            <text:p>22,821</text:p>
          </table:table-cell>
          <table:table-cell table:style-name="ce57"/>
          <table:table-cell table:style-name="ce65" table:formula="of:=AVERAGE([.B24:.H24])" office:value-type="float" office:value="23.4045714285714" calcext:value-type="float">
            <text:p>23,40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25</text:p>
          </table:table-cell>
          <table:table-cell table:style-name="ce59" office:value-type="float" office:value="7411.452" calcext:value-type="float">
            <text:p>7411,452</text:p>
          </table:table-cell>
          <table:table-cell table:style-name="ce59" office:value-type="float" office:value="7413.582" calcext:value-type="float">
            <text:p>7413,582</text:p>
          </table:table-cell>
          <table:table-cell table:style-name="ce59" office:value-type="float" office:value="7623.114" calcext:value-type="float">
            <text:p>7623,114</text:p>
          </table:table-cell>
          <table:table-cell table:style-name="ce59" office:value-type="float" office:value="7459.948" calcext:value-type="float">
            <text:p>7459,948</text:p>
          </table:table-cell>
          <table:table-cell table:style-name="ce59" office:value-type="float" office:value="7402.105" calcext:value-type="float">
            <text:p>7402,105</text:p>
          </table:table-cell>
          <table:table-cell table:style-name="ce59" office:value-type="float" office:value="7511.098" calcext:value-type="float">
            <text:p>7511,098</text:p>
          </table:table-cell>
          <table:table-cell table:style-name="ce59" office:value-type="float" office:value="7558.902" calcext:value-type="float">
            <text:p>7558,902</text:p>
          </table:table-cell>
          <table:table-cell table:style-name="ce59"/>
          <table:table-cell table:formula="of:=AVERAGE([.B26:.H26])" office:value-type="float" office:value="7482.88585714286" calcext:value-type="float">
            <text:p>7482,88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6]-[.B4])*100/[.B4]" office:value-type="float" office:value="11.1585688040976" calcext:value-type="float">
            <text:p>11,159</text:p>
          </table:table-cell>
          <table:table-cell table:formula="of:=([.C26]-[.B4])*100/[.B4]" office:value-type="float" office:value="11.1905150072914" calcext:value-type="float">
            <text:p>11,191</text:p>
          </table:table-cell>
          <table:table-cell table:formula="of:=([.D26]-[.B4])*100/[.B4]" office:value-type="float" office:value="14.3331215085087" calcext:value-type="float">
            <text:p>14,333</text:p>
          </table:table-cell>
          <table:table-cell table:formula="of:=([.E26]-[.B4])*100/[.B4]" office:value-type="float" office:value="11.8859223581277" calcext:value-type="float">
            <text:p>11,886</text:p>
          </table:table-cell>
          <table:table-cell table:formula="of:=([.F26]-[.B4])*100/[.B4]" office:value-type="float" office:value="11.0183804654817" calcext:value-type="float">
            <text:p>11,018</text:p>
          </table:table-cell>
          <table:table-cell table:formula="of:=([.G26]-[.B4])*100/[.B4]" office:value-type="float" office:value="12.6530811813016" calcext:value-type="float">
            <text:p>12,653</text:p>
          </table:table-cell>
          <table:table-cell table:formula="of:=([.H26]-[.B4])*100/[.B4]" office:value-type="float" office:value="13.3700559688481" calcext:value-type="float">
            <text:p>13,370</text:p>
          </table:table-cell>
          <table:table-cell table:style-name="ce56"/>
          <table:table-cell table:style-name="ce64" table:formula="of:=AVERAGE([.B27:.H27])" office:value-type="float" office:value="12.2299493276653" calcext:value-type="float">
            <text:p>12,23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727" calcext:value-type="float">
            <text:p>24,727</text:p>
          </table:table-cell>
          <table:table-cell table:style-name="ce57" office:value-type="float" office:value="24.986" calcext:value-type="float">
            <text:p>24,986</text:p>
          </table:table-cell>
          <table:table-cell table:style-name="ce57" office:value-type="float" office:value="24.929" calcext:value-type="float">
            <text:p>24,929</text:p>
          </table:table-cell>
          <table:table-cell table:style-name="ce57" office:value-type="float" office:value="25.931" calcext:value-type="float">
            <text:p>25,931</text:p>
          </table:table-cell>
          <table:table-cell table:style-name="ce57" office:value-type="float" office:value="24.92" calcext:value-type="float">
            <text:p>24,920</text:p>
          </table:table-cell>
          <table:table-cell table:style-name="ce57" office:value-type="float" office:value="24.637" calcext:value-type="float">
            <text:p>24,637</text:p>
          </table:table-cell>
          <table:table-cell table:style-name="ce57" office:value-type="float" office:value="24.531" calcext:value-type="float">
            <text:p>24,531</text:p>
          </table:table-cell>
          <table:table-cell table:style-name="ce57"/>
          <table:table-cell table:style-name="ce65" table:formula="of:=AVERAGE([.B28:.H28])" office:value-type="float" office:value="24.9515714285714" calcext:value-type="float">
            <text:p>24,95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30</text:p>
          </table:table-cell>
          <table:table-cell table:style-name="ce59" office:value-type="float" office:value="7156.785" calcext:value-type="float">
            <text:p>7156,785</text:p>
          </table:table-cell>
          <table:table-cell table:style-name="ce59" office:value-type="float" office:value="7075.974" calcext:value-type="float">
            <text:p>7075,974</text:p>
          </table:table-cell>
          <table:table-cell table:style-name="ce59" office:value-type="float" office:value="6986.475" calcext:value-type="float">
            <text:p>6986,475</text:p>
          </table:table-cell>
          <table:table-cell table:style-name="ce59" office:value-type="float" office:value="7033.271" calcext:value-type="float">
            <text:p>7033,271</text:p>
          </table:table-cell>
          <table:table-cell table:style-name="ce59" office:value-type="float" office:value="7092.313" calcext:value-type="float">
            <text:p>7092,313</text:p>
          </table:table-cell>
          <table:table-cell table:style-name="ce59" office:value-type="float" office:value="7013.667" calcext:value-type="float">
            <text:p>7013,667</text:p>
          </table:table-cell>
          <table:table-cell table:style-name="ce59" office:value-type="float" office:value="7047.205" calcext:value-type="float">
            <text:p>7047,205</text:p>
          </table:table-cell>
          <table:table-cell table:style-name="ce59"/>
          <table:table-cell table:formula="of:=AVERAGE([.B30:.H30])" office:value-type="float" office:value="7057.95571428572" calcext:value-type="float">
            <text:p>7057,9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0]-[.B4])*100/[.B4]" office:value-type="float" office:value="7.33901775773949" calcext:value-type="float">
            <text:p>7,339</text:p>
          </table:table-cell>
          <table:table-cell table:formula="of:=([.C30]-[.B4])*100/[.B4]" office:value-type="float" office:value="6.12699680642956" calcext:value-type="float">
            <text:p>6,127</text:p>
          </table:table-cell>
          <table:table-cell table:formula="of:=([.D30]-[.B4])*100/[.B4]" office:value-type="float" office:value="4.78467134181103" calcext:value-type="float">
            <text:p>4,785</text:p>
          </table:table-cell>
          <table:table-cell table:formula="of:=([.E30]-[.B4])*100/[.B4]" office:value-type="float" office:value="5.48652792615598" calcext:value-type="float">
            <text:p>5,487</text:p>
          </table:table-cell>
          <table:table-cell table:formula="of:=([.F30]-[.B4])*100/[.B4]" office:value-type="float" office:value="6.3720526815388" calcext:value-type="float">
            <text:p>6,372</text:p>
          </table:table-cell>
          <table:table-cell table:formula="of:=([.G30]-[.B4])*100/[.B4]" office:value-type="float" office:value="5.19250287103379" calcext:value-type="float">
            <text:p>5,193</text:p>
          </table:table-cell>
          <table:table-cell table:formula="of:=([.H30]-[.B4])*100/[.B4]" office:value-type="float" office:value="5.69551308826946" calcext:value-type="float">
            <text:p>5,696</text:p>
          </table:table-cell>
          <table:table-cell table:style-name="ce56"/>
          <table:table-cell table:style-name="ce64" table:formula="of:=AVERAGE([.B31:.H31])" office:value-type="float" office:value="5.85675463899687" calcext:value-type="float">
            <text:p>5,85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8.798" calcext:value-type="float">
            <text:p>28,798</text:p>
          </table:table-cell>
          <table:table-cell table:style-name="ce57" office:value-type="float" office:value="29.08" calcext:value-type="float">
            <text:p>29,080</text:p>
          </table:table-cell>
          <table:table-cell table:style-name="ce57" office:value-type="float" office:value="28.156" calcext:value-type="float">
            <text:p>28,156</text:p>
          </table:table-cell>
          <table:table-cell table:style-name="ce57" office:value-type="float" office:value="28.114" calcext:value-type="float">
            <text:p>28,114</text:p>
          </table:table-cell>
          <table:table-cell table:style-name="ce57" office:value-type="float" office:value="28.605" calcext:value-type="float">
            <text:p>28,605</text:p>
          </table:table-cell>
          <table:table-cell table:style-name="ce57" office:value-type="float" office:value="28.21" calcext:value-type="float">
            <text:p>28,210</text:p>
          </table:table-cell>
          <table:table-cell table:style-name="ce57" office:value-type="float" office:value="27.76" calcext:value-type="float">
            <text:p>27,760</text:p>
          </table:table-cell>
          <table:table-cell table:style-name="ce57"/>
          <table:table-cell table:style-name="ce65" table:formula="of:=AVERAGE([.B32:.H32])" office:value-type="float" office:value="28.389" calcext:value-type="float">
            <text:p>28,3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40</text:p>
          </table:table-cell>
          <table:table-cell table:style-name="ce59" office:value-type="float" office:value="6779.264" calcext:value-type="float">
            <text:p>6779,264</text:p>
          </table:table-cell>
          <table:table-cell table:style-name="ce59" office:value-type="float" office:value="6803.825" calcext:value-type="float">
            <text:p>6803,825</text:p>
          </table:table-cell>
          <table:table-cell table:style-name="ce59" office:value-type="float" office:value="6792.234" calcext:value-type="float">
            <text:p>6792,234</text:p>
          </table:table-cell>
          <table:table-cell table:style-name="ce59" office:value-type="float" office:value="6802.51" calcext:value-type="float">
            <text:p>6802,510</text:p>
          </table:table-cell>
          <table:table-cell table:style-name="ce59" office:value-type="float" office:value="6779.719" calcext:value-type="float">
            <text:p>6779,719</text:p>
          </table:table-cell>
          <table:table-cell table:style-name="ce59" office:value-type="float" office:value="6815.367" calcext:value-type="float">
            <text:p>6815,367</text:p>
          </table:table-cell>
          <table:table-cell table:style-name="ce59" office:value-type="float" office:value="6797.861" calcext:value-type="float">
            <text:p>6797,861</text:p>
          </table:table-cell>
          <table:table-cell table:style-name="ce59"/>
          <table:table-cell table:formula="of:=AVERAGE([.B34:.H34])" office:value-type="float" office:value="6795.82571428572" calcext:value-type="float">
            <text:p>6795,82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4]-[.B4])*100/[.B4]" office:value-type="float" office:value="1.67687570332266" calcext:value-type="float">
            <text:p>1,677</text:p>
          </table:table-cell>
          <table:table-cell table:formula="of:=([.C34]-[.B4])*100/[.B4]" office:value-type="float" office:value="2.04524692240327" calcext:value-type="float">
            <text:p>2,045</text:p>
          </table:table-cell>
          <table:table-cell table:formula="of:=([.D34]-[.B4])*100/[.B4]" office:value-type="float" office:value="1.87140258380292" calcext:value-type="float">
            <text:p>1,871</text:p>
          </table:table-cell>
          <table:table-cell table:formula="of:=([.E34]-[.B4])*100/[.B4]" office:value-type="float" office:value="2.02552426644094" calcext:value-type="float">
            <text:p>2,026</text:p>
          </table:table-cell>
          <table:table-cell table:formula="of:=([.F34]-[.B4])*100/[.B4]" office:value-type="float" office:value="1.68369989226781" calcext:value-type="float">
            <text:p>1,684</text:p>
          </table:table-cell>
          <table:table-cell table:formula="of:=([.G34]-[.B4])*100/[.B4]" office:value-type="float" office:value="2.218356348348" calcext:value-type="float">
            <text:p>2,218</text:p>
          </table:table-cell>
          <table:table-cell table:formula="of:=([.H34]-[.B4])*100/[.B4]" office:value-type="float" office:value="1.95579755346077" calcext:value-type="float">
            <text:p>1,956</text:p>
          </table:table-cell>
          <table:table-cell table:style-name="ce56"/>
          <table:table-cell table:style-name="ce64" table:formula="of:=AVERAGE([.B35:.H35])" office:value-type="float" office:value="1.92527189572091" calcext:value-type="float">
            <text:p>1,925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5.347" calcext:value-type="float">
            <text:p>35,347</text:p>
          </table:table-cell>
          <table:table-cell table:style-name="ce57" office:value-type="float" office:value="33.85" calcext:value-type="float">
            <text:p>33,850</text:p>
          </table:table-cell>
          <table:table-cell table:style-name="ce57" office:value-type="float" office:value="35.277" calcext:value-type="float">
            <text:p>35,277</text:p>
          </table:table-cell>
          <table:table-cell table:style-name="ce57" office:value-type="float" office:value="34.987" calcext:value-type="float">
            <text:p>34,987</text:p>
          </table:table-cell>
          <table:table-cell table:style-name="ce57" office:value-type="float" office:value="34.886" calcext:value-type="float">
            <text:p>34,886</text:p>
          </table:table-cell>
          <table:table-cell table:style-name="ce57" office:value-type="float" office:value="34.328" calcext:value-type="float">
            <text:p>34,328</text:p>
          </table:table-cell>
          <table:table-cell table:style-name="ce57" office:value-type="float" office:value="34.825" calcext:value-type="float">
            <text:p>34,825</text:p>
          </table:table-cell>
          <table:table-cell table:style-name="ce57"/>
          <table:table-cell table:style-name="ce65" table:formula="of:=AVERAGE([.B36:.H36])" office:value-type="float" office:value="34.7857142857143" calcext:value-type="float">
            <text:p>34,78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50</text:p>
          </table:table-cell>
          <table:table-cell table:style-name="ce59" office:value-type="float" office:value="6713.027" calcext:value-type="float">
            <text:p>6713,027</text:p>
          </table:table-cell>
          <table:table-cell table:style-name="ce59" office:value-type="float" office:value="6724.255" calcext:value-type="float">
            <text:p>6724,255</text:p>
          </table:table-cell>
          <table:table-cell table:style-name="ce59" office:value-type="float" office:value="6722.735" calcext:value-type="float">
            <text:p>6722,735</text:p>
          </table:table-cell>
          <table:table-cell table:style-name="ce59" office:value-type="float" office:value="6730.472" calcext:value-type="float">
            <text:p>6730,472</text:p>
          </table:table-cell>
          <table:table-cell table:style-name="ce59" office:value-type="float" office:value="6708.409" calcext:value-type="float">
            <text:p>6708,409</text:p>
          </table:table-cell>
          <table:table-cell table:style-name="ce59" office:value-type="float" office:value="6716.068" calcext:value-type="float">
            <text:p>6716,068</text:p>
          </table:table-cell>
          <table:table-cell table:style-name="ce59" office:value-type="float" office:value="6720.715" calcext:value-type="float">
            <text:p>6720,715</text:p>
          </table:table-cell>
          <table:table-cell table:style-name="ce59"/>
          <table:table-cell table:formula="of:=AVERAGE([.B38:.H38])" office:value-type="float" office:value="6719.383" calcext:value-type="float">
            <text:p>6719,38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38]-[.B4])*100/[.B4]" office:value-type="float" office:value="0.683438773301796" calcext:value-type="float">
            <text:p>0,683</text:p>
          </table:table-cell>
          <table:table-cell table:formula="of:=([.C38]-[.B4])*100/[.B4]" office:value-type="float" office:value="0.851838758963501" calcext:value-type="float">
            <text:p>0,852</text:p>
          </table:table-cell>
          <table:table-cell table:formula="of:=([.D38]-[.B4])*100/[.B4]" office:value-type="float" office:value="0.829041468421476" calcext:value-type="float">
            <text:p>0,829</text:p>
          </table:table-cell>
          <table:table-cell table:formula="of:=([.E38]-[.B4])*100/[.B4]" office:value-type="float" office:value="0.945082676923846" calcext:value-type="float">
            <text:p>0,945</text:p>
          </table:table-cell>
          <table:table-cell table:formula="of:=([.F38]-[.B4])*100/[.B4]" office:value-type="float" office:value="0.614177005062946" calcext:value-type="float">
            <text:p>0,614</text:p>
          </table:table-cell>
          <table:table-cell table:formula="of:=([.G38]-[.B4])*100/[.B4]" office:value-type="float" office:value="0.729048352603299" calcext:value-type="float">
            <text:p>0,729</text:p>
          </table:table-cell>
          <table:table-cell table:formula="of:=([.H38]-[.B4])*100/[.B4]" office:value-type="float" office:value="0.798745069148536" calcext:value-type="float">
            <text:p>0,799</text:p>
          </table:table-cell>
          <table:table-cell table:style-name="ce56"/>
          <table:table-cell table:style-name="ce64" table:formula="of:=AVERAGE([.B39:.H39])" office:value-type="float" office:value="0.778767443489343" calcext:value-type="float">
            <text:p>0,7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5.577" calcext:value-type="float">
            <text:p>45,577</text:p>
          </table:table-cell>
          <table:table-cell table:style-name="ce57" office:value-type="float" office:value="45.512" calcext:value-type="float">
            <text:p>45,512</text:p>
          </table:table-cell>
          <table:table-cell table:style-name="ce57" office:value-type="float" office:value="47.744" calcext:value-type="float">
            <text:p>47,744</text:p>
          </table:table-cell>
          <table:table-cell table:style-name="ce57" office:value-type="float" office:value="49.143" calcext:value-type="float">
            <text:p>49,143</text:p>
          </table:table-cell>
          <table:table-cell table:style-name="ce57" office:value-type="float" office:value="48.024" calcext:value-type="float">
            <text:p>48,024</text:p>
          </table:table-cell>
          <table:table-cell table:style-name="ce57" office:value-type="float" office:value="49.442" calcext:value-type="float">
            <text:p>49,442</text:p>
          </table:table-cell>
          <table:table-cell table:style-name="ce57" office:value-type="float" office:value="43.372" calcext:value-type="float">
            <text:p>43,372</text:p>
          </table:table-cell>
          <table:table-cell table:style-name="ce57"/>
          <table:table-cell table:style-name="ce65" table:formula="of:=AVERAGE([.B40:.H40])" office:value-type="float" office:value="46.9734285714286" calcext:value-type="float">
            <text:p>46,97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60</text:p>
          </table:table-cell>
          <table:table-cell table:style-name="ce59" office:value-type="float" office:value="6697.025" calcext:value-type="float">
            <text:p>6697,025</text:p>
          </table:table-cell>
          <table:table-cell table:style-name="ce59" office:value-type="float" office:value="6698.733" calcext:value-type="float">
            <text:p>6698,733</text:p>
          </table:table-cell>
          <table:table-cell table:style-name="ce59" office:value-type="float" office:value="6701.943" calcext:value-type="float">
            <text:p>6701,943</text:p>
          </table:table-cell>
          <table:table-cell table:style-name="ce59" office:value-type="float" office:value="6700.45" calcext:value-type="float">
            <text:p>6700,450</text:p>
          </table:table-cell>
          <table:table-cell table:style-name="ce59" office:value-type="float" office:value="6693.301" calcext:value-type="float">
            <text:p>6693,301</text:p>
          </table:table-cell>
          <table:table-cell table:style-name="ce59" office:value-type="float" office:value="6707.173" calcext:value-type="float">
            <text:p>6707,173</text:p>
          </table:table-cell>
          <table:table-cell table:style-name="ce59" office:value-type="float" office:value="6696.61" calcext:value-type="float">
            <text:p>6696,610</text:p>
          </table:table-cell>
          <table:table-cell table:style-name="ce59"/>
          <table:table-cell table:formula="of:=AVERAGE([.B42:.H42])" office:value-type="float" office:value="6699.31928571429" calcext:value-type="float">
            <text:p>6699,31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42]-[.B4])*100/[.B4]" office:value-type="float" office:value="0.443437297477192" calcext:value-type="float">
            <text:p>0,443</text:p>
          </table:table-cell>
          <table:table-cell table:formula="of:=([.C42]-[.B4])*100/[.B4]" office:value-type="float" office:value="0.469054252902048" calcext:value-type="float">
            <text:p>0,469</text:p>
          </table:table-cell>
          <table:table-cell table:formula="of:=([.D42]-[.B4])*100/[.B4]" office:value-type="float" office:value="0.517198530954602" calcext:value-type="float">
            <text:p>0,517</text:p>
          </table:table-cell>
          <table:table-cell table:formula="of:=([.E42]-[.B4])*100/[.B4]" office:value-type="float" office:value="0.494806192284047" calcext:value-type="float">
            <text:p>0,495</text:p>
          </table:table-cell>
          <table:table-cell table:formula="of:=([.F42]-[.B4])*100/[.B4]" office:value-type="float" office:value="0.387583935649256" calcext:value-type="float">
            <text:p>0,388</text:p>
          </table:table-cell>
          <table:table-cell table:formula="of:=([.G42]-[.B4])*100/[.B4]" office:value-type="float" office:value="0.595639208280095" calcext:value-type="float">
            <text:p>0,596</text:p>
          </table:table-cell>
          <table:table-cell table:formula="of:=([.H42]-[.B4])*100/[.B4]" office:value-type="float" office:value="0.437213037230523" calcext:value-type="float">
            <text:p>0,437</text:p>
          </table:table-cell>
          <table:table-cell table:style-name="ce56"/>
          <table:table-cell table:style-name="ce64" table:formula="of:=AVERAGE([.B43:.H43])" office:value-type="float" office:value="0.47784749353968" calcext:value-type="float">
            <text:p>0,47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6.489" calcext:value-type="float">
            <text:p>56,489</text:p>
          </table:table-cell>
          <table:table-cell table:style-name="ce57" office:value-type="float" office:value="59.124" calcext:value-type="float">
            <text:p>59,124</text:p>
          </table:table-cell>
          <table:table-cell table:style-name="ce57" office:value-type="float" office:value="60.448" calcext:value-type="float">
            <text:p>60,448</text:p>
          </table:table-cell>
          <table:table-cell table:style-name="ce57" office:value-type="float" office:value="58.271" calcext:value-type="float">
            <text:p>58,271</text:p>
          </table:table-cell>
          <table:table-cell table:style-name="ce57" office:value-type="float" office:value="57.648" calcext:value-type="float">
            <text:p>57,648</text:p>
          </table:table-cell>
          <table:table-cell table:style-name="ce57" office:value-type="float" office:value="58.928" calcext:value-type="float">
            <text:p>58,928</text:p>
          </table:table-cell>
          <table:table-cell table:style-name="ce57" office:value-type="float" office:value="58.394" calcext:value-type="float">
            <text:p>58,394</text:p>
          </table:table-cell>
          <table:table-cell table:style-name="ce57"/>
          <table:table-cell table:style-name="ce65" table:formula="of:=AVERAGE([.B44:.H44])" office:value-type="float" office:value="58.4717142857143" calcext:value-type="float">
            <text:p>58,47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0, search_radius = 70</text:p>
          </table:table-cell>
          <table:table-cell table:style-name="ce59" office:value-type="float" office:value="6685.289" calcext:value-type="float">
            <text:p>6685,289</text:p>
          </table:table-cell>
          <table:table-cell table:style-name="ce59" office:value-type="float" office:value="6682.962" calcext:value-type="float">
            <text:p>6682,962</text:p>
          </table:table-cell>
          <table:table-cell table:style-name="ce59" office:value-type="float" office:value="6684.919" calcext:value-type="float">
            <text:p>6684,919</text:p>
          </table:table-cell>
          <table:table-cell table:style-name="ce59" office:value-type="float" office:value="6685.882" calcext:value-type="float">
            <text:p>6685,882</text:p>
          </table:table-cell>
          <table:table-cell table:style-name="ce59" office:value-type="float" office:value="6685.285" calcext:value-type="float">
            <text:p>6685,285</text:p>
          </table:table-cell>
          <table:table-cell table:style-name="ce59" office:value-type="float" office:value="6686.504" calcext:value-type="float">
            <text:p>6686,504</text:p>
          </table:table-cell>
          <table:table-cell table:style-name="ce59" office:value-type="float" office:value="6683.847" calcext:value-type="float">
            <text:p>6683,847</text:p>
          </table:table-cell>
          <table:table-cell table:style-name="ce59"/>
          <table:table-cell table:formula="of:=AVERAGE([.B46:.H46])" office:value-type="float" office:value="6684.95542857143" calcext:value-type="float">
            <text:p>6684,95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46]-[.B4])*100/[.B4]" office:value-type="float" office:value="0.267418217344867" calcext:value-type="float">
            <text:p>0,267</text:p>
          </table:table-cell>
          <table:table-cell table:formula="of:=([.C46]-[.B4])*100/[.B4]" office:value-type="float" office:value="0.232517365311142" calcext:value-type="float">
            <text:p>0,233</text:p>
          </table:table-cell>
          <table:table-cell table:formula="of:=([.D46]-[.B4])*100/[.B4]" office:value-type="float" office:value="0.261868876883983" calcext:value-type="float">
            <text:p>0,262</text:p>
          </table:table-cell>
          <table:table-cell table:formula="of:=([.E46]-[.B4])*100/[.B4]" office:value-type="float" office:value="0.276312160299745" calcext:value-type="float">
            <text:p>0,276</text:p>
          </table:table-cell>
          <table:table-cell table:formula="of:=([.F46]-[.B4])*100/[.B4]" office:value-type="float" office:value="0.267358224475021" calcext:value-type="float">
            <text:p>0,267</text:p>
          </table:table-cell>
          <table:table-cell table:formula="of:=([.G46]-[.B4])*100/[.B4]" office:value-type="float" office:value="0.285641051561023" calcext:value-type="float">
            <text:p>0,286</text:p>
          </table:table-cell>
          <table:table-cell table:formula="of:=([.H46]-[.B4])*100/[.B4]" office:value-type="float" office:value="0.245790787764873" calcext:value-type="float">
            <text:p>0,246</text:p>
          </table:table-cell>
          <table:table-cell table:style-name="ce56"/>
          <table:table-cell table:style-name="ce64" table:formula="of:=AVERAGE([.B47:.H47])" office:value-type="float" office:value="0.262415240520093" calcext:value-type="float">
            <text:p>0,26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7.596" calcext:value-type="float">
            <text:p>77,596</text:p>
          </table:table-cell>
          <table:table-cell table:style-name="ce57" office:value-type="float" office:value="76.245" calcext:value-type="float">
            <text:p>76,245</text:p>
          </table:table-cell>
          <table:table-cell table:style-name="ce57" office:value-type="float" office:value="72.961" calcext:value-type="float">
            <text:p>72,961</text:p>
          </table:table-cell>
          <table:table-cell table:style-name="ce57" office:value-type="float" office:value="74.596" calcext:value-type="float">
            <text:p>74,596</text:p>
          </table:table-cell>
          <table:table-cell table:style-name="ce57" office:value-type="float" office:value="72.22" calcext:value-type="float">
            <text:p>72,220</text:p>
          </table:table-cell>
          <table:table-cell table:style-name="ce57" office:value-type="float" office:value="77.392" calcext:value-type="float">
            <text:p>77,392</text:p>
          </table:table-cell>
          <table:table-cell table:style-name="ce57" office:value-type="float" office:value="80.687" calcext:value-type="float">
            <text:p>80,687</text:p>
          </table:table-cell>
          <table:table-cell table:style-name="ce57"/>
          <table:table-cell table:style-name="ce65" table:formula="of:=AVERAGE([.B48:.H48])" office:value-type="float" office:value="75.9567142857143" calcext:value-type="float">
            <text:p>75,95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20</text:p>
          </table:table-cell>
          <table:table-cell table:style-name="ce59" office:value-type="float" office:value="9063.379" calcext:value-type="float">
            <text:p>9063,379</text:p>
          </table:table-cell>
          <table:table-cell table:style-name="ce59" office:value-type="float" office:value="8732.857" calcext:value-type="float">
            <text:p>8732,857</text:p>
          </table:table-cell>
          <table:table-cell table:style-name="ce59" office:value-type="float" office:value="9235.99" calcext:value-type="float">
            <text:p>9235,990</text:p>
          </table:table-cell>
          <table:table-cell table:style-name="ce59" office:value-type="float" office:value="9171.883" calcext:value-type="float">
            <text:p>9171,883</text:p>
          </table:table-cell>
          <table:table-cell table:style-name="ce59" office:value-type="float" office:value="9410.116" calcext:value-type="float">
            <text:p>9410,116</text:p>
          </table:table-cell>
          <table:table-cell table:style-name="ce59" office:value-type="float" office:value="9095.107" calcext:value-type="float">
            <text:p>9095,107</text:p>
          </table:table-cell>
          <table:table-cell table:style-name="ce59" office:value-type="float" office:value="9177.011" calcext:value-type="float">
            <text:p>9177,011</text:p>
          </table:table-cell>
          <table:table-cell table:style-name="ce59"/>
          <table:table-cell table:formula="of:=AVERAGE([.B53:.H53])" office:value-type="float" office:value="9126.62042857143" calcext:value-type="float">
            <text:p>9126,62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53]-[.B4])*100/[.B4]" office:value-type="float" office:value="35.9345291812068" calcext:value-type="float">
            <text:p>35,935</text:p>
          </table:table-cell>
          <table:table-cell table:formula="of:=([.C53]-[.B4])*100/[.B4]" office:value-type="float" office:value="30.9772883492797" calcext:value-type="float">
            <text:p>30,977</text:p>
          </table:table-cell>
          <table:table-cell table:formula="of:=([.D53]-[.B4])*100/[.B4]" office:value-type="float" office:value="38.523386495515" calcext:value-type="float">
            <text:p>38,523</text:p>
          </table:table-cell>
          <table:table-cell table:formula="of:=([.E53]-[.B4])*100/[.B4]" office:value-type="float" office:value="37.5618957686879" calcext:value-type="float">
            <text:p>37,562</text:p>
          </table:table-cell>
          <table:table-cell table:formula="of:=([.F53]-[.B4])*100/[.B4]" office:value-type="float" office:value="41.1349661092779" calcext:value-type="float">
            <text:p>41,135</text:p>
          </table:table-cell>
          <table:table-cell table:formula="of:=([.G53]-[.B4])*100/[.B4]" office:value-type="float" office:value="36.4103926248365" calcext:value-type="float">
            <text:p>36,410</text:p>
          </table:table-cell>
          <table:table-cell table:formula="of:=([.H53]-[.B4])*100/[.B4]" office:value-type="float" office:value="37.6388066278323" calcext:value-type="float">
            <text:p>37,639</text:p>
          </table:table-cell>
          <table:table-cell table:style-name="ce56"/>
          <table:table-cell table:style-name="ce64" table:formula="of:=AVERAGE([.B54:.H54])" office:value-type="float" office:value="36.8830378795194" calcext:value-type="float">
            <text:p>36,8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7.298" calcext:value-type="float">
            <text:p>17,298</text:p>
          </table:table-cell>
          <table:table-cell table:style-name="ce57" office:value-type="float" office:value="16.611" calcext:value-type="float">
            <text:p>16,611</text:p>
          </table:table-cell>
          <table:table-cell table:style-name="ce57" office:value-type="float" office:value="17.237" calcext:value-type="float">
            <text:p>17,237</text:p>
          </table:table-cell>
          <table:table-cell table:style-name="ce57" office:value-type="float" office:value="16.641" calcext:value-type="float">
            <text:p>16,641</text:p>
          </table:table-cell>
          <table:table-cell table:style-name="ce57" office:value-type="float" office:value="17.042" calcext:value-type="float">
            <text:p>17,042</text:p>
          </table:table-cell>
          <table:table-cell table:style-name="ce57" office:value-type="float" office:value="16.513" calcext:value-type="float">
            <text:p>16,513</text:p>
          </table:table-cell>
          <table:table-cell table:style-name="ce57" office:value-type="float" office:value="17.031" calcext:value-type="float">
            <text:p>17,031</text:p>
          </table:table-cell>
          <table:table-cell table:style-name="ce57"/>
          <table:table-cell table:style-name="ce65" table:formula="of:=AVERAGE([.B55:.H55])" office:value-type="float" office:value="16.9104285714286" calcext:value-type="float">
            <text:p>16,91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8000, search_radius = 25</text:p>
          </table:table-cell>
          <table:table-cell table:style-name="ce59" office:value-type="float" office:value="7576.627" calcext:value-type="float">
            <text:p>7576,627</text:p>
          </table:table-cell>
          <table:table-cell table:style-name="ce59" office:value-type="float" office:value="7454.162" calcext:value-type="float">
            <text:p>7454,162</text:p>
          </table:table-cell>
          <table:table-cell table:style-name="ce59" office:value-type="float" office:value="7478.225" calcext:value-type="float">
            <text:p>7478,225</text:p>
          </table:table-cell>
          <table:table-cell table:style-name="ce59" office:value-type="float" office:value="7581.811" calcext:value-type="float">
            <text:p>7581,811</text:p>
          </table:table-cell>
          <table:table-cell table:style-name="ce59" office:value-type="float" office:value="7527.137" calcext:value-type="float">
            <text:p>7527,137</text:p>
          </table:table-cell>
          <table:table-cell table:style-name="ce59" office:value-type="float" office:value="7430.684" calcext:value-type="float">
            <text:p>7430,684</text:p>
          </table:table-cell>
          <table:table-cell table:style-name="ce59" office:value-type="float" office:value="7510.111" calcext:value-type="float">
            <text:p>7510,111</text:p>
          </table:table-cell>
          <table:table-cell table:style-name="ce59"/>
          <table:table-cell table:formula="of:=AVERAGE([.B57:.H57])" office:value-type="float" office:value="7508.39385714286" calcext:value-type="float">
            <text:p>7508,39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57]-[.B4])*100/[.B4]" office:value-type="float" office:value="13.6358993733595" calcext:value-type="float">
            <text:p>13,636</text:p>
          </table:table-cell>
          <table:table-cell table:formula="of:=([.C57]-[.B4])*100/[.B4]" office:value-type="float" office:value="11.7991426718935" calcext:value-type="float">
            <text:p>11,799</text:p>
          </table:table-cell>
          <table:table-cell table:formula="of:=([.D57]-[.B4])*100/[.B4]" office:value-type="float" office:value="12.1600447786781" calcext:value-type="float">
            <text:p>12,160</text:p>
          </table:table-cell>
          <table:table-cell table:formula="of:=([.E57]-[.B4])*100/[.B4]" office:value-type="float" office:value="13.7136501326817" calcext:value-type="float">
            <text:p>13,714</text:p>
          </table:table-cell>
          <table:table-cell table:formula="of:=([.F57]-[.B4])*100/[.B4]" office:value-type="float" office:value="12.8936375911723" calcext:value-type="float">
            <text:p>12,894</text:p>
          </table:table-cell>
          <table:table-cell table:formula="of:=([.G57]-[.B4])*100/[.B4]" office:value-type="float" office:value="11.447014522324" calcext:value-type="float">
            <text:p>11,447</text:p>
          </table:table-cell>
          <table:table-cell table:formula="of:=([.H57]-[.B4])*100/[.B4]" office:value-type="float" office:value="12.6382779406668" calcext:value-type="float">
            <text:p>12,638</text:p>
          </table:table-cell>
          <table:table-cell/>
          <table:table-cell table:style-name="ce64" table:formula="of:=AVERAGE([.B58:.H58])" office:value-type="float" office:value="12.6125238586823" calcext:value-type="float">
            <text:p>12,61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8.163" calcext:value-type="float">
            <text:p>18,163</text:p>
          </table:table-cell>
          <table:table-cell table:style-name="ce57" office:value-type="float" office:value="18.77" calcext:value-type="float">
            <text:p>18,770</text:p>
          </table:table-cell>
          <table:table-cell table:style-name="ce57" office:value-type="float" office:value="19.269" calcext:value-type="float">
            <text:p>19,269</text:p>
          </table:table-cell>
          <table:table-cell table:style-name="ce57" office:value-type="float" office:value="18.76" calcext:value-type="float">
            <text:p>18,760</text:p>
          </table:table-cell>
          <table:table-cell table:style-name="ce57" office:value-type="float" office:value="19.154" calcext:value-type="float">
            <text:p>19,154</text:p>
          </table:table-cell>
          <table:table-cell table:style-name="ce57" office:value-type="float" office:value="18.54" calcext:value-type="float">
            <text:p>18,540</text:p>
          </table:table-cell>
          <table:table-cell table:style-name="ce57" office:value-type="float" office:value="18.211" calcext:value-type="float">
            <text:p>18,211</text:p>
          </table:table-cell>
          <table:table-cell table:style-name="ce57"/>
          <table:table-cell table:style-name="ce65" table:formula="of:=AVERAGE([.B59:.H59])" office:value-type="float" office:value="18.6952857142857" calcext:value-type="float">
            <text:p>18,69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8000, search_radius = 30 </text:p>
          </table:table-cell>
          <table:table-cell table:style-name="ce59" office:value-type="float" office:value="7041.288" calcext:value-type="float">
            <text:p>7041,288</text:p>
          </table:table-cell>
          <table:table-cell table:style-name="ce59" office:value-type="float" office:value="7064.587" calcext:value-type="float">
            <text:p>7064,587</text:p>
          </table:table-cell>
          <table:table-cell table:style-name="ce59" office:value-type="float" office:value="7092.723" calcext:value-type="float">
            <text:p>7092,723</text:p>
          </table:table-cell>
          <table:table-cell table:style-name="ce59" office:value-type="float" office:value="7048.589" calcext:value-type="float">
            <text:p>7048,589</text:p>
          </table:table-cell>
          <table:table-cell table:style-name="ce59" office:value-type="float" office:value="7091.75" calcext:value-type="float">
            <text:p>7091,750</text:p>
          </table:table-cell>
          <table:table-cell table:style-name="ce59" office:value-type="float" office:value="7103.958" calcext:value-type="float">
            <text:p>7103,958</text:p>
          </table:table-cell>
          <table:table-cell table:style-name="ce59" office:value-type="float" office:value="7022.098" calcext:value-type="float">
            <text:p>7022,098</text:p>
          </table:table-cell>
          <table:table-cell table:style-name="ce59"/>
          <table:table-cell table:formula="of:=AVERAGE([.B61:.H61])" office:value-type="float" office:value="7066.42757142857" calcext:value-type="float">
            <text:p>7066,428</text:p>
          </table:table-cell>
          <table:table-cell table:number-columns-repeated="3"/>
          <table:table-cell office:value-type="string" calcext:value-type="string">
            <text:p>n = 50000, search_radius = 150</text:p>
          </table:table-cell>
          <table:table-cell office:value-type="float" office:value="6671.848" calcext:value-type="float">
            <text:p>6671,848</text:p>
          </table:table-cell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1]-[.B4])*100/[.B4]" office:value-type="float" office:value="5.60676863554766" calcext:value-type="float">
            <text:p>5,607</text:p>
          </table:table-cell>
          <table:table-cell table:formula="of:=([.C61]-[.B4])*100/[.B4]" office:value-type="float" office:value="5.95621210419143" calcext:value-type="float">
            <text:p>5,956</text:p>
          </table:table-cell>
          <table:table-cell table:formula="of:=([.D61]-[.B4])*100/[.B4]" office:value-type="float" office:value="6.37820195069816" calcext:value-type="float">
            <text:p>6,378</text:p>
          </table:table-cell>
          <table:table-cell table:formula="of:=([.E61]-[.B4])*100/[.B4]" office:value-type="float" office:value="5.71627062123667" calcext:value-type="float">
            <text:p>5,716</text:p>
          </table:table-cell>
          <table:table-cell table:formula="of:=([.F61]-[.B4])*100/[.B4]" office:value-type="float" office:value="6.36360868510778" calcext:value-type="float">
            <text:p>6,364</text:p>
          </table:table-cell>
          <table:table-cell table:formula="of:=([.G61]-[.B4])*100/[.B4]" office:value-type="float" office:value="6.54670692388209" calcext:value-type="float">
            <text:p>6,547</text:p>
          </table:table-cell>
          <table:table-cell table:formula="of:=([.H61]-[.B4])*100/[.B4]" office:value-type="float" office:value="5.31895284245468" calcext:value-type="float">
            <text:p>5,319</text:p>
          </table:table-cell>
          <table:table-cell/>
          <table:table-cell table:style-name="ce64" table:formula="of:=AVERAGE([.B62:.H62])" office:value-type="float" office:value="5.98381739473121" calcext:value-type="float">
            <text:p>5,984</text:p>
          </table:table-cell>
          <table:table-cell table:style-name="ce56" table:formula="of:=([.J61]-[.B4])*100/[.B4]" office:value-type="float" office:value="5.98381739473121" calcext:value-type="float">
            <text:p>5,984</text:p>
          </table:table-cell>
          <table:table-cell table:number-columns-repeated="3"/>
          <table:table-cell table:style-name="ce56" table:formula="of:=([.O61]-[.B4])*100/[.B4]" office:value-type="float" office:value="0.065827176440082" calcext:value-type="float">
            <text:p>0,066</text:p>
          </table:table-cell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0.679" calcext:value-type="float">
            <text:p>20,679</text:p>
          </table:table-cell>
          <table:table-cell table:style-name="ce57" office:value-type="float" office:value="21.388" calcext:value-type="float">
            <text:p>21,388</text:p>
          </table:table-cell>
          <table:table-cell table:style-name="ce57" office:value-type="float" office:value="20.754" calcext:value-type="float">
            <text:p>20,754</text:p>
          </table:table-cell>
          <table:table-cell table:style-name="ce57" office:value-type="float" office:value="20.299" calcext:value-type="float">
            <text:p>20,299</text:p>
          </table:table-cell>
          <table:table-cell table:style-name="ce57" office:value-type="float" office:value="20.641" calcext:value-type="float">
            <text:p>20,641</text:p>
          </table:table-cell>
          <table:table-cell table:style-name="ce57" office:value-type="float" office:value="20.333" calcext:value-type="float">
            <text:p>20,333</text:p>
          </table:table-cell>
          <table:table-cell table:style-name="ce57" office:value-type="float" office:value="21.31" calcext:value-type="float">
            <text:p>21,310</text:p>
          </table:table-cell>
          <table:table-cell table:style-name="ce57"/>
          <table:table-cell table:style-name="ce65" table:formula="of:=AVERAGE([.B63:.H63])" office:value-type="float" office:value="20.772" calcext:value-type="float">
            <text:p>20,772</text:p>
          </table:table-cell>
          <table:table-cell table:style-name="ce56"/>
          <table:table-cell table:number-columns-repeated="2"/>
          <table:table-cell office:value-type="string" calcext:value-type="string">
            <text:p>Temps d’exécution</text:p>
          </table:table-cell>
          <table:table-cell office:value-type="string" calcext:value-type="string">
            <text:p>35min 6s 425ms</text:p>
          </table:table-cell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/>
          <table:table-cell table:style-name="ce56"/>
          <table:table-cell table:number-columns-repeated="2"/>
          <table:table-cell table:style-name="ce56" office:value-type="string" calcext:value-type="string">
            <text:p>2106.4249172210693 s</text:p>
          </table:table-cell>
        </table:table-row>
        <table:table-row table:style-name="ro1">
          <table:table-cell table:style-name="ce49" office:value-type="string" calcext:value-type="string">
            <text:p>n = 8000, search_radius = 40 </text:p>
          </table:table-cell>
          <table:table-cell table:style-name="ce59" office:value-type="float" office:value="6786.696" calcext:value-type="float">
            <text:p>6786,696</text:p>
          </table:table-cell>
          <table:table-cell table:style-name="ce59" office:value-type="float" office:value="6798.492" calcext:value-type="float">
            <text:p>6798,492</text:p>
          </table:table-cell>
          <table:table-cell table:style-name="ce59" office:value-type="float" office:value="6795.784" calcext:value-type="float">
            <text:p>6795,784</text:p>
          </table:table-cell>
          <table:table-cell table:style-name="ce59" office:value-type="float" office:value="6820.139" calcext:value-type="float">
            <text:p>6820,139</text:p>
          </table:table-cell>
          <table:table-cell table:style-name="ce59" office:value-type="float" office:value="6844.643" calcext:value-type="float">
            <text:p>6844,643</text:p>
          </table:table-cell>
          <table:table-cell table:style-name="ce59" office:value-type="float" office:value="6806.304" calcext:value-type="float">
            <text:p>6806,304</text:p>
          </table:table-cell>
          <table:table-cell table:style-name="ce59" office:value-type="float" office:value="6826.051" calcext:value-type="float">
            <text:p>6826,051</text:p>
          </table:table-cell>
          <table:table-cell table:style-name="ce59"/>
          <table:table-cell table:formula="of:=AVERAGE([.B65:.H65])" office:value-type="float" office:value="6811.15842857143" calcext:value-type="float">
            <text:p>6811,158</text:p>
          </table:table-cell>
          <table:table-cell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5]-[.B4])*100/[.B4]" office:value-type="float" office:value="1.78834245549917" calcext:value-type="float">
            <text:p>1,788</text:p>
          </table:table-cell>
          <table:table-cell table:formula="of:=([.C65]-[.B4])*100/[.B4]" office:value-type="float" office:value="1.96526142867921" calcext:value-type="float">
            <text:p>1,965</text:p>
          </table:table-cell>
          <table:table-cell table:formula="of:=([.D65]-[.B4])*100/[.B4]" office:value-type="float" office:value="1.9246462557925" calcext:value-type="float">
            <text:p>1,925</text:p>
          </table:table-cell>
          <table:table-cell table:formula="of:=([.E65]-[.B4])*100/[.B4]" office:value-type="float" office:value="2.28992784207597" calcext:value-type="float">
            <text:p>2,290</text:p>
          </table:table-cell>
          <table:table-cell table:formula="of:=([.F65]-[.B4])*100/[.B4]" office:value-type="float" office:value="2.65744416276126" calcext:value-type="float">
            <text:p>2,657</text:p>
          </table:table-cell>
          <table:table-cell table:formula="of:=([.G65]-[.B4])*100/[.B4]" office:value-type="float" office:value="2.08242750349121" calcext:value-type="float">
            <text:p>2,082</text:p>
          </table:table-cell>
          <table:table-cell table:formula="of:=([.H65]-[.B4])*100/[.B4]" office:value-type="float" office:value="2.37859730371046" calcext:value-type="float">
            <text:p>2,379</text:p>
          </table:table-cell>
          <table:table-cell/>
          <table:table-cell table:style-name="ce64" table:formula="of:=AVERAGE([.B66:.H66])" office:value-type="float" office:value="2.15523527885854" calcext:value-type="float">
            <text:p>2,155</text:p>
          </table:table-cell>
          <table:table-cell table:style-name="ce56" table:formula="of:=([.J65]-[.B4])*100/[.B4]" office:value-type="float" office:value="2.15523527885853" calcext:value-type="float">
            <text:p>2,155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6.986" calcext:value-type="float">
            <text:p>26,986</text:p>
          </table:table-cell>
          <table:table-cell table:style-name="ce57" office:value-type="float" office:value="26.833" calcext:value-type="float">
            <text:p>26,833</text:p>
          </table:table-cell>
          <table:table-cell table:style-name="ce57" office:value-type="float" office:value="26.133" calcext:value-type="float">
            <text:p>26,133</text:p>
          </table:table-cell>
          <table:table-cell table:style-name="ce57" office:value-type="float" office:value="26.365" calcext:value-type="float">
            <text:p>26,365</text:p>
          </table:table-cell>
          <table:table-cell table:style-name="ce57" office:value-type="float" office:value="25.399" calcext:value-type="float">
            <text:p>25,399</text:p>
          </table:table-cell>
          <table:table-cell table:style-name="ce57" office:value-type="float" office:value="25.873" calcext:value-type="float">
            <text:p>25,873</text:p>
          </table:table-cell>
          <table:table-cell table:style-name="ce57" office:value-type="float" office:value="26.601" calcext:value-type="float">
            <text:p>26,601</text:p>
          </table:table-cell>
          <table:table-cell table:style-name="ce57"/>
          <table:table-cell table:style-name="ce65" table:formula="of:=AVERAGE([.B67:.H67])" office:value-type="float" office:value="26.3128571428571" calcext:value-type="float">
            <text:p>26,313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50</text:p>
          </table:table-cell>
          <table:table-cell table:style-name="ce59" office:value-type="float" office:value="6716.186" calcext:value-type="float">
            <text:p>6716,186</text:p>
          </table:table-cell>
          <table:table-cell table:style-name="ce59" office:value-type="float" office:value="6722.169" calcext:value-type="float">
            <text:p>6722,169</text:p>
          </table:table-cell>
          <table:table-cell table:style-name="ce59" office:value-type="float" office:value="6748.685" calcext:value-type="float">
            <text:p>6748,685</text:p>
          </table:table-cell>
          <table:table-cell table:style-name="ce59" office:value-type="float" office:value="6721.551" calcext:value-type="float">
            <text:p>6721,551</text:p>
          </table:table-cell>
          <table:table-cell table:style-name="ce59" office:value-type="float" office:value="6733.848" calcext:value-type="float">
            <text:p>6733,848</text:p>
          </table:table-cell>
          <table:table-cell table:style-name="ce59" office:value-type="float" office:value="6721.665" calcext:value-type="float">
            <text:p>6721,665</text:p>
          </table:table-cell>
          <table:table-cell table:style-name="ce59" office:value-type="float" office:value="6731.192" calcext:value-type="float">
            <text:p>6731,192</text:p>
          </table:table-cell>
          <table:table-cell table:style-name="ce59"/>
          <table:table-cell table:formula="of:=AVERAGE([.B69:.H69])" office:value-type="float" office:value="6727.89942857143" calcext:value-type="float">
            <text:p>6727,89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69]-[.B4])*100/[.B4]" office:value-type="float" office:value="0.73081814226379" calcext:value-type="float">
            <text:p>0,731</text:p>
          </table:table-cell>
          <table:table-cell table:formula="of:=([.C69]-[.B4])*100/[.B4]" office:value-type="float" office:value="0.820552477338069" calcext:value-type="float">
            <text:p>0,821</text:p>
          </table:table-cell>
          <table:table-cell table:formula="of:=([.D69]-[.B4])*100/[.B4]" office:value-type="float" office:value="1.21824521155662" calcext:value-type="float">
            <text:p>1,218</text:p>
          </table:table-cell>
          <table:table-cell table:formula="of:=([.E69]-[.B4])*100/[.B4]" office:value-type="float" office:value="0.811283578946651" calcext:value-type="float">
            <text:p>0,811</text:p>
          </table:table-cell>
          <table:table-cell table:formula="of:=([.F69]-[.B4])*100/[.B4]" office:value-type="float" office:value="0.995716659075071" calcext:value-type="float">
            <text:p>0,996</text:p>
          </table:table-cell>
          <table:table-cell table:formula="of:=([.G69]-[.B4])*100/[.B4]" office:value-type="float" office:value="0.812993375737296" calcext:value-type="float">
            <text:p>0,813</text:p>
          </table:table-cell>
          <table:table-cell table:formula="of:=([.H69]-[.B4])*100/[.B4]" office:value-type="float" office:value="0.955881393496385" calcext:value-type="float">
            <text:p>0,956</text:p>
          </table:table-cell>
          <table:table-cell/>
          <table:table-cell table:style-name="ce64" table:formula="of:=AVERAGE([.B70:.H70])" office:value-type="float" office:value="0.906498691201982" calcext:value-type="float">
            <text:p>0,906</text:p>
          </table:table-cell>
          <table:table-cell table:style-name="ce56" table:formula="of:=([.J69]-[.B4])*100/[.B4]" office:value-type="float" office:value="0.906498691201986" calcext:value-type="float">
            <text:p>0,906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7.464" calcext:value-type="float">
            <text:p>37,464</text:p>
          </table:table-cell>
          <table:table-cell table:style-name="ce57" office:value-type="float" office:value="35.564" calcext:value-type="float">
            <text:p>35,564</text:p>
          </table:table-cell>
          <table:table-cell table:style-name="ce57" office:value-type="float" office:value="35.152" calcext:value-type="float">
            <text:p>35,152</text:p>
          </table:table-cell>
          <table:table-cell table:style-name="ce57" office:value-type="float" office:value="34.071" calcext:value-type="float">
            <text:p>34,071</text:p>
          </table:table-cell>
          <table:table-cell table:style-name="ce57" office:value-type="float" office:value="34.902" calcext:value-type="float">
            <text:p>34,902</text:p>
          </table:table-cell>
          <table:table-cell table:style-name="ce57" office:value-type="float" office:value="33.949" calcext:value-type="float">
            <text:p>33,949</text:p>
          </table:table-cell>
          <table:table-cell table:style-name="ce57" office:value-type="float" office:value="35.67" calcext:value-type="float">
            <text:p>35,670</text:p>
          </table:table-cell>
          <table:table-cell table:style-name="ce57"/>
          <table:table-cell table:style-name="ce65" table:formula="of:=AVERAGE([.B71:.H71])" office:value-type="float" office:value="35.2531428571429" calcext:value-type="float">
            <text:p>35,253</text:p>
          </table:table-cell>
          <table:table-cell table:style-name="ce56"/>
          <table:table-cell table:number-columns-repeated="4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60</text:p>
          </table:table-cell>
          <table:table-cell table:style-name="ce59" office:value-type="float" office:value="6695.488" calcext:value-type="float">
            <text:p>6695,488</text:p>
          </table:table-cell>
          <table:table-cell table:style-name="ce59" office:value-type="float" office:value="6696.16" calcext:value-type="float">
            <text:p>6696,160</text:p>
          </table:table-cell>
          <table:table-cell table:style-name="ce59" office:value-type="float" office:value="6697.315" calcext:value-type="float">
            <text:p>6697,315</text:p>
          </table:table-cell>
          <table:table-cell table:style-name="ce59" office:value-type="float" office:value="6693.928" calcext:value-type="float">
            <text:p>6693,928</text:p>
          </table:table-cell>
          <table:table-cell table:style-name="ce59" office:value-type="float" office:value="6709.236" calcext:value-type="float">
            <text:p>6709,236</text:p>
          </table:table-cell>
          <table:table-cell table:style-name="ce59" office:value-type="float" office:value="6700.25" calcext:value-type="float">
            <text:p>6700,250</text:p>
          </table:table-cell>
          <table:table-cell table:style-name="ce59" office:value-type="float" office:value="6696.388" calcext:value-type="float">
            <text:p>6696,388</text:p>
          </table:table-cell>
          <table:table-cell table:style-name="ce59"/>
          <table:table-cell table:formula="of:=AVERAGE([.B73:.H73])" office:value-type="float" office:value="6698.395" calcext:value-type="float">
            <text:p>6698,39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3]-[.B4])*100/[.B4]" office:value-type="float" office:value="0.420385037238331" calcext:value-type="float">
            <text:p>0,420</text:p>
          </table:table-cell>
          <table:table-cell table:formula="of:=([.C73]-[.B4])*100/[.B4]" office:value-type="float" office:value="0.430463839372691" calcext:value-type="float">
            <text:p>0,430</text:p>
          </table:table-cell>
          <table:table-cell table:formula="of:=([.D73]-[.B4])*100/[.B4]" office:value-type="float" office:value="0.447786780541129" calcext:value-type="float">
            <text:p>0,448</text:p>
          </table:table-cell>
          <table:table-cell table:formula="of:=([.E73]-[.B4])*100/[.B4]" office:value-type="float" office:value="0.396987817997832" calcext:value-type="float">
            <text:p>0,397</text:p>
          </table:table-cell>
          <table:table-cell table:formula="of:=([.F73]-[.B4])*100/[.B4]" office:value-type="float" office:value="0.626580530903903" calcext:value-type="float">
            <text:p>0,627</text:p>
          </table:table-cell>
          <table:table-cell table:formula="of:=([.G73]-[.B4])*100/[.B4]" office:value-type="float" office:value="0.491806548791679" calcext:value-type="float">
            <text:p>0,492</text:p>
          </table:table-cell>
          <table:table-cell table:formula="of:=([.H73]-[.B4])*100/[.B4]" office:value-type="float" office:value="0.433883432953995" calcext:value-type="float">
            <text:p>0,434</text:p>
          </table:table-cell>
          <table:table-cell/>
          <table:table-cell table:style-name="ce64" table:formula="of:=AVERAGE([.B74:.H74])" office:value-type="float" office:value="0.463984855399937" calcext:value-type="float">
            <text:p>0,464</text:p>
          </table:table-cell>
          <table:table-cell table:style-name="ce56" table:formula="of:=([.J73]-[.B4])*100/[.B4]" office:value-type="float" office:value="0.463984855399918" calcext:value-type="float">
            <text:p>0,464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8.367" calcext:value-type="float">
            <text:p>48,367</text:p>
          </table:table-cell>
          <table:table-cell table:style-name="ce57" office:value-type="float" office:value="47.652" calcext:value-type="float">
            <text:p>47,652</text:p>
          </table:table-cell>
          <table:table-cell table:style-name="ce57" office:value-type="float" office:value="46.541" calcext:value-type="float">
            <text:p>46,541</text:p>
          </table:table-cell>
          <table:table-cell table:style-name="ce57" office:value-type="float" office:value="48.317" calcext:value-type="float">
            <text:p>48,317</text:p>
          </table:table-cell>
          <table:table-cell table:style-name="ce57" office:value-type="float" office:value="46.112" calcext:value-type="float">
            <text:p>46,112</text:p>
          </table:table-cell>
          <table:table-cell table:style-name="ce57" office:value-type="float" office:value="46.023" calcext:value-type="float">
            <text:p>46,023</text:p>
          </table:table-cell>
          <table:table-cell table:style-name="ce57" office:value-type="float" office:value="45.562" calcext:value-type="float">
            <text:p>45,562</text:p>
          </table:table-cell>
          <table:table-cell table:style-name="ce57"/>
          <table:table-cell table:style-name="ce65" table:formula="of:=AVERAGE([.B75:.H75])" office:value-type="float" office:value="46.9391428571429" calcext:value-type="float">
            <text:p>46,93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8000, search_radius = 70</text:p>
          </table:table-cell>
          <table:table-cell table:style-name="ce59" office:value-type="float" office:value="6683.21" calcext:value-type="float">
            <text:p>6683,210</text:p>
          </table:table-cell>
          <table:table-cell table:style-name="ce59" office:value-type="float" office:value="6686.438" calcext:value-type="float">
            <text:p>6686,438</text:p>
          </table:table-cell>
          <table:table-cell table:style-name="ce59" office:value-type="float" office:value="6685.379" calcext:value-type="float">
            <text:p>6685,379</text:p>
          </table:table-cell>
          <table:table-cell table:style-name="ce59" office:value-type="float" office:value="6685.267" calcext:value-type="float">
            <text:p>6685,267</text:p>
          </table:table-cell>
          <table:table-cell table:style-name="ce59" office:value-type="float" office:value="6684.882" calcext:value-type="float">
            <text:p>6684,882</text:p>
          </table:table-cell>
          <table:table-cell table:style-name="ce59" office:value-type="float" office:value="6689.99" calcext:value-type="float">
            <text:p>6689,990</text:p>
          </table:table-cell>
          <table:table-cell table:style-name="ce59" office:value-type="float" office:value="6686.567" calcext:value-type="float">
            <text:p>6686,567</text:p>
          </table:table-cell>
          <table:table-cell table:style-name="ce59"/>
          <table:table-cell table:formula="of:=AVERAGE([.B77:.H77])" office:value-type="float" office:value="6685.96185714286" calcext:value-type="float">
            <text:p>6685,96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77]-[.B4])*100/[.B4]" office:value-type="float" office:value="0.236236923241676" calcext:value-type="float">
            <text:p>0,236</text:p>
          </table:table-cell>
          <table:table-cell table:formula="of:=([.C77]-[.B4])*100/[.B4]" office:value-type="float" office:value="0.284651169208544" calcext:value-type="float">
            <text:p>0,285</text:p>
          </table:table-cell>
          <table:table-cell table:formula="of:=([.D77]-[.B4])*100/[.B4]" office:value-type="float" office:value="0.268768056916437" calcext:value-type="float">
            <text:p>0,269</text:p>
          </table:table-cell>
          <table:table-cell table:formula="of:=([.E77]-[.B4])*100/[.B4]" office:value-type="float" office:value="0.267088256560708" calcext:value-type="float">
            <text:p>0,267</text:p>
          </table:table-cell>
          <table:table-cell table:formula="of:=([.F77]-[.B4])*100/[.B4]" office:value-type="float" office:value="0.26131394283789" calcext:value-type="float">
            <text:p>0,261</text:p>
          </table:table-cell>
          <table:table-cell table:formula="of:=([.G77]-[.B4])*100/[.B4]" office:value-type="float" office:value="0.337924837633046" calcext:value-type="float">
            <text:p>0,338</text:p>
          </table:table-cell>
          <table:table-cell table:formula="of:=([.H77]-[.B4])*100/[.B4]" office:value-type="float" office:value="0.286585939261121" calcext:value-type="float">
            <text:p>0,287</text:p>
          </table:table-cell>
          <table:table-cell table:style-name="ce56"/>
          <table:table-cell table:style-name="ce64" table:formula="of:=AVERAGE([.B78:.H78])" office:value-type="float" office:value="0.277509875094203" calcext:value-type="float">
            <text:p>0,27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0.923" calcext:value-type="float">
            <text:p>60,923</text:p>
          </table:table-cell>
          <table:table-cell table:style-name="ce57" office:value-type="float" office:value="57.762" calcext:value-type="float">
            <text:p>57,762</text:p>
          </table:table-cell>
          <table:table-cell table:style-name="ce57" office:value-type="float" office:value="57.742" calcext:value-type="float">
            <text:p>57,742</text:p>
          </table:table-cell>
          <table:table-cell table:style-name="ce57" office:value-type="float" office:value="57.757" calcext:value-type="float">
            <text:p>57,757</text:p>
          </table:table-cell>
          <table:table-cell table:style-name="ce57" office:value-type="float" office:value="57.348" calcext:value-type="float">
            <text:p>57,348</text:p>
          </table:table-cell>
          <table:table-cell table:style-name="ce57" office:value-type="float" office:value="58.181" calcext:value-type="float">
            <text:p>58,181</text:p>
          </table:table-cell>
          <table:table-cell table:style-name="ce57" office:value-type="float" office:value="57.481" calcext:value-type="float">
            <text:p>57,481</text:p>
          </table:table-cell>
          <table:table-cell table:style-name="ce57"/>
          <table:table-cell table:style-name="ce65" table:formula="of:=AVERAGE([.B79:.H79])" office:value-type="float" office:value="58.1705714285714" calcext:value-type="float">
            <text:p>58,17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3"/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20</text:p>
          </table:table-cell>
          <table:table-cell table:style-name="ce59" office:value-type="float" office:value="10042.224" calcext:value-type="float">
            <text:p>10042,224</text:p>
          </table:table-cell>
          <table:table-cell table:style-name="ce59" office:value-type="float" office:value="9641.943" calcext:value-type="float">
            <text:p>9641,943</text:p>
          </table:table-cell>
          <table:table-cell table:style-name="ce59" office:value-type="float" office:value="8758.227" calcext:value-type="float">
            <text:p>8758,227</text:p>
          </table:table-cell>
          <table:table-cell table:style-name="ce59" office:value-type="float" office:value="9230.809" calcext:value-type="float">
            <text:p>9230,809</text:p>
          </table:table-cell>
          <table:table-cell table:style-name="ce59" office:value-type="float" office:value="10299.644" calcext:value-type="float">
            <text:p>10299,644</text:p>
          </table:table-cell>
          <table:table-cell table:style-name="ce59" office:value-type="float" office:value="9374.619" calcext:value-type="float">
            <text:p>9374,619</text:p>
          </table:table-cell>
          <table:table-cell table:style-name="ce59" office:value-type="float" office:value="9096.778" calcext:value-type="float">
            <text:p>9096,778</text:p>
          </table:table-cell>
          <table:table-cell table:style-name="ce59"/>
          <table:table-cell table:formula="of:=AVERAGE([.B84:.H84])" office:value-type="float" office:value="9492.03485714286" calcext:value-type="float">
            <text:p>9492,03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84]-[.B4])*100/[.B4]" office:value-type="float" office:value="50.6154593526559" calcext:value-type="float">
            <text:p>50,615</text:p>
          </table:table-cell>
          <table:table-cell table:formula="of:=([.C84]-[.B4])*100/[.B4]" office:value-type="float" office:value="44.6119578688073" calcext:value-type="float">
            <text:p>44,612</text:p>
          </table:table-cell>
          <table:table-cell table:formula="of:=([.D84]-[.B4])*100/[.B4]" office:value-type="float" office:value="31.357793126287" calcext:value-type="float">
            <text:p>31,358</text:p>
          </table:table-cell>
          <table:table-cell table:formula="of:=([.E84]-[.B4])*100/[.B4]" office:value-type="float" office:value="38.4456807308451" calcext:value-type="float">
            <text:p>38,446</text:p>
          </table:table-cell>
          <table:table-cell table:formula="of:=([.F84]-[.B4])*100/[.B4]" office:value-type="float" office:value="54.4763004916866" calcext:value-type="float">
            <text:p>54,476</text:p>
          </table:table-cell>
          <table:table-cell table:formula="of:=([.G84]-[.B4])*100/[.B4]" office:value-type="float" office:value="40.6025743840345" calcext:value-type="float">
            <text:p>40,603</text:p>
          </table:table-cell>
          <table:table-cell table:formula="of:=([.H84]-[.B4])*100/[.B4]" office:value-type="float" office:value="36.4354546462153" calcext:value-type="float">
            <text:p>36,435</text:p>
          </table:table-cell>
          <table:table-cell table:style-name="ce56"/>
          <table:table-cell table:style-name="ce64" table:formula="of:=AVERAGE([.B85:.H85])" office:value-type="float" office:value="42.3636029429331" calcext:value-type="float">
            <text:p>42,364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84" calcext:value-type="float">
            <text:p>10,840</text:p>
          </table:table-cell>
          <table:table-cell table:style-name="ce57" office:value-type="float" office:value="10.071" calcext:value-type="float">
            <text:p>10,071</text:p>
          </table:table-cell>
          <table:table-cell table:style-name="ce57" office:value-type="float" office:value="11.011" calcext:value-type="float">
            <text:p>11,011</text:p>
          </table:table-cell>
          <table:table-cell table:style-name="ce57" office:value-type="float" office:value="10.16" calcext:value-type="float">
            <text:p>10,160</text:p>
          </table:table-cell>
          <table:table-cell table:style-name="ce57" office:value-type="float" office:value="11.018" calcext:value-type="float">
            <text:p>11,018</text:p>
          </table:table-cell>
          <table:table-cell table:style-name="ce57" office:value-type="float" office:value="10.564" calcext:value-type="float">
            <text:p>10,564</text:p>
          </table:table-cell>
          <table:table-cell table:style-name="ce57" office:value-type="float" office:value="10.883" calcext:value-type="float">
            <text:p>10,883</text:p>
          </table:table-cell>
          <table:table-cell table:style-name="ce57"/>
          <table:table-cell table:style-name="ce65" table:formula="of:=AVERAGE([.B86:.H86])" office:value-type="float" office:value="10.6495714285714" calcext:value-type="float">
            <text:p>10,65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25</text:p>
          </table:table-cell>
          <table:table-cell table:style-name="ce59" office:value-type="float" office:value="7471.396" calcext:value-type="float">
            <text:p>7471,396</text:p>
          </table:table-cell>
          <table:table-cell table:style-name="ce59" office:value-type="float" office:value="7473.264" calcext:value-type="float">
            <text:p>7473,264</text:p>
          </table:table-cell>
          <table:table-cell table:style-name="ce59" office:value-type="float" office:value="7657.105" calcext:value-type="float">
            <text:p>7657,105</text:p>
          </table:table-cell>
          <table:table-cell table:style-name="ce59" office:value-type="float" office:value="7462.775" calcext:value-type="float">
            <text:p>7462,775</text:p>
          </table:table-cell>
          <table:table-cell table:style-name="ce59" office:value-type="float" office:value="7553.081" calcext:value-type="float">
            <text:p>7553,081</text:p>
          </table:table-cell>
          <table:table-cell table:style-name="ce59" office:value-type="float" office:value="7526.807" calcext:value-type="float">
            <text:p>7526,807</text:p>
          </table:table-cell>
          <table:table-cell table:style-name="ce59" office:value-type="float" office:value="7531.321" calcext:value-type="float">
            <text:p>7531,321</text:p>
          </table:table-cell>
          <table:table-cell table:style-name="ce59"/>
          <table:table-cell table:formula="of:=AVERAGE([.B88:.H88])" office:value-type="float" office:value="7525.107" calcext:value-type="float">
            <text:p>7525,10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88]-[.B4])*100/[.B4]" office:value-type="float" office:value="12.057621951631" calcext:value-type="float">
            <text:p>12,058</text:p>
          </table:table-cell>
          <table:table-cell table:formula="of:=([.C88]-[.B4])*100/[.B4]" office:value-type="float" office:value="12.0856386218498" calcext:value-type="float">
            <text:p>12,086</text:p>
          </table:table-cell>
          <table:table-cell table:formula="of:=([.D88]-[.B4])*100/[.B4]" office:value-type="float" office:value="14.8429259182546" calcext:value-type="float">
            <text:p>14,843</text:p>
          </table:table-cell>
          <table:table-cell table:formula="of:=([.E88]-[.B4])*100/[.B4]" office:value-type="float" office:value="11.9283223188924" calcext:value-type="float">
            <text:p>11,928</text:p>
          </table:table-cell>
          <table:table-cell table:formula="of:=([.F88]-[.B4])*100/[.B4]" office:value-type="float" office:value="13.2827513450027" calcext:value-type="float">
            <text:p>13,283</text:p>
          </table:table-cell>
          <table:table-cell table:formula="of:=([.G88]-[.B4])*100/[.B4]" office:value-type="float" office:value="12.8886881794099" calcext:value-type="float">
            <text:p>12,889</text:p>
          </table:table-cell>
          <table:table-cell table:formula="of:=([.H88]-[.B4])*100/[.B4]" office:value-type="float" office:value="12.9563901330327" calcext:value-type="float">
            <text:p>12,956</text:p>
          </table:table-cell>
          <table:table-cell/>
          <table:table-cell table:style-name="ce64" table:formula="of:=AVERAGE([.B89:.H89])" office:value-type="float" office:value="12.8631912097247" calcext:value-type="float">
            <text:p>12,86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927" calcext:value-type="float">
            <text:p>10,927</text:p>
          </table:table-cell>
          <table:table-cell table:style-name="ce57" office:value-type="float" office:value="15.233" calcext:value-type="float">
            <text:p>15,233</text:p>
          </table:table-cell>
          <table:table-cell table:style-name="ce57" office:value-type="float" office:value="11.69" calcext:value-type="float">
            <text:p>11,690</text:p>
          </table:table-cell>
          <table:table-cell table:style-name="ce57" office:value-type="float" office:value="10.773" calcext:value-type="float">
            <text:p>10,773</text:p>
          </table:table-cell>
          <table:table-cell table:style-name="ce57" office:value-type="float" office:value="10.899" calcext:value-type="float">
            <text:p>10,899</text:p>
          </table:table-cell>
          <table:table-cell table:style-name="ce57" office:value-type="float" office:value="12.409" calcext:value-type="float">
            <text:p>12,409</text:p>
          </table:table-cell>
          <table:table-cell table:style-name="ce57" office:value-type="float" office:value="11.849" calcext:value-type="float">
            <text:p>11,849</text:p>
          </table:table-cell>
          <table:table-cell table:style-name="ce57"/>
          <table:table-cell table:style-name="ce65" table:formula="of:=AVERAGE([.B90:.H90])" office:value-type="float" office:value="11.9685714285714" calcext:value-type="float">
            <text:p>11,96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30 </text:p>
          </table:table-cell>
          <table:table-cell table:style-name="ce59" office:value-type="float" office:value="7118.709" calcext:value-type="float">
            <text:p>7118,709</text:p>
          </table:table-cell>
          <table:table-cell table:style-name="ce59" office:value-type="float" office:value="7100.223" calcext:value-type="float">
            <text:p>7100,223</text:p>
          </table:table-cell>
          <table:table-cell table:style-name="ce59" office:value-type="float" office:value="7011.455" calcext:value-type="float">
            <text:p>7011,455</text:p>
          </table:table-cell>
          <table:table-cell table:style-name="ce59" office:value-type="float" office:value="7035.785" calcext:value-type="float">
            <text:p>7035,785</text:p>
          </table:table-cell>
          <table:table-cell table:style-name="ce59" office:value-type="float" office:value="7124.29" calcext:value-type="float">
            <text:p>7124,290</text:p>
          </table:table-cell>
          <table:table-cell table:style-name="ce59" office:value-type="float" office:value="7119.644" calcext:value-type="float">
            <text:p>7119,644</text:p>
          </table:table-cell>
          <table:table-cell table:style-name="ce59" office:value-type="float" office:value="7103.338" calcext:value-type="float">
            <text:p>7103,338</text:p>
          </table:table-cell>
          <table:table-cell table:style-name="ce59"/>
          <table:table-cell table:formula="of:=AVERAGE([.B92:.H92])" office:value-type="float" office:value="7087.63485714286" calcext:value-type="float">
            <text:p>7087,63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92]-[.B4])*100/[.B4]" office:value-type="float" office:value="6.76794562966192" calcext:value-type="float">
            <text:p>6,768</text:p>
          </table:table-cell>
          <table:table-cell table:formula="of:=([.C92]-[.B4])*100/[.B4]" office:value-type="float" office:value="6.49068858166207" calcext:value-type="float">
            <text:p>6,491</text:p>
          </table:table-cell>
          <table:table-cell table:formula="of:=([.D92]-[.B4])*100/[.B4]" office:value-type="float" office:value="5.15932681400816" calcext:value-type="float">
            <text:p>5,159</text:p>
          </table:table-cell>
          <table:table-cell table:formula="of:=([.E92]-[.B4])*100/[.B4]" office:value-type="float" office:value="5.52423344485508" calcext:value-type="float">
            <text:p>5,524</text:p>
          </table:table-cell>
          <table:table-cell table:formula="of:=([.F92]-[.B4])*100/[.B4]" office:value-type="float" office:value="6.85165068131653" calcext:value-type="float">
            <text:p>6,852</text:p>
          </table:table-cell>
          <table:table-cell table:formula="of:=([.G92]-[.B4])*100/[.B4]" office:value-type="float" office:value="6.78196896298876" calcext:value-type="float">
            <text:p>6,782</text:p>
          </table:table-cell>
          <table:table-cell table:formula="of:=([.H92]-[.B4])*100/[.B4]" office:value-type="float" office:value="6.53740802905575" calcext:value-type="float">
            <text:p>6,537</text:p>
          </table:table-cell>
          <table:table-cell/>
          <table:table-cell table:style-name="ce64" table:formula="of:=AVERAGE([.B93:.H93])" office:value-type="float" office:value="6.30188887764975" calcext:value-type="float">
            <text:p>6,30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3.671" calcext:value-type="float">
            <text:p>13,671</text:p>
          </table:table-cell>
          <table:table-cell table:style-name="ce57" office:value-type="float" office:value="13.385" calcext:value-type="float">
            <text:p>13,385</text:p>
          </table:table-cell>
          <table:table-cell table:style-name="ce57" office:value-type="float" office:value="13.468" calcext:value-type="float">
            <text:p>13,468</text:p>
          </table:table-cell>
          <table:table-cell table:style-name="ce57" office:value-type="float" office:value="14.227" calcext:value-type="float">
            <text:p>14,227</text:p>
          </table:table-cell>
          <table:table-cell table:style-name="ce57" office:value-type="float" office:value="13.867" calcext:value-type="float">
            <text:p>13,867</text:p>
          </table:table-cell>
          <table:table-cell table:style-name="ce57" office:value-type="float" office:value="13.752" calcext:value-type="float">
            <text:p>13,752</text:p>
          </table:table-cell>
          <table:table-cell table:style-name="ce57" office:value-type="float" office:value="13.645" calcext:value-type="float">
            <text:p>13,645</text:p>
          </table:table-cell>
          <table:table-cell table:style-name="ce57"/>
          <table:table-cell table:style-name="ce65" table:formula="of:=AVERAGE([.B94:.H94])" office:value-type="float" office:value="13.7164285714286" calcext:value-type="float">
            <text:p>13,71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6000, search_radius = 40 </text:p>
          </table:table-cell>
          <table:table-cell table:style-name="ce59" office:value-type="float" office:value="6819.843" calcext:value-type="float">
            <text:p>6819,843</text:p>
          </table:table-cell>
          <table:table-cell table:style-name="ce59" office:value-type="float" office:value="6815.211" calcext:value-type="float">
            <text:p>6815,211</text:p>
          </table:table-cell>
          <table:table-cell table:style-name="ce59" office:value-type="float" office:value="6786.757" calcext:value-type="float">
            <text:p>6786,757</text:p>
          </table:table-cell>
          <table:table-cell table:style-name="ce59" office:value-type="float" office:value="6840.289" calcext:value-type="float">
            <text:p>6840,289</text:p>
          </table:table-cell>
          <table:table-cell table:style-name="ce59" office:value-type="float" office:value="6789.24" calcext:value-type="float">
            <text:p>6789,240</text:p>
          </table:table-cell>
          <table:table-cell table:style-name="ce59" office:value-type="float" office:value="6807.497" calcext:value-type="float">
            <text:p>6807,497</text:p>
          </table:table-cell>
          <table:table-cell table:style-name="ce59" office:value-type="float" office:value="6816.977" calcext:value-type="float">
            <text:p>6816,977</text:p>
          </table:table-cell>
          <table:table-cell table:style-name="ce59"/>
          <table:table-cell table:formula="of:=AVERAGE([.B96:.H96])" office:value-type="float" office:value="6810.83057142857" calcext:value-type="float">
            <text:p>6810,83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96]-[.B4])*100/[.B4]" office:value-type="float" office:value="2.28548836970726" calcext:value-type="float">
            <text:p>2,285</text:p>
          </table:table-cell>
          <table:table-cell table:formula="of:=([.C96]-[.B4])*100/[.B4]" office:value-type="float" office:value="2.21601662642396" calcext:value-type="float">
            <text:p>2,216</text:p>
          </table:table-cell>
          <table:table-cell table:formula="of:=([.D96]-[.B4])*100/[.B4]" office:value-type="float" office:value="1.78925734676433" calcext:value-type="float">
            <text:p>1,789</text:p>
          </table:table-cell>
          <table:table-cell table:formula="of:=([.E96]-[.B4])*100/[.B4]" office:value-type="float" office:value="2.59214192393234" calcext:value-type="float">
            <text:p>2,592</text:p>
          </table:table-cell>
          <table:table-cell table:formula="of:=([.F96]-[.B4])*100/[.B4]" office:value-type="float" office:value="1.82649792072212" calcext:value-type="float">
            <text:p>1,826</text:p>
          </table:table-cell>
          <table:table-cell table:formula="of:=([.G96]-[.B4])*100/[.B4]" office:value-type="float" office:value="2.10032037692321" calcext:value-type="float">
            <text:p>2,100</text:p>
          </table:table-cell>
          <table:table-cell table:formula="of:=([.H96]-[.B4])*100/[.B4]" office:value-type="float" office:value="2.24250347846159" calcext:value-type="float">
            <text:p>2,243</text:p>
          </table:table-cell>
          <table:table-cell/>
          <table:table-cell table:style-name="ce64" table:formula="of:=AVERAGE([.B97:.H97])" office:value-type="float" office:value="2.15031800613354" calcext:value-type="float">
            <text:p>2,15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6.917" calcext:value-type="float">
            <text:p>16,917</text:p>
          </table:table-cell>
          <table:table-cell table:style-name="ce57" office:value-type="float" office:value="18.489" calcext:value-type="float">
            <text:p>18,489</text:p>
          </table:table-cell>
          <table:table-cell table:style-name="ce57" office:value-type="float" office:value="18.344" calcext:value-type="float">
            <text:p>18,344</text:p>
          </table:table-cell>
          <table:table-cell table:style-name="ce57" office:value-type="float" office:value="18.149" calcext:value-type="float">
            <text:p>18,149</text:p>
          </table:table-cell>
          <table:table-cell table:style-name="ce57" office:value-type="float" office:value="18.38" calcext:value-type="float">
            <text:p>18,380</text:p>
          </table:table-cell>
          <table:table-cell table:style-name="ce57" office:value-type="float" office:value="18.229" calcext:value-type="float">
            <text:p>18,229</text:p>
          </table:table-cell>
          <table:table-cell table:style-name="ce57" office:value-type="float" office:value="18.294" calcext:value-type="float">
            <text:p>18,294</text:p>
          </table:table-cell>
          <table:table-cell table:style-name="ce57"/>
          <table:table-cell table:style-name="ce65" table:formula="of:=AVERAGE([.B98:.H98])" office:value-type="float" office:value="18.1145714285714" calcext:value-type="float">
            <text:p>18,11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50</text:p>
          </table:table-cell>
          <table:table-cell table:style-name="ce59" office:value-type="float" office:value="6740.208" calcext:value-type="float">
            <text:p>6740,208</text:p>
          </table:table-cell>
          <table:table-cell table:style-name="ce59" office:value-type="float" office:value="6725.809" calcext:value-type="float">
            <text:p>6725,809</text:p>
          </table:table-cell>
          <table:table-cell table:style-name="ce59" office:value-type="float" office:value="6729.141" calcext:value-type="float">
            <text:p>6729,141</text:p>
          </table:table-cell>
          <table:table-cell table:style-name="ce59" office:value-type="float" office:value="6719.015" calcext:value-type="float">
            <text:p>6719,015</text:p>
          </table:table-cell>
          <table:table-cell table:style-name="ce59" office:value-type="float" office:value="6728.438" calcext:value-type="float">
            <text:p>6728,438</text:p>
          </table:table-cell>
          <table:table-cell table:style-name="ce59" office:value-type="float" office:value="6738.347" calcext:value-type="float">
            <text:p>6738,347</text:p>
          </table:table-cell>
          <table:table-cell table:style-name="ce59" office:value-type="float" office:value="6728.862" calcext:value-type="float">
            <text:p>6728,862</text:p>
          </table:table-cell>
          <table:table-cell table:style-name="ce59"/>
          <table:table-cell table:formula="of:=AVERAGE([.B100:.H100])" office:value-type="float" office:value="6729.97428571429" calcext:value-type="float">
            <text:p>6729,97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0]-[.B4])*100/[.B4]" office:value-type="float" office:value="1.09110532213246" calcext:value-type="float">
            <text:p>1,091</text:p>
          </table:table-cell>
          <table:table-cell table:formula="of:=([.C100]-[.B4])*100/[.B4]" office:value-type="float" office:value="0.875145988899225" calcext:value-type="float">
            <text:p>0,875</text:p>
          </table:table-cell>
          <table:table-cell table:formula="of:=([.D100]-[.B4])*100/[.B4]" office:value-type="float" office:value="0.925120049482116" calcext:value-type="float">
            <text:p>0,925</text:p>
          </table:table-cell>
          <table:table-cell table:formula="of:=([.E100]-[.B4])*100/[.B4]" office:value-type="float" office:value="0.773248099463386" calcext:value-type="float">
            <text:p>0,773</text:p>
          </table:table-cell>
          <table:table-cell table:formula="of:=([.F100]-[.B4])*100/[.B4]" office:value-type="float" office:value="0.914576302606439" calcext:value-type="float">
            <text:p>0,915</text:p>
          </table:table-cell>
          <table:table-cell table:formula="of:=([.G100]-[.B4])*100/[.B4]" office:value-type="float" office:value="1.06319363943595" calcext:value-type="float">
            <text:p>1,063</text:p>
          </table:table-cell>
          <table:table-cell table:formula="of:=([.H100]-[.B4])*100/[.B4]" office:value-type="float" office:value="0.920935546810265" calcext:value-type="float">
            <text:p>0,921</text:p>
          </table:table-cell>
          <table:table-cell/>
          <table:table-cell table:style-name="ce64" table:formula="of:=AVERAGE([.B101:.H101])" office:value-type="float" office:value="0.937617849832835" calcext:value-type="float">
            <text:p>0,93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4.887" calcext:value-type="float">
            <text:p>24,887</text:p>
          </table:table-cell>
          <table:table-cell table:style-name="ce57" office:value-type="float" office:value="24.876" calcext:value-type="float">
            <text:p>24,876</text:p>
          </table:table-cell>
          <table:table-cell table:style-name="ce57" office:value-type="float" office:value="25.27" calcext:value-type="float">
            <text:p>25,270</text:p>
          </table:table-cell>
          <table:table-cell table:style-name="ce57" office:value-type="float" office:value="25.744" calcext:value-type="float">
            <text:p>25,744</text:p>
          </table:table-cell>
          <table:table-cell table:style-name="ce57" office:value-type="float" office:value="24.602" calcext:value-type="float">
            <text:p>24,602</text:p>
          </table:table-cell>
          <table:table-cell table:style-name="ce57" office:value-type="float" office:value="24.522" calcext:value-type="float">
            <text:p>24,522</text:p>
          </table:table-cell>
          <table:table-cell table:style-name="ce57" office:value-type="float" office:value="24.436" calcext:value-type="float">
            <text:p>24,436</text:p>
          </table:table-cell>
          <table:table-cell table:style-name="ce57"/>
          <table:table-cell table:style-name="ce65" table:formula="of:=AVERAGE([.B102:.H102])" office:value-type="float" office:value="24.9052857142857" calcext:value-type="float">
            <text:p>24,90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60</text:p>
          </table:table-cell>
          <table:table-cell table:style-name="ce59" office:value-type="float" office:value="6702.536" calcext:value-type="float">
            <text:p>6702,536</text:p>
          </table:table-cell>
          <table:table-cell table:style-name="ce59" office:value-type="float" office:value="6704.495" calcext:value-type="float">
            <text:p>6704,495</text:p>
          </table:table-cell>
          <table:table-cell table:style-name="ce59" office:value-type="float" office:value="6701.742" calcext:value-type="float">
            <text:p>6701,742</text:p>
          </table:table-cell>
          <table:table-cell table:style-name="ce59" office:value-type="float" office:value="6702.654" calcext:value-type="float">
            <text:p>6702,654</text:p>
          </table:table-cell>
          <table:table-cell table:style-name="ce59" office:value-type="float" office:value="6705.213" calcext:value-type="float">
            <text:p>6705,213</text:p>
          </table:table-cell>
          <table:table-cell table:style-name="ce59" office:value-type="float" office:value="6703.647" calcext:value-type="float">
            <text:p>6703,647</text:p>
          </table:table-cell>
          <table:table-cell table:style-name="ce59" office:value-type="float" office:value="6705.235" calcext:value-type="float">
            <text:p>6705,235</text:p>
          </table:table-cell>
          <table:table-cell table:style-name="ce59"/>
          <table:table-cell table:formula="of:=AVERAGE([.B104:.H104])" office:value-type="float" office:value="6703.646" calcext:value-type="float">
            <text:p>6703,64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4]-[.B4])*100/[.B4]" office:value-type="float" office:value="0.526092473909479" calcext:value-type="float">
            <text:p>0,526</text:p>
          </table:table-cell>
          <table:table-cell table:formula="of:=([.C104]-[.B4])*100/[.B4]" office:value-type="float" office:value="0.55547398191725" calcext:value-type="float">
            <text:p>0,555</text:p>
          </table:table-cell>
          <table:table-cell table:formula="of:=([.D104]-[.B4])*100/[.B4]" office:value-type="float" office:value="0.514183889244769" calcext:value-type="float">
            <text:p>0,514</text:p>
          </table:table-cell>
          <table:table-cell table:formula="of:=([.E104]-[.B4])*100/[.B4]" office:value-type="float" office:value="0.527862263569984" calcext:value-type="float">
            <text:p>0,528</text:p>
          </table:table-cell>
          <table:table-cell table:formula="of:=([.F104]-[.B4])*100/[.B4]" office:value-type="float" office:value="0.566242702054859" calcext:value-type="float">
            <text:p>0,566</text:p>
          </table:table-cell>
          <table:table-cell table:formula="of:=([.G104]-[.B4])*100/[.B4]" office:value-type="float" office:value="0.542755493509598" calcext:value-type="float">
            <text:p>0,543</text:p>
          </table:table-cell>
          <table:table-cell table:formula="of:=([.H104]-[.B4])*100/[.B4]" office:value-type="float" office:value="0.566572662839019" calcext:value-type="float">
            <text:p>0,567</text:p>
          </table:table-cell>
          <table:table-cell/>
          <table:table-cell table:style-name="ce64" table:formula="of:=AVERAGE([.B105:.H105])" office:value-type="float" office:value="0.542740495292137" calcext:value-type="float">
            <text:p>0,54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1.864" calcext:value-type="float">
            <text:p>31,864</text:p>
          </table:table-cell>
          <table:table-cell table:style-name="ce57" office:value-type="float" office:value="34.048" calcext:value-type="float">
            <text:p>34,048</text:p>
          </table:table-cell>
          <table:table-cell table:style-name="ce57" office:value-type="float" office:value="32.993" calcext:value-type="float">
            <text:p>32,993</text:p>
          </table:table-cell>
          <table:table-cell table:style-name="ce57" office:value-type="float" office:value="32.94" calcext:value-type="float">
            <text:p>32,940</text:p>
          </table:table-cell>
          <table:table-cell table:style-name="ce57" office:value-type="float" office:value="32.101" calcext:value-type="float">
            <text:p>32,101</text:p>
          </table:table-cell>
          <table:table-cell table:style-name="ce57" office:value-type="float" office:value="31.936" calcext:value-type="float">
            <text:p>31,936</text:p>
          </table:table-cell>
          <table:table-cell table:style-name="ce57" office:value-type="float" office:value="32.557" calcext:value-type="float">
            <text:p>32,557</text:p>
          </table:table-cell>
          <table:table-cell table:style-name="ce57"/>
          <table:table-cell table:style-name="ce65" table:formula="of:=AVERAGE([.B106:.H106])" office:value-type="float" office:value="32.6341428571429" calcext:value-type="float">
            <text:p>32,63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70</text:p>
          </table:table-cell>
          <table:table-cell table:style-name="ce59" office:value-type="float" office:value="6688.7" calcext:value-type="float">
            <text:p>6688,700</text:p>
          </table:table-cell>
          <table:table-cell table:style-name="ce59" office:value-type="float" office:value="6685.191" calcext:value-type="float">
            <text:p>6685,191</text:p>
          </table:table-cell>
          <table:table-cell table:style-name="ce59" office:value-type="float" office:value="6682.53" calcext:value-type="float">
            <text:p>6682,530</text:p>
          </table:table-cell>
          <table:table-cell table:style-name="ce59" office:value-type="float" office:value="6682.089" calcext:value-type="float">
            <text:p>6682,089</text:p>
          </table:table-cell>
          <table:table-cell table:style-name="ce59" office:value-type="float" office:value="6681.81" calcext:value-type="float">
            <text:p>6681,810</text:p>
          </table:table-cell>
          <table:table-cell table:style-name="ce59" office:value-type="float" office:value="6685.545" calcext:value-type="float">
            <text:p>6685,545</text:p>
          </table:table-cell>
          <table:table-cell table:style-name="ce59" office:value-type="float" office:value="6698.554" calcext:value-type="float">
            <text:p>6698,554</text:p>
          </table:table-cell>
          <table:table-cell table:style-name="ce59"/>
          <table:table-cell table:formula="of:=AVERAGE([.B108:.H108])" office:value-type="float" office:value="6686.34557142857" calcext:value-type="float">
            <text:p>6686,34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08]-[.B4])*100/[.B4]" office:value-type="float" office:value="0.318577137107255" calcext:value-type="float">
            <text:p>0,319</text:p>
          </table:table-cell>
          <table:table-cell table:formula="of:=([.C108]-[.B4])*100/[.B4]" office:value-type="float" office:value="0.265948392033606" calcext:value-type="float">
            <text:p>0,266</text:p>
          </table:table-cell>
          <table:table-cell table:formula="of:=([.D108]-[.B4])*100/[.B4]" office:value-type="float" office:value="0.22603813536761" calcext:value-type="float">
            <text:p>0,226</text:p>
          </table:table-cell>
          <table:table-cell table:formula="of:=([.E108]-[.B4])*100/[.B4]" office:value-type="float" office:value="0.219423921466935" calcext:value-type="float">
            <text:p>0,219</text:p>
          </table:table-cell>
          <table:table-cell table:formula="of:=([.F108]-[.B4])*100/[.B4]" office:value-type="float" office:value="0.215239418795085" calcext:value-type="float">
            <text:p>0,215</text:p>
          </table:table-cell>
          <table:table-cell table:formula="of:=([.G108]-[.B4])*100/[.B4]" office:value-type="float" office:value="0.271257761015107" calcext:value-type="float">
            <text:p>0,271</text:p>
          </table:table-cell>
          <table:table-cell table:formula="of:=([.H108]-[.B4])*100/[.B4]" office:value-type="float" office:value="0.466369571976374" calcext:value-type="float">
            <text:p>0,466</text:p>
          </table:table-cell>
          <table:table-cell table:style-name="ce56"/>
          <table:table-cell table:style-name="ce64" table:formula="of:=AVERAGE([.B109:.H109])" office:value-type="float" office:value="0.283264905394568" calcext:value-type="float">
            <text:p>0,2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45.491" calcext:value-type="float">
            <text:p>45,491</text:p>
          </table:table-cell>
          <table:table-cell table:style-name="ce57" office:value-type="float" office:value="42.331" calcext:value-type="float">
            <text:p>42,331</text:p>
          </table:table-cell>
          <table:table-cell table:style-name="ce57" office:value-type="float" office:value="41.887" calcext:value-type="float">
            <text:p>41,887</text:p>
          </table:table-cell>
          <table:table-cell table:style-name="ce57" office:value-type="float" office:value="44.078" calcext:value-type="float">
            <text:p>44,078</text:p>
          </table:table-cell>
          <table:table-cell table:style-name="ce57" office:value-type="float" office:value="45.033" calcext:value-type="float">
            <text:p>45,033</text:p>
          </table:table-cell>
          <table:table-cell table:style-name="ce57" office:value-type="float" office:value="48.46" calcext:value-type="float">
            <text:p>48,460</text:p>
          </table:table-cell>
          <table:table-cell table:style-name="ce57" office:value-type="float" office:value="45.174" calcext:value-type="float">
            <text:p>45,174</text:p>
          </table:table-cell>
          <table:table-cell table:style-name="ce57"/>
          <table:table-cell table:style-name="ce65" table:formula="of:=AVERAGE([.B110:.H110])" office:value-type="float" office:value="44.6362857142857" calcext:value-type="float">
            <text:p>44,63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52" office:value-type="string" calcext:value-type="string">
            <text:p>n = 6000, search_radius = 80</text:p>
          </table:table-cell>
          <table:table-cell table:style-name="ce59" office:value-type="float" office:value="6682.713" calcext:value-type="float">
            <text:p>6682,713</text:p>
          </table:table-cell>
          <table:table-cell table:style-name="ce59" office:value-type="float" office:value="6686.72" calcext:value-type="float">
            <text:p>6686,720</text:p>
          </table:table-cell>
          <table:table-cell table:style-name="ce59" office:value-type="float" office:value="6678.312" calcext:value-type="float">
            <text:p>6678,312</text:p>
          </table:table-cell>
          <table:table-cell table:style-name="ce59" office:value-type="float" office:value="6683.605" calcext:value-type="float">
            <text:p>6683,605</text:p>
          </table:table-cell>
          <table:table-cell table:style-name="ce59" office:value-type="float" office:value="6679.506" calcext:value-type="float">
            <text:p>6679,506</text:p>
          </table:table-cell>
          <table:table-cell table:style-name="ce59" office:value-type="float" office:value="6680.577" calcext:value-type="float">
            <text:p>6680,577</text:p>
          </table:table-cell>
          <table:table-cell table:style-name="ce59" office:value-type="float" office:value="6681.952" calcext:value-type="float">
            <text:p>6681,952</text:p>
          </table:table-cell>
          <table:table-cell table:style-name="ce59"/>
          <table:table-cell table:formula="of:=AVERAGE([.B112:.H112])" office:value-type="float" office:value="6681.91214285714" calcext:value-type="float">
            <text:p>6681,91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2]-[.B4])*100/[.B4]" office:value-type="float" office:value="0.22878280916313" calcext:value-type="float">
            <text:p>0,229</text:p>
          </table:table-cell>
          <table:table-cell table:formula="of:=([.C112]-[.B4])*100/[.B4]" office:value-type="float" office:value="0.288880666532789" calcext:value-type="float">
            <text:p>0,289</text:p>
          </table:table-cell>
          <table:table-cell table:formula="of:=([.D112]-[.B4])*100/[.B4]" office:value-type="float" office:value="0.16277565411351" calcext:value-type="float">
            <text:p>0,163</text:p>
          </table:table-cell>
          <table:table-cell table:formula="of:=([.E112]-[.B4])*100/[.B4]" office:value-type="float" office:value="0.242161219139101" calcext:value-type="float">
            <text:p>0,242</text:p>
          </table:table-cell>
          <table:table-cell table:formula="of:=([.F112]-[.B4])*100/[.B4]" office:value-type="float" office:value="0.18068352576297" calcext:value-type="float">
            <text:p>0,181</text:p>
          </table:table-cell>
          <table:table-cell table:formula="of:=([.G112]-[.B4])*100/[.B4]" office:value-type="float" office:value="0.196746616664615" calcext:value-type="float">
            <text:p>0,197</text:p>
          </table:table-cell>
          <table:table-cell table:formula="of:=([.H112]-[.B4])*100/[.B4]" office:value-type="float" office:value="0.217369165674665" calcext:value-type="float">
            <text:p>0,217</text:p>
          </table:table-cell>
          <table:table-cell table:style-name="ce56"/>
          <table:table-cell table:style-name="ce64" table:formula="of:=AVERAGE([.B113:.H113])" office:value-type="float" office:value="0.216771379578683" calcext:value-type="float">
            <text:p>0,21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8.16" calcext:value-type="float">
            <text:p>58,160</text:p>
          </table:table-cell>
          <table:table-cell table:style-name="ce57" office:value-type="float" office:value="57.621" calcext:value-type="float">
            <text:p>57,621</text:p>
          </table:table-cell>
          <table:table-cell table:style-name="ce57" office:value-type="float" office:value="59.155" calcext:value-type="float">
            <text:p>59,155</text:p>
          </table:table-cell>
          <table:table-cell table:style-name="ce57" office:value-type="float" office:value="56.881" calcext:value-type="float">
            <text:p>56,881</text:p>
          </table:table-cell>
          <table:table-cell table:style-name="ce57" office:value-type="float" office:value="59.029" calcext:value-type="float">
            <text:p>59,029</text:p>
          </table:table-cell>
          <table:table-cell table:style-name="ce57" office:value-type="float" office:value="56.711" calcext:value-type="float">
            <text:p>56,711</text:p>
          </table:table-cell>
          <table:table-cell table:style-name="ce57" office:value-type="float" office:value="55.574" calcext:value-type="float">
            <text:p>55,574</text:p>
          </table:table-cell>
          <table:table-cell table:style-name="ce57"/>
          <table:table-cell table:style-name="ce65" table:formula="of:=AVERAGE([.B114:.H114])" office:value-type="float" office:value="57.5901428571429" calcext:value-type="float">
            <text:p>57,59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20</text:p>
          </table:table-cell>
          <table:table-cell table:style-name="ce59" office:value-type="float" office:value="10201.497" calcext:value-type="float">
            <text:p>10201,497</text:p>
          </table:table-cell>
          <table:table-cell table:style-name="ce59" office:value-type="float" office:value="10551.275" calcext:value-type="float">
            <text:p>10551,275</text:p>
          </table:table-cell>
          <table:table-cell table:style-name="ce59" office:value-type="float" office:value="9300.089" calcext:value-type="float">
            <text:p>9300,089</text:p>
          </table:table-cell>
          <table:table-cell table:style-name="ce59" office:value-type="float" office:value="10399.361" calcext:value-type="float">
            <text:p>10399,361</text:p>
          </table:table-cell>
          <table:table-cell table:style-name="ce59" office:value-type="float" office:value="9810.114" calcext:value-type="float">
            <text:p>9810,114</text:p>
          </table:table-cell>
          <table:table-cell table:style-name="ce59" office:value-type="float" office:value="9760.601" calcext:value-type="float">
            <text:p>9760,601</text:p>
          </table:table-cell>
          <table:table-cell table:style-name="ce59" office:value-type="float" office:value="9337.175" calcext:value-type="float">
            <text:p>9337,175</text:p>
          </table:table-cell>
          <table:table-cell table:style-name="ce59"/>
          <table:table-cell table:formula="of:=AVERAGE([.B119:.H119])" office:value-type="float" office:value="9908.58742857143" calcext:value-type="float">
            <text:p>9908,58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19]-[.B4])*100/[.B4]" office:value-type="float" office:value="53.0042704424579" calcext:value-type="float">
            <text:p>53,004</text:p>
          </table:table-cell>
          <table:table-cell table:formula="of:=([.C119]-[.B4])*100/[.B4]" office:value-type="float" office:value="58.2503169498305" calcext:value-type="float">
            <text:p>58,250</text:p>
          </table:table-cell>
          <table:table-cell table:formula="of:=([.D119]-[.B4])*100/[.B4]" office:value-type="float" office:value="39.4847572366024" calcext:value-type="float">
            <text:p>39,485</text:p>
          </table:table-cell>
          <table:table-cell table:formula="of:=([.E119]-[.B4])*100/[.B4]" office:value-type="float" office:value="55.9718777423303" calcext:value-type="float">
            <text:p>55,972</text:p>
          </table:table-cell>
          <table:table-cell table:formula="of:=([.F119]-[.B4])*100/[.B4]" office:value-type="float" office:value="47.1342230975849" calcext:value-type="float">
            <text:p>47,134</text:p>
          </table:table-cell>
          <table:table-cell table:formula="of:=([.G119]-[.B4])*100/[.B4]" office:value-type="float" office:value="46.3916163563961" calcext:value-type="float">
            <text:p>46,392</text:p>
          </table:table-cell>
          <table:table-cell table:formula="of:=([.H119]-[.B4])*100/[.B4]" office:value-type="float" office:value="40.0409811293928" calcext:value-type="float">
            <text:p>40,041</text:p>
          </table:table-cell>
          <table:table-cell/>
          <table:table-cell table:style-name="ce64" table:formula="of:=AVERAGE([.B120:.H120])" office:value-type="float" office:value="48.6111489935136" calcext:value-type="float">
            <text:p>48,6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35" calcext:value-type="float">
            <text:p>5,350</text:p>
          </table:table-cell>
          <table:table-cell table:style-name="ce57" office:value-type="float" office:value="5.644" calcext:value-type="float">
            <text:p>5,644</text:p>
          </table:table-cell>
          <table:table-cell table:style-name="ce57" office:value-type="float" office:value="5.355" calcext:value-type="float">
            <text:p>5,355</text:p>
          </table:table-cell>
          <table:table-cell table:style-name="ce57" office:value-type="float" office:value="5.325" calcext:value-type="float">
            <text:p>5,325</text:p>
          </table:table-cell>
          <table:table-cell table:style-name="ce57" office:value-type="float" office:value="5.154" calcext:value-type="float">
            <text:p>5,154</text:p>
          </table:table-cell>
          <table:table-cell table:style-name="ce57" office:value-type="float" office:value="5.239" calcext:value-type="float">
            <text:p>5,239</text:p>
          </table:table-cell>
          <table:table-cell table:style-name="ce57" office:value-type="float" office:value="5.257" calcext:value-type="float">
            <text:p>5,257</text:p>
          </table:table-cell>
          <table:table-cell table:style-name="ce57"/>
          <table:table-cell table:style-name="ce65" table:formula="of:=AVERAGE([.B121:.H121])" office:value-type="float" office:value="5.332" calcext:value-type="float">
            <text:p>5,33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25</text:p>
          </table:table-cell>
          <table:table-cell table:style-name="ce59" office:value-type="float" office:value="7609.07" calcext:value-type="float">
            <text:p>7609,070</text:p>
          </table:table-cell>
          <table:table-cell table:style-name="ce59" office:value-type="float" office:value="7726.628" calcext:value-type="float">
            <text:p>7726,628</text:p>
          </table:table-cell>
          <table:table-cell table:style-name="ce59" office:value-type="float" office:value="7713.134" calcext:value-type="float">
            <text:p>7713,134</text:p>
          </table:table-cell>
          <table:table-cell table:style-name="ce59" office:value-type="float" office:value="7768.211" calcext:value-type="float">
            <text:p>7768,211</text:p>
          </table:table-cell>
          <table:table-cell table:style-name="ce59" office:value-type="float" office:value="7620.728" calcext:value-type="float">
            <text:p>7620,728</text:p>
          </table:table-cell>
          <table:table-cell table:style-name="ce59" office:value-type="float" office:value="7720.204" calcext:value-type="float">
            <text:p>7720,204</text:p>
          </table:table-cell>
          <table:table-cell table:style-name="ce59" office:value-type="float" office:value="7533.236" calcext:value-type="float">
            <text:p>7533,236</text:p>
          </table:table-cell>
          <table:table-cell table:style-name="ce59"/>
          <table:table-cell table:formula="of:=AVERAGE([.B123:.H123])" office:value-type="float" office:value="7670.173" calcext:value-type="float">
            <text:p>7670,173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23]-[.B4])*100/[.B4]" office:value-type="float" office:value="14.1224865424744" calcext:value-type="float">
            <text:p>14,122</text:p>
          </table:table-cell>
          <table:table-cell table:formula="of:=([.C123]-[.B4])*100/[.B4]" office:value-type="float" office:value="15.8856469908551" calcext:value-type="float">
            <text:p>15,886</text:p>
          </table:table-cell>
          <table:table-cell table:formula="of:=([.D123]-[.B4])*100/[.B4]" office:value-type="float" office:value="15.6832610444249" calcext:value-type="float">
            <text:p>15,683</text:p>
          </table:table-cell>
          <table:table-cell table:formula="of:=([.E123]-[.B4])*100/[.B4]" office:value-type="float" office:value="16.5093178675714" calcext:value-type="float">
            <text:p>16,509</text:p>
          </table:table-cell>
          <table:table-cell table:formula="of:=([.F123]-[.B4])*100/[.B4]" office:value-type="float" office:value="14.2973357616447" calcext:value-type="float">
            <text:p>14,297</text:p>
          </table:table-cell>
          <table:table-cell table:formula="of:=([.G123]-[.B4])*100/[.B4]" office:value-type="float" office:value="15.7892984418802" calcext:value-type="float">
            <text:p>15,789</text:p>
          </table:table-cell>
          <table:table-cell table:formula="of:=([.H123]-[.B4])*100/[.B4]" office:value-type="float" office:value="12.9851117194721" calcext:value-type="float">
            <text:p>12,985</text:p>
          </table:table-cell>
          <table:table-cell/>
          <table:table-cell table:style-name="ce64" table:formula="of:=AVERAGE([.B124:.H124])" office:value-type="float" office:value="15.0389226240461" calcext:value-type="float">
            <text:p>15,03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.223" calcext:value-type="float">
            <text:p>6,223</text:p>
          </table:table-cell>
          <table:table-cell table:style-name="ce57" office:value-type="float" office:value="6.544" calcext:value-type="float">
            <text:p>6,544</text:p>
          </table:table-cell>
          <table:table-cell table:style-name="ce57" office:value-type="float" office:value="6.455" calcext:value-type="float">
            <text:p>6,455</text:p>
          </table:table-cell>
          <table:table-cell table:style-name="ce57" office:value-type="float" office:value="6.542" calcext:value-type="float">
            <text:p>6,542</text:p>
          </table:table-cell>
          <table:table-cell table:style-name="ce57" office:value-type="float" office:value="6.663" calcext:value-type="float">
            <text:p>6,663</text:p>
          </table:table-cell>
          <table:table-cell table:style-name="ce57" office:value-type="float" office:value="6.793" calcext:value-type="float">
            <text:p>6,793</text:p>
          </table:table-cell>
          <table:table-cell table:style-name="ce57" office:value-type="float" office:value="6.373" calcext:value-type="float">
            <text:p>6,373</text:p>
          </table:table-cell>
          <table:table-cell table:style-name="ce57"/>
          <table:table-cell table:style-name="ce65" table:formula="of:=AVERAGE([.B125:.H125])" office:value-type="float" office:value="6.51328571428571" calcext:value-type="float">
            <text:p>6,51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30</text:p>
          </table:table-cell>
          <table:table-cell table:style-name="ce59" office:value-type="float" office:value="7140.685" calcext:value-type="float">
            <text:p>7140,685</text:p>
          </table:table-cell>
          <table:table-cell table:style-name="ce59" office:value-type="float" office:value="7091.288" calcext:value-type="float">
            <text:p>7091,288</text:p>
          </table:table-cell>
          <table:table-cell table:style-name="ce59" office:value-type="float" office:value="7107.218" calcext:value-type="float">
            <text:p>7107,218</text:p>
          </table:table-cell>
          <table:table-cell table:style-name="ce59" office:value-type="float" office:value="7246.748" calcext:value-type="float">
            <text:p>7246,748</text:p>
          </table:table-cell>
          <table:table-cell table:style-name="ce59" office:value-type="float" office:value="7214.547" calcext:value-type="float">
            <text:p>7214,547</text:p>
          </table:table-cell>
          <table:table-cell table:style-name="ce59" office:value-type="float" office:value="7156.093" calcext:value-type="float">
            <text:p>7156,093</text:p>
          </table:table-cell>
          <table:table-cell table:style-name="ce59" office:value-type="float" office:value="7229.329" calcext:value-type="float">
            <text:p>7229,329</text:p>
          </table:table-cell>
          <table:table-cell table:style-name="ce59"/>
          <table:table-cell table:formula="of:=AVERAGE([.B127:.H127])" office:value-type="float" office:value="7169.41542857143" calcext:value-type="float">
            <text:p>7169,41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27]-[.B4])*100/[.B4]" office:value-type="float" office:value="7.09754645660364" calcext:value-type="float">
            <text:p>7,098</text:p>
          </table:table-cell>
          <table:table-cell table:formula="of:=([.C127]-[.B4])*100/[.B4]" office:value-type="float" office:value="6.35667950864039" calcext:value-type="float">
            <text:p>6,357</text:p>
          </table:table-cell>
          <table:table-cell table:formula="of:=([.D127]-[.B4])*100/[.B4]" office:value-type="float" office:value="6.59560111280774" calcext:value-type="float">
            <text:p>6,596</text:p>
          </table:table-cell>
          <table:table-cell table:formula="of:=([.E127]-[.B4])*100/[.B4]" office:value-type="float" office:value="8.68830239526032" calcext:value-type="float">
            <text:p>8,688</text:p>
          </table:table-cell>
          <table:table-cell table:formula="of:=([.F127]-[.B4])*100/[.B4]" office:value-type="float" office:value="8.20534479477114" calcext:value-type="float">
            <text:p>8,205</text:p>
          </table:table-cell>
          <table:table-cell table:formula="of:=([.G127]-[.B4])*100/[.B4]" office:value-type="float" office:value="7.32863899125589" calcext:value-type="float">
            <text:p>7,329</text:p>
          </table:table-cell>
          <table:table-cell table:formula="of:=([.H127]-[.B4])*100/[.B4]" office:value-type="float" office:value="8.42704844529228" calcext:value-type="float">
            <text:p>8,427</text:p>
          </table:table-cell>
          <table:table-cell/>
          <table:table-cell table:style-name="ce64" table:formula="of:=AVERAGE([.B128:.H128])" office:value-type="float" office:value="7.5284516720902" calcext:value-type="float">
            <text:p>7,52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6.926" calcext:value-type="float">
            <text:p>6,926</text:p>
          </table:table-cell>
          <table:table-cell table:style-name="ce57" office:value-type="float" office:value="7.388" calcext:value-type="float">
            <text:p>7,388</text:p>
          </table:table-cell>
          <table:table-cell table:style-name="ce57" office:value-type="float" office:value="7.243" calcext:value-type="float">
            <text:p>7,243</text:p>
          </table:table-cell>
          <table:table-cell table:style-name="ce57" office:value-type="float" office:value="7.26" calcext:value-type="float">
            <text:p>7,260</text:p>
          </table:table-cell>
          <table:table-cell table:style-name="ce57" office:value-type="float" office:value="7.533" calcext:value-type="float">
            <text:p>7,533</text:p>
          </table:table-cell>
          <table:table-cell table:style-name="ce57" office:value-type="float" office:value="7.479" calcext:value-type="float">
            <text:p>7,479</text:p>
          </table:table-cell>
          <table:table-cell table:style-name="ce57" office:value-type="float" office:value="7.286" calcext:value-type="float">
            <text:p>7,286</text:p>
          </table:table-cell>
          <table:table-cell table:style-name="ce57"/>
          <table:table-cell table:style-name="ce65" table:formula="of:=AVERAGE([.B129:.H129])" office:value-type="float" office:value="7.30214285714286" calcext:value-type="float">
            <text:p>7,30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4000, search_radius = 40</text:p>
          </table:table-cell>
          <table:table-cell table:style-name="ce59" office:value-type="float" office:value="6798.2" calcext:value-type="float">
            <text:p>6798,200</text:p>
          </table:table-cell>
          <table:table-cell table:style-name="ce59" office:value-type="float" office:value="6825.057" calcext:value-type="float">
            <text:p>6825,057</text:p>
          </table:table-cell>
          <table:table-cell table:style-name="ce59" office:value-type="float" office:value="6886.359" calcext:value-type="float">
            <text:p>6886,359</text:p>
          </table:table-cell>
          <table:table-cell table:style-name="ce59" office:value-type="float" office:value="6823.502" calcext:value-type="float">
            <text:p>6823,502</text:p>
          </table:table-cell>
          <table:table-cell table:style-name="ce59" office:value-type="float" office:value="6839.478" calcext:value-type="float">
            <text:p>6839,478</text:p>
          </table:table-cell>
          <table:table-cell table:style-name="ce59" office:value-type="float" office:value="6847.18" calcext:value-type="float">
            <text:p>6847,180</text:p>
          </table:table-cell>
          <table:table-cell table:style-name="ce59" office:value-type="float" office:value="6808.209" calcext:value-type="float">
            <text:p>6808,209</text:p>
          </table:table-cell>
          <table:table-cell table:style-name="ce59"/>
          <table:table-cell table:formula="of:=AVERAGE([.B131:.H131])" office:value-type="float" office:value="6832.56928571429" calcext:value-type="float">
            <text:p>6832,56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1]-[.B4])*100/[.B4]" office:value-type="float" office:value="1.96088194918034" calcext:value-type="float">
            <text:p>1,961</text:p>
          </table:table-cell>
          <table:table-cell table:formula="of:=([.C131]-[.B4])*100/[.B4]" office:value-type="float" office:value="2.36368907555337" calcext:value-type="float">
            <text:p>2,364</text:p>
          </table:table-cell>
          <table:table-cell table:formula="of:=([.D131]-[.B4])*100/[.B4]" office:value-type="float" office:value="3.28310980239999" calcext:value-type="float">
            <text:p>3,283</text:p>
          </table:table-cell>
          <table:table-cell table:formula="of:=([.E131]-[.B4])*100/[.B4]" office:value-type="float" office:value="2.3403668474002" calcext:value-type="float">
            <text:p>2,340</text:p>
          </table:table-cell>
          <table:table-cell table:formula="of:=([.F131]-[.B4])*100/[.B4]" office:value-type="float" office:value="2.57997836957078" calcext:value-type="float">
            <text:p>2,580</text:p>
          </table:table-cell>
          <table:table-cell table:formula="of:=([.G131]-[.B4])*100/[.B4]" office:value-type="float" office:value="2.69549464046199" calcext:value-type="float">
            <text:p>2,695</text:p>
          </table:table-cell>
          <table:table-cell table:formula="of:=([.H131]-[.B4])*100/[.B4]" office:value-type="float" office:value="2.11099910775604" calcext:value-type="float">
            <text:p>2,111</text:p>
          </table:table-cell>
          <table:table-cell/>
          <table:table-cell table:style-name="ce64" table:formula="of:=AVERAGE([.B132:.H132])" office:value-type="float" office:value="2.47635997033182" calcext:value-type="float">
            <text:p>2,47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232" calcext:value-type="float">
            <text:p>10,232</text:p>
          </table:table-cell>
          <table:table-cell table:style-name="ce57" office:value-type="float" office:value="10.143" calcext:value-type="float">
            <text:p>10,143</text:p>
          </table:table-cell>
          <table:table-cell table:style-name="ce57" office:value-type="float" office:value="10.57" calcext:value-type="float">
            <text:p>10,570</text:p>
          </table:table-cell>
          <table:table-cell table:style-name="ce57" office:value-type="float" office:value="10.414" calcext:value-type="float">
            <text:p>10,414</text:p>
          </table:table-cell>
          <table:table-cell table:style-name="ce57" office:value-type="float" office:value="10.306" calcext:value-type="float">
            <text:p>10,306</text:p>
          </table:table-cell>
          <table:table-cell table:style-name="ce57" office:value-type="float" office:value="10.313" calcext:value-type="float">
            <text:p>10,313</text:p>
          </table:table-cell>
          <table:table-cell table:style-name="ce57" office:value-type="float" office:value="10.443" calcext:value-type="float">
            <text:p>10,443</text:p>
          </table:table-cell>
          <table:table-cell table:style-name="ce57"/>
          <table:table-cell table:style-name="ce65" table:formula="of:=AVERAGE([.B133:.H133])" office:value-type="float" office:value="10.3458571428571" calcext:value-type="float">
            <text:p>10,34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50</text:p>
          </table:table-cell>
          <table:table-cell table:style-name="ce59" office:value-type="float" office:value="6738.929" calcext:value-type="float">
            <text:p>6738,929</text:p>
          </table:table-cell>
          <table:table-cell table:style-name="ce59" office:value-type="float" office:value="6747.965" calcext:value-type="float">
            <text:p>6747,965</text:p>
          </table:table-cell>
          <table:table-cell table:style-name="ce59" office:value-type="float" office:value="6751.593" calcext:value-type="float">
            <text:p>6751,593</text:p>
          </table:table-cell>
          <table:table-cell table:style-name="ce59" office:value-type="float" office:value="6731.792" calcext:value-type="float">
            <text:p>6731,792</text:p>
          </table:table-cell>
          <table:table-cell table:style-name="ce59" office:value-type="float" office:value="6738.184" calcext:value-type="float">
            <text:p>6738,184</text:p>
          </table:table-cell>
          <table:table-cell table:style-name="ce59" office:value-type="float" office:value="6759.746" calcext:value-type="float">
            <text:p>6759,746</text:p>
          </table:table-cell>
          <table:table-cell table:style-name="ce59" office:value-type="float" office:value="6726.597" calcext:value-type="float">
            <text:p>6726,597</text:p>
          </table:table-cell>
          <table:table-cell table:style-name="ce59"/>
          <table:table-cell table:formula="of:=AVERAGE([.B135:.H135])" office:value-type="float" office:value="6742.11514285715" calcext:value-type="float">
            <text:p>6742,11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5]-[.B4])*100/[.B4]" office:value-type="float" office:value="1.07192260199876" calcext:value-type="float">
            <text:p>1,072</text:p>
          </table:table-cell>
          <table:table-cell table:formula="of:=([.C135]-[.B4])*100/[.B4]" office:value-type="float" office:value="1.20744649498408" calcext:value-type="float">
            <text:p>1,207</text:p>
          </table:table-cell>
          <table:table-cell table:formula="of:=([.D135]-[.B4])*100/[.B4]" office:value-type="float" office:value="1.26186002793568" calcext:value-type="float">
            <text:p>1,262</text:p>
          </table:table-cell>
          <table:table-cell table:formula="of:=([.E135]-[.B4])*100/[.B4]" office:value-type="float" office:value="0.964880323973504" calcext:value-type="float">
            <text:p>0,965</text:p>
          </table:table-cell>
          <table:table-cell table:formula="of:=([.F135]-[.B4])*100/[.B4]" office:value-type="float" office:value="1.06074892998968" calcext:value-type="float">
            <text:p>1,061</text:p>
          </table:table-cell>
          <table:table-cell table:formula="of:=([.G135]-[.B4])*100/[.B4]" office:value-type="float" office:value="1.38414049490219" calcext:value-type="float">
            <text:p>1,384</text:p>
          </table:table-cell>
          <table:table-cell table:formula="of:=([.H135]-[.B4])*100/[.B4]" office:value-type="float" office:value="0.88696458425916" calcext:value-type="float">
            <text:p>0,887</text:p>
          </table:table-cell>
          <table:table-cell/>
          <table:table-cell table:style-name="ce64" table:formula="of:=AVERAGE([.B136:.H136])" office:value-type="float" office:value="1.11970906543472" calcext:value-type="float">
            <text:p>1,120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4.974" calcext:value-type="float">
            <text:p>14,974</text:p>
          </table:table-cell>
          <table:table-cell table:style-name="ce57" office:value-type="float" office:value="15.1" calcext:value-type="float">
            <text:p>15,100</text:p>
          </table:table-cell>
          <table:table-cell table:style-name="ce57" office:value-type="float" office:value="14.946" calcext:value-type="float">
            <text:p>14,946</text:p>
          </table:table-cell>
          <table:table-cell table:style-name="ce57" office:value-type="float" office:value="14.43" calcext:value-type="float">
            <text:p>14,430</text:p>
          </table:table-cell>
          <table:table-cell table:style-name="ce57" office:value-type="float" office:value="14.571" calcext:value-type="float">
            <text:p>14,571</text:p>
          </table:table-cell>
          <table:table-cell table:style-name="ce57" office:value-type="float" office:value="15.188" calcext:value-type="float">
            <text:p>15,188</text:p>
          </table:table-cell>
          <table:table-cell table:style-name="ce57" office:value-type="float" office:value="15.738" calcext:value-type="float">
            <text:p>15,738</text:p>
          </table:table-cell>
          <table:table-cell table:style-name="ce57"/>
          <table:table-cell table:style-name="ce65" table:formula="of:=AVERAGE([.B137:.H137])" office:value-type="float" office:value="14.9924285714286" calcext:value-type="float">
            <text:p>14,99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60</text:p>
          </table:table-cell>
          <table:table-cell table:style-name="ce59" office:value-type="float" office:value="6713.488" calcext:value-type="float">
            <text:p>6713,488</text:p>
          </table:table-cell>
          <table:table-cell table:style-name="ce59" office:value-type="float" office:value="6697.893" calcext:value-type="float">
            <text:p>6697,893</text:p>
          </table:table-cell>
          <table:table-cell table:style-name="ce59" office:value-type="float" office:value="6708.345" calcext:value-type="float">
            <text:p>6708,345</text:p>
          </table:table-cell>
          <table:table-cell table:style-name="ce59" office:value-type="float" office:value="6690.867" calcext:value-type="float">
            <text:p>6690,867</text:p>
          </table:table-cell>
          <table:table-cell table:style-name="ce59" office:value-type="float" office:value="6711.606" calcext:value-type="float">
            <text:p>6711,606</text:p>
          </table:table-cell>
          <table:table-cell table:style-name="ce59" office:value-type="float" office:value="6703.145" calcext:value-type="float">
            <text:p>6703,145</text:p>
          </table:table-cell>
          <table:table-cell table:style-name="ce59" office:value-type="float" office:value="6729.373" calcext:value-type="float">
            <text:p>6729,373</text:p>
          </table:table-cell>
          <table:table-cell table:style-name="ce59"/>
          <table:table-cell table:formula="of:=AVERAGE([.B139:.H139])" office:value-type="float" office:value="6707.81671428571" calcext:value-type="float">
            <text:p>6707,81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39]-[.B4])*100/[.B4]" office:value-type="float" office:value="0.690352951551715" calcext:value-type="float">
            <text:p>0,690</text:p>
          </table:table-cell>
          <table:table-cell table:formula="of:=([.C139]-[.B4])*100/[.B4]" office:value-type="float" office:value="0.456455750234088" calcext:value-type="float">
            <text:p>0,456</text:p>
          </table:table-cell>
          <table:table-cell table:formula="of:=([.D139]-[.B4])*100/[.B4]" office:value-type="float" office:value="0.613217119145396" calcext:value-type="float">
            <text:p>0,613</text:p>
          </table:table-cell>
          <table:table-cell table:formula="of:=([.E139]-[.B4])*100/[.B4]" office:value-type="float" office:value="0.351078274347099" calcext:value-type="float">
            <text:p>0,351</text:p>
          </table:table-cell>
          <table:table-cell table:formula="of:=([.F139]-[.B4])*100/[.B4]" office:value-type="float" office:value="0.662126306288497" calcext:value-type="float">
            <text:p>0,662</text:p>
          </table:table-cell>
          <table:table-cell table:formula="of:=([.G139]-[.B4])*100/[.B4]" office:value-type="float" office:value="0.535226388343754" calcext:value-type="float">
            <text:p>0,535</text:p>
          </table:table-cell>
          <table:table-cell table:formula="of:=([.H139]-[.B4])*100/[.B4]" office:value-type="float" office:value="0.928599635933266" calcext:value-type="float">
            <text:p>0,929</text:p>
          </table:table-cell>
          <table:table-cell/>
          <table:table-cell table:style-name="ce64" table:formula="of:=AVERAGE([.B140:.H140])" office:value-type="float" office:value="0.605293775120545" calcext:value-type="float">
            <text:p>0,605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1.688" calcext:value-type="float">
            <text:p>21,688</text:p>
          </table:table-cell>
          <table:table-cell table:style-name="ce57" office:value-type="float" office:value="21.314" calcext:value-type="float">
            <text:p>21,314</text:p>
          </table:table-cell>
          <table:table-cell table:style-name="ce57" office:value-type="float" office:value="21.676" calcext:value-type="float">
            <text:p>21,676</text:p>
          </table:table-cell>
          <table:table-cell table:style-name="ce57" office:value-type="float" office:value="21.74" calcext:value-type="float">
            <text:p>21,740</text:p>
          </table:table-cell>
          <table:table-cell table:style-name="ce57" office:value-type="float" office:value="20.527" calcext:value-type="float">
            <text:p>20,527</text:p>
          </table:table-cell>
          <table:table-cell table:style-name="ce57" office:value-type="float" office:value="24.466" calcext:value-type="float">
            <text:p>24,466</text:p>
          </table:table-cell>
          <table:table-cell table:style-name="ce57" office:value-type="float" office:value="20.708" calcext:value-type="float">
            <text:p>20,708</text:p>
          </table:table-cell>
          <table:table-cell table:style-name="ce57"/>
          <table:table-cell table:style-name="ce65" table:formula="of:=AVERAGE([.B141:.H141])" office:value-type="float" office:value="21.7312857142857" calcext:value-type="float">
            <text:p>21,73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70</text:p>
          </table:table-cell>
          <table:table-cell table:style-name="ce59" office:value-type="float" office:value="6689.363" calcext:value-type="float">
            <text:p>6689,363</text:p>
          </table:table-cell>
          <table:table-cell table:style-name="ce59" office:value-type="float" office:value="6683.987" calcext:value-type="float">
            <text:p>6683,987</text:p>
          </table:table-cell>
          <table:table-cell table:style-name="ce59" office:value-type="float" office:value="6690.341" calcext:value-type="float">
            <text:p>6690,341</text:p>
          </table:table-cell>
          <table:table-cell table:style-name="ce59" office:value-type="float" office:value="6684.69" calcext:value-type="float">
            <text:p>6684,690</text:p>
          </table:table-cell>
          <table:table-cell table:style-name="ce59" office:value-type="float" office:value="6687.787" calcext:value-type="float">
            <text:p>6687,787</text:p>
          </table:table-cell>
          <table:table-cell table:style-name="ce59" office:value-type="float" office:value="6692.206" calcext:value-type="float">
            <text:p>6692,206</text:p>
          </table:table-cell>
          <table:table-cell table:style-name="ce59" office:value-type="float" office:value="6689.063" calcext:value-type="float">
            <text:p>6689,063</text:p>
          </table:table-cell>
          <table:table-cell table:style-name="ce59"/>
          <table:table-cell table:formula="of:=AVERAGE([.B143:.H143])" office:value-type="float" office:value="6688.20528571429" calcext:value-type="float">
            <text:p>6688,20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43]-[.B4])*100/[.B4]" office:value-type="float" office:value="0.328520955284471" calcext:value-type="float">
            <text:p>0,329</text:p>
          </table:table-cell>
          <table:table-cell table:formula="of:=([.C143]-[.B4])*100/[.B4]" office:value-type="float" office:value="0.247890538209537" calcext:value-type="float">
            <text:p>0,248</text:p>
          </table:table-cell>
          <table:table-cell table:formula="of:=([.D143]-[.B4])*100/[.B4]" office:value-type="float" office:value="0.343189211962166" calcext:value-type="float">
            <text:p>0,343</text:p>
          </table:table-cell>
          <table:table-cell table:formula="of:=([.E143]-[.B4])*100/[.B4]" office:value-type="float" office:value="0.258434285085214" calcext:value-type="float">
            <text:p>0,258</text:p>
          </table:table-cell>
          <table:table-cell table:formula="of:=([.F143]-[.B4])*100/[.B4]" office:value-type="float" office:value="0.304883764564588" calcext:value-type="float">
            <text:p>0,305</text:p>
          </table:table-cell>
          <table:table-cell table:formula="of:=([.G143]-[.B4])*100/[.B4]" office:value-type="float" office:value="0.371160887528522" calcext:value-type="float">
            <text:p>0,371</text:p>
          </table:table-cell>
          <table:table-cell table:formula="of:=([.H143]-[.B4])*100/[.B4]" office:value-type="float" office:value="0.324021490045912" calcext:value-type="float">
            <text:p>0,324</text:p>
          </table:table-cell>
          <table:table-cell/>
          <table:table-cell table:style-name="ce64" table:formula="of:=AVERAGE([.B144:.H144])" office:value-type="float" office:value="0.31115730466863" calcext:value-type="float">
            <text:p>0,3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8.761" calcext:value-type="float">
            <text:p>28,761</text:p>
          </table:table-cell>
          <table:table-cell table:style-name="ce57" office:value-type="float" office:value="27.399" calcext:value-type="float">
            <text:p>27,399</text:p>
          </table:table-cell>
          <table:table-cell table:style-name="ce57" office:value-type="float" office:value="28.713" calcext:value-type="float">
            <text:p>28,713</text:p>
          </table:table-cell>
          <table:table-cell table:style-name="ce57" office:value-type="float" office:value="28.094" calcext:value-type="float">
            <text:p>28,094</text:p>
          </table:table-cell>
          <table:table-cell table:style-name="ce57" office:value-type="float" office:value="28.93" calcext:value-type="float">
            <text:p>28,930</text:p>
          </table:table-cell>
          <table:table-cell table:style-name="ce57" office:value-type="float" office:value="28.596" calcext:value-type="float">
            <text:p>28,596</text:p>
          </table:table-cell>
          <table:table-cell table:style-name="ce57" office:value-type="float" office:value="29.433" calcext:value-type="float">
            <text:p>29,433</text:p>
          </table:table-cell>
          <table:table-cell table:style-name="ce57"/>
          <table:table-cell table:style-name="ce65" table:formula="of:=AVERAGE([.B145:.H145])" office:value-type="float" office:value="28.5608571428571" calcext:value-type="float">
            <text:p>28,56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4000, search_radius = 80</text:p>
          </table:table-cell>
          <table:table-cell table:style-name="ce59" office:value-type="float" office:value="6681.97" calcext:value-type="float">
            <text:p>6681,970</text:p>
          </table:table-cell>
          <table:table-cell table:style-name="ce59" office:value-type="float" office:value="6677.276" calcext:value-type="float">
            <text:p>6677,276</text:p>
          </table:table-cell>
          <table:table-cell table:style-name="ce59" office:value-type="float" office:value="6683.975" calcext:value-type="float">
            <text:p>6683,975</text:p>
          </table:table-cell>
          <table:table-cell table:style-name="ce59" office:value-type="float" office:value="6682.152" calcext:value-type="float">
            <text:p>6682,152</text:p>
          </table:table-cell>
          <table:table-cell table:style-name="ce59" office:value-type="float" office:value="6677.665" calcext:value-type="float">
            <text:p>6677,665</text:p>
          </table:table-cell>
          <table:table-cell table:style-name="ce59" office:value-type="float" office:value="6687.364" calcext:value-type="float">
            <text:p>6687,364</text:p>
          </table:table-cell>
          <table:table-cell table:style-name="ce59" office:value-type="float" office:value="6678.39" calcext:value-type="float">
            <text:p>6678,390</text:p>
          </table:table-cell>
          <table:table-cell table:style-name="ce59"/>
          <table:table-cell table:formula="of:=AVERAGE([.B147:.H147])" office:value-type="float" office:value="6681.256" calcext:value-type="float">
            <text:p>6681,2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47]-[.B4])*100/[.B4]" office:value-type="float" office:value="0.217639133588979" calcext:value-type="float">
            <text:p>0,218</text:p>
          </table:table-cell>
          <table:table-cell table:formula="of:=([.C147]-[.B4])*100/[.B4]" office:value-type="float" office:value="0.147237500823027" calcext:value-type="float">
            <text:p>0,147</text:p>
          </table:table-cell>
          <table:table-cell table:formula="of:=([.D147]-[.B4])*100/[.B4]" office:value-type="float" office:value="0.247710559599999" calcext:value-type="float">
            <text:p>0,248</text:p>
          </table:table-cell>
          <table:table-cell table:formula="of:=([.E147]-[.B4])*100/[.B4]" office:value-type="float" office:value="0.220368809167034" calcext:value-type="float">
            <text:p>0,220</text:p>
          </table:table-cell>
          <table:table-cell table:formula="of:=([.F147]-[.B4])*100/[.B4]" office:value-type="float" office:value="0.153071807415691" calcext:value-type="float">
            <text:p>0,153</text:p>
          </table:table-cell>
          <table:table-cell table:formula="of:=([.G147]-[.B4])*100/[.B4]" office:value-type="float" office:value="0.298539518578213" calcext:value-type="float">
            <text:p>0,299</text:p>
          </table:table-cell>
          <table:table-cell table:formula="of:=([.H147]-[.B4])*100/[.B4]" office:value-type="float" office:value="0.163945515075541" calcext:value-type="float">
            <text:p>0,164</text:p>
          </table:table-cell>
          <table:table-cell/>
          <table:table-cell table:style-name="ce64" table:formula="of:=AVERAGE([.B148:.H148])" office:value-type="float" office:value="0.206930406321212" calcext:value-type="float">
            <text:p>0,20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9.85" calcext:value-type="float">
            <text:p>39,850</text:p>
          </table:table-cell>
          <table:table-cell table:style-name="ce57" office:value-type="float" office:value="38.384" calcext:value-type="float">
            <text:p>38,384</text:p>
          </table:table-cell>
          <table:table-cell table:style-name="ce57" office:value-type="float" office:value="40.732" calcext:value-type="float">
            <text:p>40,732</text:p>
          </table:table-cell>
          <table:table-cell table:style-name="ce57" office:value-type="float" office:value="41.384" calcext:value-type="float">
            <text:p>41,384</text:p>
          </table:table-cell>
          <table:table-cell table:style-name="ce57" office:value-type="float" office:value="38.929" calcext:value-type="float">
            <text:p>38,929</text:p>
          </table:table-cell>
          <table:table-cell table:style-name="ce57" office:value-type="float" office:value="39.515" calcext:value-type="float">
            <text:p>39,515</text:p>
          </table:table-cell>
          <table:table-cell table:style-name="ce57" office:value-type="float" office:value="40.736" calcext:value-type="float">
            <text:p>40,736</text:p>
          </table:table-cell>
          <table:table-cell table:style-name="ce57"/>
          <table:table-cell table:style-name="ce65" table:formula="of:=AVERAGE([.B149:.H149])" office:value-type="float" office:value="39.9328571428571" calcext:value-type="float">
            <text:p>39,933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25</text:p>
          </table:table-cell>
          <table:table-cell table:style-name="ce59" office:value-type="float" office:value="7788.88" calcext:value-type="float">
            <text:p>7788,880</text:p>
          </table:table-cell>
          <table:table-cell table:style-name="ce59" office:value-type="float" office:value="8221.744" calcext:value-type="float">
            <text:p>8221,744</text:p>
          </table:table-cell>
          <table:table-cell table:style-name="ce59" office:value-type="float" office:value="7858.745" calcext:value-type="float">
            <text:p>7858,745</text:p>
          </table:table-cell>
          <table:table-cell table:style-name="ce59" office:value-type="float" office:value="7796.475" calcext:value-type="float">
            <text:p>7796,475</text:p>
          </table:table-cell>
          <table:table-cell table:style-name="ce59" office:value-type="float" office:value="7926.206" calcext:value-type="float">
            <text:p>7926,206</text:p>
          </table:table-cell>
          <table:table-cell table:style-name="ce59" office:value-type="float" office:value="8334.745" calcext:value-type="float">
            <text:p>8334,745</text:p>
          </table:table-cell>
          <table:table-cell table:style-name="ce59" office:value-type="float" office:value="7915.238" calcext:value-type="float">
            <text:p>7915,238</text:p>
          </table:table-cell>
          <table:table-cell table:style-name="ce59"/>
          <table:table-cell table:formula="of:=AVERAGE([.B154:.H154])" office:value-type="float" office:value="7977.43328571429" calcext:value-type="float">
            <text:p>7977,433</text:p>
          </table:table-cell>
          <table:table-cell/>
          <table:table-cell office:value-type="string" calcext:value-type="string">
            <text:p>(parfois ne trouve pas de solutions)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4]-[.B4])*100/[.B4]" office:value-type="float" office:value="16.8193160242905" calcext:value-type="float">
            <text:p>16,819</text:p>
          </table:table-cell>
          <table:table-cell table:formula="of:=([.C154]-[.B4])*100/[.B4]" office:value-type="float" office:value="23.3115044276988" calcext:value-type="float">
            <text:p>23,312</text:p>
          </table:table-cell>
          <table:table-cell table:formula="of:=([.D154]-[.B4])*100/[.B4]" office:value-type="float" office:value="17.867166487263" calcext:value-type="float">
            <text:p>17,867</text:p>
          </table:table-cell>
          <table:table-cell table:formula="of:=([.E154]-[.B4])*100/[.B4]" office:value-type="float" office:value="16.9332274859133" calcext:value-type="float">
            <text:p>16,933</text:p>
          </table:table-cell>
          <table:table-cell table:formula="of:=([.F154]-[.B4])*100/[.B4]" office:value-type="float" office:value="18.8789612354572" calcext:value-type="float">
            <text:p>18,879</text:p>
          </table:table-cell>
          <table:table-cell table:formula="of:=([.G154]-[.B4])*100/[.B4]" office:value-type="float" office:value="25.0063179991058" calcext:value-type="float">
            <text:p>25,006</text:p>
          </table:table-cell>
          <table:table-cell table:formula="of:=([.H154]-[.B4])*100/[.B4]" office:value-type="float" office:value="18.7144607863356" calcext:value-type="float">
            <text:p>18,714</text:p>
          </table:table-cell>
          <table:table-cell table:style-name="ce56"/>
          <table:table-cell table:style-name="ce64" table:formula="of:=AVERAGE([.B155:.H155])" office:value-type="float" office:value="19.6472792065806" calcext:value-type="float">
            <text:p>19,64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.788" calcext:value-type="float">
            <text:p>2,788</text:p>
          </table:table-cell>
          <table:table-cell table:style-name="ce57" office:value-type="float" office:value="2.896" calcext:value-type="float">
            <text:p>2,896</text:p>
          </table:table-cell>
          <table:table-cell table:style-name="ce57" office:value-type="float" office:value="2.801" calcext:value-type="float">
            <text:p>2,801</text:p>
          </table:table-cell>
          <table:table-cell table:style-name="ce57" office:value-type="float" office:value="2.836" calcext:value-type="float">
            <text:p>2,836</text:p>
          </table:table-cell>
          <table:table-cell table:number-columns-repeated="2" table:style-name="ce57" office:value-type="float" office:value="2.923" calcext:value-type="float">
            <text:p>2,923</text:p>
          </table:table-cell>
          <table:table-cell table:style-name="ce57" office:value-type="float" office:value="2.828" calcext:value-type="float">
            <text:p>2,828</text:p>
          </table:table-cell>
          <table:table-cell table:style-name="ce57"/>
          <table:table-cell table:style-name="ce65" table:formula="of:=AVERAGE([.B156:.H156])" office:value-type="float" office:value="2.85642857142857" calcext:value-type="float">
            <text:p>2,856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30 </text:p>
          </table:table-cell>
          <table:table-cell table:style-name="ce59" office:value-type="float" office:value="7190.071" calcext:value-type="float">
            <text:p>7190,071</text:p>
          </table:table-cell>
          <table:table-cell table:style-name="ce59" office:value-type="float" office:value="7474.256" calcext:value-type="float">
            <text:p>7474,256</text:p>
          </table:table-cell>
          <table:table-cell table:style-name="ce59" office:value-type="float" office:value="7234.854" calcext:value-type="float">
            <text:p>7234,854</text:p>
          </table:table-cell>
          <table:table-cell table:style-name="ce59" office:value-type="float" office:value="7288.908" calcext:value-type="float">
            <text:p>7288,908</text:p>
          </table:table-cell>
          <table:table-cell table:style-name="ce59" office:value-type="float" office:value="7274.577" calcext:value-type="float">
            <text:p>7274,577</text:p>
          </table:table-cell>
          <table:table-cell table:style-name="ce59" office:value-type="float" office:value="7384.041" calcext:value-type="float">
            <text:p>7384,041</text:p>
          </table:table-cell>
          <table:table-cell table:style-name="ce59" office:value-type="float" office:value="7402.11" calcext:value-type="float">
            <text:p>7402,110</text:p>
          </table:table-cell>
          <table:table-cell table:style-name="ce59"/>
          <table:table-cell table:formula="of:=AVERAGE([.B158:.H158])" office:value-type="float" office:value="7321.25957142857" calcext:value-type="float">
            <text:p>7321,26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58]-[.B4])*100/[.B4]" office:value-type="float" office:value="7.83824842417479" calcext:value-type="float">
            <text:p>7,838</text:p>
          </table:table-cell>
          <table:table-cell table:formula="of:=([.C158]-[.B4])*100/[.B4]" office:value-type="float" office:value="12.100516853572" calcext:value-type="float">
            <text:p>12,101</text:p>
          </table:table-cell>
          <table:table-cell table:formula="of:=([.D158]-[.B4])*100/[.B4]" office:value-type="float" office:value="8.50991359676903" calcext:value-type="float">
            <text:p>8,510</text:p>
          </table:table-cell>
          <table:table-cell table:formula="of:=([.E158]-[.B4])*100/[.B4]" office:value-type="float" office:value="9.32062724345212" calcext:value-type="float">
            <text:p>9,321</text:p>
          </table:table-cell>
          <table:table-cell table:formula="of:=([.F158]-[.B4])*100/[.B4]" office:value-type="float" office:value="9.10568778900628" calcext:value-type="float">
            <text:p>9,106</text:p>
          </table:table-cell>
          <table:table-cell table:formula="of:=([.G158]-[.B4])*100/[.B4]" office:value-type="float" office:value="10.7474526652507" calcext:value-type="float">
            <text:p>10,747</text:p>
          </table:table-cell>
          <table:table-cell table:formula="of:=([.H158]-[.B4])*100/[.B4]" office:value-type="float" office:value="11.018455456569" calcext:value-type="float">
            <text:p>11,018</text:p>
          </table:table-cell>
          <table:table-cell/>
          <table:table-cell table:style-name="ce64" table:formula="of:=AVERAGE([.B159:.H159])" office:value-type="float" office:value="9.80584314697056" calcext:value-type="float">
            <text:p>9,80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.225" calcext:value-type="float">
            <text:p>3,225</text:p>
          </table:table-cell>
          <table:table-cell table:style-name="ce57" office:value-type="float" office:value="3.336" calcext:value-type="float">
            <text:p>3,336</text:p>
          </table:table-cell>
          <table:table-cell table:style-name="ce57" office:value-type="float" office:value="3.216" calcext:value-type="float">
            <text:p>3,216</text:p>
          </table:table-cell>
          <table:table-cell table:style-name="ce57" office:value-type="float" office:value="3.294" calcext:value-type="float">
            <text:p>3,294</text:p>
          </table:table-cell>
          <table:table-cell table:style-name="ce57" office:value-type="float" office:value="3.147" calcext:value-type="float">
            <text:p>3,147</text:p>
          </table:table-cell>
          <table:table-cell table:style-name="ce57" office:value-type="float" office:value="3.331" calcext:value-type="float">
            <text:p>3,331</text:p>
          </table:table-cell>
          <table:table-cell table:style-name="ce57" office:value-type="float" office:value="3.291" calcext:value-type="float">
            <text:p>3,291</text:p>
          </table:table-cell>
          <table:table-cell table:style-name="ce57"/>
          <table:table-cell table:style-name="ce65" table:formula="of:=AVERAGE([.B160:.H160])" office:value-type="float" office:value="3.26285714285714" calcext:value-type="float">
            <text:p>3,26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2000, search_radius = 40 </text:p>
          </table:table-cell>
          <table:table-cell table:style-name="ce59" office:value-type="float" office:value="6851.833" calcext:value-type="float">
            <text:p>6851,833</text:p>
          </table:table-cell>
          <table:table-cell table:style-name="ce59" office:value-type="float" office:value="6887.646" calcext:value-type="float">
            <text:p>6887,646</text:p>
          </table:table-cell>
          <table:table-cell table:style-name="ce59" office:value-type="float" office:value="6904.589" calcext:value-type="float">
            <text:p>6904,589</text:p>
          </table:table-cell>
          <table:table-cell table:style-name="ce59" office:value-type="float" office:value="6877.83" calcext:value-type="float">
            <text:p>6877,830</text:p>
          </table:table-cell>
          <table:table-cell table:style-name="ce59" office:value-type="float" office:value="6875.179" calcext:value-type="float">
            <text:p>6875,179</text:p>
          </table:table-cell>
          <table:table-cell table:style-name="ce59" office:value-type="float" office:value="6943.834" calcext:value-type="float">
            <text:p>6943,834</text:p>
          </table:table-cell>
          <table:table-cell table:style-name="ce59" office:value-type="float" office:value="6871.246" calcext:value-type="float">
            <text:p>6871,246</text:p>
          </table:table-cell>
          <table:table-cell table:style-name="ce59"/>
          <table:table-cell table:formula="of:=AVERAGE([.B162:.H162])" office:value-type="float" office:value="6887.451" calcext:value-type="float">
            <text:p>6887,45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62]-[.B4])*100/[.B4]" office:value-type="float" office:value="2.76528134631199" calcext:value-type="float">
            <text:p>2,765</text:p>
          </table:table-cell>
          <table:table-cell table:formula="of:=([.C162]-[.B4])*100/[.B4]" office:value-type="float" office:value="3.30241250827339" calcext:value-type="float">
            <text:p>3,302</text:p>
          </table:table-cell>
          <table:table-cell table:formula="of:=([.D162]-[.B4])*100/[.B4]" office:value-type="float" office:value="3.5565273067296" calcext:value-type="float">
            <text:p>3,557</text:p>
          </table:table-cell>
          <table:table-cell table:formula="of:=([.E162]-[.B4])*100/[.B4]" office:value-type="float" office:value="3.15519000566783" calcext:value-type="float">
            <text:p>3,155</text:p>
          </table:table-cell>
          <table:table-cell table:formula="of:=([.F162]-[.B4])*100/[.B4]" office:value-type="float" office:value="3.11542973117645" calcext:value-type="float">
            <text:p>3,115</text:p>
          </table:table-cell>
          <table:table-cell table:formula="of:=([.G162]-[.B4])*100/[.B4]" office:value-type="float" office:value="4.14513235102008" calcext:value-type="float">
            <text:p>4,145</text:p>
          </table:table-cell>
          <table:table-cell table:formula="of:=([.H162]-[.B4])*100/[.B4]" office:value-type="float" office:value="3.05644174189898" calcext:value-type="float">
            <text:p>3,056</text:p>
          </table:table-cell>
          <table:table-cell/>
          <table:table-cell table:style-name="ce64" table:formula="of:=AVERAGE([.B163:.H163])" office:value-type="float" office:value="3.29948785586833" calcext:value-type="float">
            <text:p>3,29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084" calcext:value-type="float">
            <text:p>5,084</text:p>
          </table:table-cell>
          <table:table-cell table:style-name="ce57" office:value-type="float" office:value="4.71" calcext:value-type="float">
            <text:p>4,710</text:p>
          </table:table-cell>
          <table:table-cell table:style-name="ce57" office:value-type="float" office:value="5.158" calcext:value-type="float">
            <text:p>5,158</text:p>
          </table:table-cell>
          <table:table-cell table:style-name="ce57" office:value-type="float" office:value="4.846" calcext:value-type="float">
            <text:p>4,846</text:p>
          </table:table-cell>
          <table:table-cell table:style-name="ce57" office:value-type="float" office:value="4.724" calcext:value-type="float">
            <text:p>4,724</text:p>
          </table:table-cell>
          <table:table-cell table:style-name="ce57" office:value-type="float" office:value="5.079" calcext:value-type="float">
            <text:p>5,079</text:p>
          </table:table-cell>
          <table:table-cell table:style-name="ce57" office:value-type="float" office:value="4.799" calcext:value-type="float">
            <text:p>4,799</text:p>
          </table:table-cell>
          <table:table-cell table:style-name="ce57"/>
          <table:table-cell table:style-name="ce65" table:formula="of:=AVERAGE([.B164:.H164])" office:value-type="float" office:value="4.91428571428572" calcext:value-type="float">
            <text:p>4,91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50</text:p>
          </table:table-cell>
          <table:table-cell table:style-name="ce59" office:value-type="float" office:value="6753.01" calcext:value-type="float">
            <text:p>6753,010</text:p>
          </table:table-cell>
          <table:table-cell table:style-name="ce59" office:value-type="float" office:value="6733.867" calcext:value-type="float">
            <text:p>6733,867</text:p>
          </table:table-cell>
          <table:table-cell table:style-name="ce59" office:value-type="float" office:value="6774.385" calcext:value-type="float">
            <text:p>6774,385</text:p>
          </table:table-cell>
          <table:table-cell table:style-name="ce59" office:value-type="float" office:value="6738.88" calcext:value-type="float">
            <text:p>6738,880</text:p>
          </table:table-cell>
          <table:table-cell table:style-name="ce59" office:value-type="float" office:value="6754.244" calcext:value-type="float">
            <text:p>6754,244</text:p>
          </table:table-cell>
          <table:table-cell table:style-name="ce59" office:value-type="float" office:value="6746.085" calcext:value-type="float">
            <text:p>6746,085</text:p>
          </table:table-cell>
          <table:table-cell table:style-name="ce59" office:value-type="float" office:value="6767.431" calcext:value-type="float">
            <text:p>6767,431</text:p>
          </table:table-cell>
          <table:table-cell table:style-name="ce59"/>
          <table:table-cell table:formula="of:=AVERAGE([.B166:.H166])" office:value-type="float" office:value="6752.55742857143" calcext:value-type="float">
            <text:p>6752,55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66]-[.B4])*100/[.B4]" office:value-type="float" office:value="1.28311250207913" calcext:value-type="float">
            <text:p>1,283</text:p>
          </table:table-cell>
          <table:table-cell table:formula="of:=([.C166]-[.B4])*100/[.B4]" office:value-type="float" office:value="0.99600162520685" calcext:value-type="float">
            <text:p>0,996</text:p>
          </table:table-cell>
          <table:table-cell table:formula="of:=([.D166]-[.B4])*100/[.B4]" office:value-type="float" office:value="1.60369940032628" calcext:value-type="float">
            <text:p>1,604</text:p>
          </table:table-cell>
          <table:table-cell table:formula="of:=([.E166]-[.B4])*100/[.B4]" office:value-type="float" office:value="1.07118768934313" calcext:value-type="float">
            <text:p>1,071</text:p>
          </table:table-cell>
          <table:table-cell table:formula="of:=([.F166]-[.B4])*100/[.B4]" office:value-type="float" office:value="1.30162030242705" calcext:value-type="float">
            <text:p>1,302</text:p>
          </table:table-cell>
          <table:table-cell table:formula="of:=([.G166]-[.B4])*100/[.B4]" office:value-type="float" office:value="1.17924984615579" calcext:value-type="float">
            <text:p>1,179</text:p>
          </table:table-cell>
          <table:table-cell table:formula="of:=([.H166]-[.B4])*100/[.B4]" office:value-type="float" office:value="1.49940179609653" calcext:value-type="float">
            <text:p>1,499</text:p>
          </table:table-cell>
          <table:table-cell/>
          <table:table-cell table:style-name="ce64" table:formula="of:=AVERAGE([.B167:.H167])" office:value-type="float" office:value="1.27632473737639" calcext:value-type="float">
            <text:p>1,27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.607" calcext:value-type="float">
            <text:p>7,607</text:p>
          </table:table-cell>
          <table:table-cell table:style-name="ce57" office:value-type="float" office:value="6.994" calcext:value-type="float">
            <text:p>6,994</text:p>
          </table:table-cell>
          <table:table-cell table:style-name="ce57" office:value-type="float" office:value="7.588" calcext:value-type="float">
            <text:p>7,588</text:p>
          </table:table-cell>
          <table:table-cell table:style-name="ce57" office:value-type="float" office:value="6.972" calcext:value-type="float">
            <text:p>6,972</text:p>
          </table:table-cell>
          <table:table-cell table:style-name="ce57" office:value-type="float" office:value="7.165" calcext:value-type="float">
            <text:p>7,165</text:p>
          </table:table-cell>
          <table:table-cell table:style-name="ce57" office:value-type="float" office:value="7.494" calcext:value-type="float">
            <text:p>7,494</text:p>
          </table:table-cell>
          <table:table-cell table:style-name="ce57" office:value-type="float" office:value="7.63" calcext:value-type="float">
            <text:p>7,630</text:p>
          </table:table-cell>
          <table:table-cell table:style-name="ce57"/>
          <table:table-cell table:style-name="ce65" table:formula="of:=AVERAGE([.B168:.H168])" office:value-type="float" office:value="7.35" calcext:value-type="float">
            <text:p>7,350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60</text:p>
          </table:table-cell>
          <table:table-cell table:style-name="ce59" office:value-type="float" office:value="6712.889" calcext:value-type="float">
            <text:p>6712,889</text:p>
          </table:table-cell>
          <table:table-cell table:style-name="ce59" office:value-type="float" office:value="6714.709" calcext:value-type="float">
            <text:p>6714,709</text:p>
          </table:table-cell>
          <table:table-cell table:style-name="ce59" office:value-type="float" office:value="6730.099" calcext:value-type="float">
            <text:p>6730,099</text:p>
          </table:table-cell>
          <table:table-cell table:style-name="ce59" office:value-type="float" office:value="6711.429" calcext:value-type="float">
            <text:p>6711,429</text:p>
          </table:table-cell>
          <table:table-cell table:style-name="ce59" office:value-type="float" office:value="6695.786" calcext:value-type="float">
            <text:p>6695,786</text:p>
          </table:table-cell>
          <table:table-cell table:style-name="ce59" office:value-type="float" office:value="6708.57" calcext:value-type="float">
            <text:p>6708,570</text:p>
          </table:table-cell>
          <table:table-cell table:style-name="ce59" office:value-type="float" office:value="6715.641" calcext:value-type="float">
            <text:p>6715,641</text:p>
          </table:table-cell>
          <table:table-cell table:style-name="ce59"/>
          <table:table-cell table:formula="of:=AVERAGE([.B170:.H170])" office:value-type="float" office:value="6712.73185714286" calcext:value-type="float">
            <text:p>6712,73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0]-[.B4])*100/[.B4]" office:value-type="float" office:value="0.681369019292062" calcext:value-type="float">
            <text:p>0,681</text:p>
          </table:table-cell>
          <table:table-cell table:formula="of:=([.C170]-[.B4])*100/[.B4]" office:value-type="float" office:value="0.708665775072633" calcext:value-type="float">
            <text:p>0,709</text:p>
          </table:table-cell>
          <table:table-cell table:formula="of:=([.D170]-[.B4])*100/[.B4]" office:value-type="float" office:value="0.939488341810581" calcext:value-type="float">
            <text:p>0,939</text:p>
          </table:table-cell>
          <table:table-cell table:formula="of:=([.E170]-[.B4])*100/[.B4]" office:value-type="float" office:value="0.659471621797753" calcext:value-type="float">
            <text:p>0,659</text:p>
          </table:table-cell>
          <table:table-cell table:formula="of:=([.F170]-[.B4])*100/[.B4]" office:value-type="float" office:value="0.42485450604196" calcext:value-type="float">
            <text:p>0,425</text:p>
          </table:table-cell>
          <table:table-cell table:formula="of:=([.G170]-[.B4])*100/[.B4]" office:value-type="float" office:value="0.616591718074305" calcext:value-type="float">
            <text:p>0,617</text:p>
          </table:table-cell>
          <table:table-cell table:formula="of:=([.H170]-[.B4])*100/[.B4]" office:value-type="float" office:value="0.722644113747078" calcext:value-type="float">
            <text:p>0,723</text:p>
          </table:table-cell>
          <table:table-cell/>
          <table:table-cell table:style-name="ce64" table:formula="of:=AVERAGE([.B171:.H171])" office:value-type="float" office:value="0.679012156548053" calcext:value-type="float">
            <text:p>0,6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1.048" calcext:value-type="float">
            <text:p>11,048</text:p>
          </table:table-cell>
          <table:table-cell table:style-name="ce57" office:value-type="float" office:value="10.8" calcext:value-type="float">
            <text:p>10,800</text:p>
          </table:table-cell>
          <table:table-cell table:style-name="ce57" office:value-type="float" office:value="10.679" calcext:value-type="float">
            <text:p>10,679</text:p>
          </table:table-cell>
          <table:table-cell table:style-name="ce57" office:value-type="float" office:value="11.233" calcext:value-type="float">
            <text:p>11,233</text:p>
          </table:table-cell>
          <table:table-cell table:style-name="ce57" office:value-type="float" office:value="10.567" calcext:value-type="float">
            <text:p>10,567</text:p>
          </table:table-cell>
          <table:table-cell table:style-name="ce57" office:value-type="float" office:value="10.881" calcext:value-type="float">
            <text:p>10,881</text:p>
          </table:table-cell>
          <table:table-cell table:style-name="ce57" office:value-type="float" office:value="11.171" calcext:value-type="float">
            <text:p>11,171</text:p>
          </table:table-cell>
          <table:table-cell table:style-name="ce57"/>
          <table:table-cell table:style-name="ce65" table:formula="of:=AVERAGE([.B172:.H172])" office:value-type="float" office:value="10.9112857142857" calcext:value-type="float">
            <text:p>10,911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70</text:p>
          </table:table-cell>
          <table:table-cell table:style-name="ce59" office:value-type="float" office:value="6704.361" calcext:value-type="float">
            <text:p>6704,361</text:p>
          </table:table-cell>
          <table:table-cell table:style-name="ce59" office:value-type="float" office:value="6695.436" calcext:value-type="float">
            <text:p>6695,436</text:p>
          </table:table-cell>
          <table:table-cell table:style-name="ce59" office:value-type="float" office:value="6696.951" calcext:value-type="float">
            <text:p>6696,951</text:p>
          </table:table-cell>
          <table:table-cell table:style-name="ce59" office:value-type="float" office:value="6687.7" calcext:value-type="float">
            <text:p>6687,700</text:p>
          </table:table-cell>
          <table:table-cell table:style-name="ce59" office:value-type="float" office:value="6694.056" calcext:value-type="float">
            <text:p>6694,056</text:p>
          </table:table-cell>
          <table:table-cell table:style-name="ce59" office:value-type="float" office:value="6687.533" calcext:value-type="float">
            <text:p>6687,533</text:p>
          </table:table-cell>
          <table:table-cell table:style-name="ce59" office:value-type="float" office:value="6686.306" calcext:value-type="float">
            <text:p>6686,306</text:p>
          </table:table-cell>
          <table:table-cell table:style-name="ce59"/>
          <table:table-cell table:formula="of:=AVERAGE([.B174:.H174])" office:value-type="float" office:value="6693.19185714286" calcext:value-type="float">
            <text:p>6693,19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4]-[.B4])*100/[.B4]" office:value-type="float" office:value="0.553464220777361" calcext:value-type="float">
            <text:p>0,553</text:p>
          </table:table-cell>
          <table:table-cell table:formula="of:=([.C174]-[.B4])*100/[.B4]" office:value-type="float" office:value="0.419605129930306" calcext:value-type="float">
            <text:p>0,420</text:p>
          </table:table-cell>
          <table:table-cell table:formula="of:=([.D174]-[.B4])*100/[.B4]" office:value-type="float" office:value="0.44232742938502" calcext:value-type="float">
            <text:p>0,442</text:p>
          </table:table-cell>
          <table:table-cell table:formula="of:=([.E174]-[.B4])*100/[.B4]" office:value-type="float" office:value="0.3035789196454" calcext:value-type="float">
            <text:p>0,304</text:p>
          </table:table-cell>
          <table:table-cell table:formula="of:=([.F174]-[.B4])*100/[.B4]" office:value-type="float" office:value="0.398907589832945" calcext:value-type="float">
            <text:p>0,399</text:p>
          </table:table-cell>
          <table:table-cell table:formula="of:=([.G174]-[.B4])*100/[.B4]" office:value-type="float" office:value="0.301074217329278" calcext:value-type="float">
            <text:p>0,301</text:p>
          </table:table-cell>
          <table:table-cell table:formula="of:=([.H174]-[.B4])*100/[.B4]" office:value-type="float" office:value="0.282671404503571" calcext:value-type="float">
            <text:p>0,283</text:p>
          </table:table-cell>
          <table:table-cell/>
          <table:table-cell table:style-name="ce64" table:formula="of:=AVERAGE([.B175:.H175])" office:value-type="float" office:value="0.385946987343412" calcext:value-type="float">
            <text:p>0,386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4.943" calcext:value-type="float">
            <text:p>14,943</text:p>
          </table:table-cell>
          <table:table-cell table:style-name="ce57" office:value-type="float" office:value="15.321" calcext:value-type="float">
            <text:p>15,321</text:p>
          </table:table-cell>
          <table:table-cell table:style-name="ce57" office:value-type="float" office:value="15.601" calcext:value-type="float">
            <text:p>15,601</text:p>
          </table:table-cell>
          <table:table-cell table:style-name="ce57" office:value-type="float" office:value="15.762" calcext:value-type="float">
            <text:p>15,762</text:p>
          </table:table-cell>
          <table:table-cell table:style-name="ce57" office:value-type="float" office:value="16.049" calcext:value-type="float">
            <text:p>16,049</text:p>
          </table:table-cell>
          <table:table-cell table:style-name="ce57" office:value-type="float" office:value="15.749" calcext:value-type="float">
            <text:p>15,749</text:p>
          </table:table-cell>
          <table:table-cell table:style-name="ce57" office:value-type="float" office:value="15.577" calcext:value-type="float">
            <text:p>15,577</text:p>
          </table:table-cell>
          <table:table-cell table:style-name="ce57"/>
          <table:table-cell table:style-name="ce65" table:formula="of:=AVERAGE([.B176:.H176])" office:value-type="float" office:value="15.5717142857143" calcext:value-type="float">
            <text:p>15,57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80</text:p>
          </table:table-cell>
          <table:table-cell table:style-name="ce59" office:value-type="float" office:value="6683.794" calcext:value-type="float">
            <text:p>6683,794</text:p>
          </table:table-cell>
          <table:table-cell table:style-name="ce59" office:value-type="float" office:value="6689.969" calcext:value-type="float">
            <text:p>6689,969</text:p>
          </table:table-cell>
          <table:table-cell table:style-name="ce59" office:value-type="float" office:value="6680.538" calcext:value-type="float">
            <text:p>6680,538</text:p>
          </table:table-cell>
          <table:table-cell table:style-name="ce59" office:value-type="float" office:value="6687.025" calcext:value-type="float">
            <text:p>6687,025</text:p>
          </table:table-cell>
          <table:table-cell table:style-name="ce59" office:value-type="float" office:value="6680.195" calcext:value-type="float">
            <text:p>6680,195</text:p>
          </table:table-cell>
          <table:table-cell table:style-name="ce59" office:value-type="float" office:value="6684.307" calcext:value-type="float">
            <text:p>6684,307</text:p>
          </table:table-cell>
          <table:table-cell table:style-name="ce59" office:value-type="float" office:value="6679.007" calcext:value-type="float">
            <text:p>6679,007</text:p>
          </table:table-cell>
          <table:table-cell table:style-name="ce59"/>
          <table:table-cell table:formula="of:=AVERAGE([.B178:.H178])" office:value-type="float" office:value="6683.54785714286" calcext:value-type="float">
            <text:p>6683,54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78]-[.B4])*100/[.B4]" office:value-type="float" office:value="0.244995882239396" calcext:value-type="float">
            <text:p>0,245</text:p>
          </table:table-cell>
          <table:table-cell table:formula="of:=([.C178]-[.B4])*100/[.B4]" office:value-type="float" office:value="0.337609875066352" calcext:value-type="float">
            <text:p>0,338</text:p>
          </table:table-cell>
          <table:table-cell table:formula="of:=([.D178]-[.B4])*100/[.B4]" office:value-type="float" office:value="0.196161686183593" calcext:value-type="float">
            <text:p>0,196</text:p>
          </table:table-cell>
          <table:table-cell table:formula="of:=([.E178]-[.B4])*100/[.B4]" office:value-type="float" office:value="0.293455122858645" calcext:value-type="float">
            <text:p>0,293</text:p>
          </table:table-cell>
          <table:table-cell table:formula="of:=([.F178]-[.B4])*100/[.B4]" office:value-type="float" office:value="0.191017297594179" calcext:value-type="float">
            <text:p>0,191</text:p>
          </table:table-cell>
          <table:table-cell table:formula="of:=([.G178]-[.B4])*100/[.B4]" office:value-type="float" office:value="0.252689967797327" calcext:value-type="float">
            <text:p>0,253</text:p>
          </table:table-cell>
          <table:table-cell table:formula="of:=([.H178]-[.B4])*100/[.B4]" office:value-type="float" office:value="0.173199415249494" calcext:value-type="float">
            <text:p>0,173</text:p>
          </table:table-cell>
          <table:table-cell/>
          <table:table-cell table:style-name="ce64" table:formula="of:=AVERAGE([.B179:.H179])" office:value-type="float" office:value="0.241304178141284" calcext:value-type="float">
            <text:p>0,24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1.731" calcext:value-type="float">
            <text:p>21,731</text:p>
          </table:table-cell>
          <table:table-cell table:style-name="ce57" office:value-type="float" office:value="22.573" calcext:value-type="float">
            <text:p>22,573</text:p>
          </table:table-cell>
          <table:table-cell table:style-name="ce57" office:value-type="float" office:value="21.404" calcext:value-type="float">
            <text:p>21,404</text:p>
          </table:table-cell>
          <table:table-cell table:style-name="ce57" office:value-type="float" office:value="22.377" calcext:value-type="float">
            <text:p>22,377</text:p>
          </table:table-cell>
          <table:table-cell table:style-name="ce57" office:value-type="float" office:value="21.326" calcext:value-type="float">
            <text:p>21,326</text:p>
          </table:table-cell>
          <table:table-cell table:style-name="ce57" office:value-type="float" office:value="21.316" calcext:value-type="float">
            <text:p>21,316</text:p>
          </table:table-cell>
          <table:table-cell table:style-name="ce57" office:value-type="float" office:value="21.518" calcext:value-type="float">
            <text:p>21,518</text:p>
          </table:table-cell>
          <table:table-cell table:style-name="ce57"/>
          <table:table-cell table:style-name="ce65" table:formula="of:=AVERAGE([.B180:.H180])" office:value-type="float" office:value="21.7492857142857" calcext:value-type="float">
            <text:p>21,749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90</text:p>
          </table:table-cell>
          <table:table-cell table:style-name="ce59" office:value-type="float" office:value="6677.799" calcext:value-type="float">
            <text:p>6677,799</text:p>
          </table:table-cell>
          <table:table-cell table:style-name="ce59" office:value-type="float" office:value="6684.121" calcext:value-type="float">
            <text:p>6684,121</text:p>
          </table:table-cell>
          <table:table-cell table:style-name="ce59" office:value-type="float" office:value="6678.813" calcext:value-type="float">
            <text:p>6678,813</text:p>
          </table:table-cell>
          <table:table-cell table:style-name="ce59" office:value-type="float" office:value="6682.233" calcext:value-type="float">
            <text:p>6682,233</text:p>
          </table:table-cell>
          <table:table-cell table:style-name="ce59" office:value-type="float" office:value="6677.69" calcext:value-type="float">
            <text:p>6677,690</text:p>
          </table:table-cell>
          <table:table-cell table:style-name="ce59" office:value-type="float" office:value="6678.675" calcext:value-type="float">
            <text:p>6678,675</text:p>
          </table:table-cell>
          <table:table-cell table:style-name="ce59" office:value-type="float" office:value="6676.449" calcext:value-type="float">
            <text:p>6676,449</text:p>
          </table:table-cell>
          <table:table-cell table:style-name="ce59"/>
          <table:table-cell table:formula="of:=AVERAGE([.B182:.H182])" office:value-type="float" office:value="6679.39714285714" calcext:value-type="float">
            <text:p>6679,397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82]-[.B4])*100/[.B4]" office:value-type="float" office:value="0.155081568555579" calcext:value-type="float">
            <text:p>0,155</text:p>
          </table:table-cell>
          <table:table-cell table:formula="of:=([.C182]-[.B4])*100/[.B4]" office:value-type="float" office:value="0.249900299349426" calcext:value-type="float">
            <text:p>0,250</text:p>
          </table:table-cell>
          <table:table-cell table:formula="of:=([.D182]-[.B4])*100/[.B4]" office:value-type="float" office:value="0.170289761061902" calcext:value-type="float">
            <text:p>0,170</text:p>
          </table:table-cell>
          <table:table-cell table:formula="of:=([.E182]-[.B4])*100/[.B4]" office:value-type="float" office:value="0.221583664781446" calcext:value-type="float">
            <text:p>0,222</text:p>
          </table:table-cell>
          <table:table-cell table:formula="of:=([.F182]-[.B4])*100/[.B4]" office:value-type="float" office:value="0.153446762852232" calcext:value-type="float">
            <text:p>0,153</text:p>
          </table:table-cell>
          <table:table-cell table:formula="of:=([.G182]-[.B4])*100/[.B4]" office:value-type="float" office:value="0.168220007052167" calcext:value-type="float">
            <text:p>0,168</text:p>
          </table:table-cell>
          <table:table-cell table:formula="of:=([.H182]-[.B4])*100/[.B4]" office:value-type="float" office:value="0.13483397498207" calcext:value-type="float">
            <text:p>0,135</text:p>
          </table:table-cell>
          <table:table-cell/>
          <table:table-cell table:style-name="ce64" table:formula="of:=AVERAGE([.B183:.H183])" office:value-type="float" office:value="0.179050862662117" calcext:value-type="float">
            <text:p>0,179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9.871" calcext:value-type="float">
            <text:p>29,871</text:p>
          </table:table-cell>
          <table:table-cell table:style-name="ce57" office:value-type="float" office:value="28.804" calcext:value-type="float">
            <text:p>28,804</text:p>
          </table:table-cell>
          <table:table-cell table:style-name="ce57" office:value-type="float" office:value="28.604" calcext:value-type="float">
            <text:p>28,604</text:p>
          </table:table-cell>
          <table:table-cell table:style-name="ce57" office:value-type="float" office:value="28.588" calcext:value-type="float">
            <text:p>28,588</text:p>
          </table:table-cell>
          <table:table-cell table:style-name="ce57" office:value-type="float" office:value="27.947" calcext:value-type="float">
            <text:p>27,947</text:p>
          </table:table-cell>
          <table:table-cell table:style-name="ce57" office:value-type="float" office:value="28.145" calcext:value-type="float">
            <text:p>28,145</text:p>
          </table:table-cell>
          <table:table-cell table:style-name="ce57" office:value-type="float" office:value="29.137" calcext:value-type="float">
            <text:p>29,137</text:p>
          </table:table-cell>
          <table:table-cell table:style-name="ce57"/>
          <table:table-cell table:style-name="ce65" table:formula="of:=AVERAGE([.B184:.H184])" office:value-type="float" office:value="28.728" calcext:value-type="float">
            <text:p>28,728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2000, search_radius = 100</text:p>
          </table:table-cell>
          <table:table-cell table:style-name="ce59" office:value-type="float" office:value="6675.923" calcext:value-type="float">
            <text:p>6675,923</text:p>
          </table:table-cell>
          <table:table-cell table:style-name="ce59" office:value-type="float" office:value="6676.893" calcext:value-type="float">
            <text:p>6676,893</text:p>
          </table:table-cell>
          <table:table-cell table:style-name="ce59" office:value-type="float" office:value="6681.374" calcext:value-type="float">
            <text:p>6681,374</text:p>
          </table:table-cell>
          <table:table-cell table:style-name="ce59" office:value-type="float" office:value="6679.024" calcext:value-type="float">
            <text:p>6679,024</text:p>
          </table:table-cell>
          <table:table-cell table:style-name="ce59" office:value-type="float" office:value="6679.4" calcext:value-type="float">
            <text:p>6679,400</text:p>
          </table:table-cell>
          <table:table-cell table:style-name="ce59" office:value-type="float" office:value="6678.216" calcext:value-type="float">
            <text:p>6678,216</text:p>
          </table:table-cell>
          <table:table-cell table:style-name="ce59" office:value-type="float" office:value="6679.47" calcext:value-type="float">
            <text:p>6679,470</text:p>
          </table:table-cell>
          <table:table-cell table:style-name="ce59"/>
          <table:table-cell table:formula="of:=AVERAGE([.B186:.H186])" office:value-type="float" office:value="6678.61428571429" calcext:value-type="float">
            <text:p>6678,614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86]-[.B4])*100/[.B4]" office:value-type="float" office:value="0.126944912597137" calcext:value-type="float">
            <text:p>0,127</text:p>
          </table:table-cell>
          <table:table-cell table:formula="of:=([.C186]-[.B4])*100/[.B4]" office:value-type="float" office:value="0.14149318353514" calcext:value-type="float">
            <text:p>0,141</text:p>
          </table:table-cell>
          <table:table-cell table:formula="of:=([.D186]-[.B4])*100/[.B4]" office:value-type="float" office:value="0.208700195981707" calcext:value-type="float">
            <text:p>0,209</text:p>
          </table:table-cell>
          <table:table-cell table:formula="of:=([.E186]-[.B4])*100/[.B4]" office:value-type="float" office:value="0.173454384946357" calcext:value-type="float">
            <text:p>0,173</text:p>
          </table:table-cell>
          <table:table-cell table:formula="of:=([.F186]-[.B4])*100/[.B4]" office:value-type="float" office:value="0.179093714712004" calcext:value-type="float">
            <text:p>0,179</text:p>
          </table:table-cell>
          <table:table-cell table:formula="of:=([.G186]-[.B4])*100/[.B4]" office:value-type="float" office:value="0.161335825237178" calcext:value-type="float">
            <text:p>0,161</text:p>
          </table:table-cell>
          <table:table-cell table:formula="of:=([.H186]-[.B4])*100/[.B4]" office:value-type="float" office:value="0.180143589934343" calcext:value-type="float">
            <text:p>0,180</text:p>
          </table:table-cell>
          <table:table-cell/>
          <table:table-cell table:style-name="ce64" table:formula="of:=AVERAGE([.B187:.H187])" office:value-type="float" office:value="0.167309400991981" calcext:value-type="float">
            <text:p>0,16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9.439" calcext:value-type="float">
            <text:p>39,439</text:p>
          </table:table-cell>
          <table:table-cell table:style-name="ce57" office:value-type="float" office:value="38.594" calcext:value-type="float">
            <text:p>38,594</text:p>
          </table:table-cell>
          <table:table-cell table:style-name="ce57" office:value-type="float" office:value="37.728" calcext:value-type="float">
            <text:p>37,728</text:p>
          </table:table-cell>
          <table:table-cell table:style-name="ce57" office:value-type="float" office:value="37.374" calcext:value-type="float">
            <text:p>37,374</text:p>
          </table:table-cell>
          <table:table-cell table:style-name="ce57" office:value-type="float" office:value="38.514" calcext:value-type="float">
            <text:p>38,514</text:p>
          </table:table-cell>
          <table:table-cell table:style-name="ce57" office:value-type="float" office:value="35.882" calcext:value-type="float">
            <text:p>35,882</text:p>
          </table:table-cell>
          <table:table-cell table:style-name="ce57" office:value-type="float" office:value="38.356" calcext:value-type="float">
            <text:p>38,356</text:p>
          </table:table-cell>
          <table:table-cell table:style-name="ce57"/>
          <table:table-cell table:style-name="ce65" table:formula="of:=AVERAGE([.B188:.H188])" office:value-type="float" office:value="37.9838571428571" calcext:value-type="float">
            <text:p>37,98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5"/>
        </table:table-row>
        <table:table-row table:style-name="ro1">
          <table:table-cell table:style-name="ce10"/>
          <table:table-cell table:style-name="ce18" table:number-columns-repeated="9"/>
          <table:table-cell table:number-columns-repeated="5"/>
        </table:table-row>
        <table:table-row table:style-name="ro1">
          <table:table-cell table:style-name="ce62"/>
          <table:table-cell table:number-columns-repeated="7"/>
          <table:table-cell table:style-name="ce56" table:number-columns-repeated="2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25</text:p>
          </table:table-cell>
          <table:table-cell table:style-name="ce59" office:value-type="float" office:value="8081.593" calcext:value-type="float">
            <text:p>8081,593</text:p>
          </table:table-cell>
          <table:table-cell table:style-name="ce59" office:value-type="float" office:value="8042.259" calcext:value-type="float">
            <text:p>8042,259</text:p>
          </table:table-cell>
          <table:table-cell table:style-name="ce59" office:value-type="float" office:value="7822.045" calcext:value-type="float">
            <text:p>7822,045</text:p>
          </table:table-cell>
          <table:table-cell table:style-name="ce59" office:value-type="float" office:value="8211.671" calcext:value-type="float">
            <text:p>8211,671</text:p>
          </table:table-cell>
          <table:table-cell table:style-name="ce59" office:value-type="float" office:value="8688.972" calcext:value-type="float">
            <text:p>8688,972</text:p>
          </table:table-cell>
          <table:table-cell table:style-name="ce59" office:value-type="float" office:value="8561.2" calcext:value-type="float">
            <text:p>8561,200</text:p>
          </table:table-cell>
          <table:table-cell table:style-name="ce59" office:value-type="float" office:value="8639.394" calcext:value-type="float">
            <text:p>8639,394</text:p>
          </table:table-cell>
          <table:table-cell table:style-name="ce59"/>
          <table:table-cell table:formula="of:=AVERAGE([.B193:.H193])" office:value-type="float" office:value="8292.44771428571" calcext:value-type="float">
            <text:p>8292,44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93]-[.B4])*100/[.B4]" office:value-type="float" office:value="21.2094892522024" calcext:value-type="float">
            <text:p>21,209</text:p>
          </table:table-cell>
          <table:table-cell table:formula="of:=([.C193]-[.B4])*100/[.B4]" office:value-type="float" office:value="20.6195493665578" calcext:value-type="float">
            <text:p>20,620</text:p>
          </table:table-cell>
          <table:table-cell table:formula="of:=([.D193]-[.B4])*100/[.B4]" office:value-type="float" office:value="17.3167319064129" calcext:value-type="float">
            <text:p>17,317</text:p>
          </table:table-cell>
          <table:table-cell table:formula="of:=([.E193]-[.B4])*100/[.B4]" office:value-type="float" office:value="23.1604273832055" calcext:value-type="float">
            <text:p>23,160</text:p>
          </table:table-cell>
          <table:table-cell table:formula="of:=([.F193]-[.B4])*100/[.B4]" office:value-type="float" office:value="30.3190915759662" calcext:value-type="float">
            <text:p>30,319</text:p>
          </table:table-cell>
          <table:table-cell table:formula="of:=([.G193]-[.B4])*100/[.B4]" office:value-type="float" office:value="28.4027393344301" calcext:value-type="float">
            <text:p>28,403</text:p>
          </table:table-cell>
          <table:table-cell table:formula="of:=([.H193]-[.B4])*100/[.B4]" office:value-type="float" office:value="29.5755099506424" calcext:value-type="float">
            <text:p>29,576</text:p>
          </table:table-cell>
          <table:table-cell table:style-name="ce56"/>
          <table:table-cell table:style-name="ce64" table:formula="of:=AVERAGE([.B194:.H194])" office:value-type="float" office:value="24.3719341099168" calcext:value-type="float">
            <text:p>24,37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.509" calcext:value-type="float">
            <text:p>1,509</text:p>
          </table:table-cell>
          <table:table-cell table:style-name="ce57" office:value-type="float" office:value="1.503" calcext:value-type="float">
            <text:p>1,503</text:p>
          </table:table-cell>
          <table:table-cell table:style-name="ce57" office:value-type="float" office:value="1.643" calcext:value-type="float">
            <text:p>1,643</text:p>
          </table:table-cell>
          <table:table-cell table:style-name="ce57" office:value-type="float" office:value="1.566" calcext:value-type="float">
            <text:p>1,566</text:p>
          </table:table-cell>
          <table:table-cell table:style-name="ce57" office:value-type="float" office:value="1.604" calcext:value-type="float">
            <text:p>1,604</text:p>
          </table:table-cell>
          <table:table-cell table:style-name="ce57" office:value-type="float" office:value="1.52" calcext:value-type="float">
            <text:p>1,520</text:p>
          </table:table-cell>
          <table:table-cell table:style-name="ce57" office:value-type="float" office:value="1.519" calcext:value-type="float">
            <text:p>1,519</text:p>
          </table:table-cell>
          <table:table-cell table:style-name="ce57"/>
          <table:table-cell table:style-name="ce65" table:formula="of:=AVERAGE([.B195:.H195])" office:value-type="float" office:value="1.552" calcext:value-type="float">
            <text:p>1,552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30 </text:p>
          </table:table-cell>
          <table:table-cell table:style-name="ce59" office:value-type="float" office:value="7356.957" calcext:value-type="float">
            <text:p>7356,957</text:p>
          </table:table-cell>
          <table:table-cell table:style-name="ce59" office:value-type="float" office:value="7199.404" calcext:value-type="float">
            <text:p>7199,404</text:p>
          </table:table-cell>
          <table:table-cell table:style-name="ce59" office:value-type="float" office:value="7600.571" calcext:value-type="float">
            <text:p>7600,571</text:p>
          </table:table-cell>
          <table:table-cell table:style-name="ce59" office:value-type="float" office:value="7478.09" calcext:value-type="float">
            <text:p>7478,090</text:p>
          </table:table-cell>
          <table:table-cell table:style-name="ce59" office:value-type="float" office:value="7303.888" calcext:value-type="float">
            <text:p>7303,888</text:p>
          </table:table-cell>
          <table:table-cell table:style-name="ce59" office:value-type="float" office:value="7563.021" calcext:value-type="float">
            <text:p>7563,021</text:p>
          </table:table-cell>
          <table:table-cell table:style-name="ce59" office:value-type="float" office:value="7622.937" calcext:value-type="float">
            <text:p>7622,937</text:p>
          </table:table-cell>
          <table:table-cell table:style-name="ce59"/>
          <table:table-cell table:formula="of:=AVERAGE([.B197:.H197])" office:value-type="float" office:value="7446.40971428571" calcext:value-type="float">
            <text:p>7446,410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197]-[.B4])*100/[.B4]" office:value-type="float" office:value="10.3412409435139" calcext:value-type="float">
            <text:p>10,341</text:p>
          </table:table-cell>
          <table:table-cell table:formula="of:=([.C197]-[.B4])*100/[.B4]" office:value-type="float" office:value="7.97822678774629" calcext:value-type="float">
            <text:p>7,978</text:p>
          </table:table-cell>
          <table:table-cell table:formula="of:=([.D197]-[.B4])*100/[.B4]" office:value-type="float" office:value="13.9950166922661" calcext:value-type="float">
            <text:p>13,995</text:p>
          </table:table-cell>
          <table:table-cell table:formula="of:=([.E197]-[.B4])*100/[.B4]" office:value-type="float" office:value="12.1580200193207" calcext:value-type="float">
            <text:p>12,158</text:p>
          </table:table-cell>
          <table:table-cell table:formula="of:=([.F197]-[.B4])*100/[.B4]" office:value-type="float" office:value="9.5453005410307" calcext:value-type="float">
            <text:p>9,545</text:p>
          </table:table-cell>
          <table:table-cell table:formula="of:=([.G197]-[.B4])*100/[.B4]" office:value-type="float" office:value="13.4318336265735" calcext:value-type="float">
            <text:p>13,432</text:p>
          </table:table-cell>
          <table:table-cell table:formula="of:=([.H197]-[.B4])*100/[.B4]" office:value-type="float" office:value="14.330466824018" calcext:value-type="float">
            <text:p>14,330</text:p>
          </table:table-cell>
          <table:table-cell/>
          <table:table-cell table:style-name="ce64" table:formula="of:=AVERAGE([.B198:.H198])" office:value-type="float" office:value="11.6828722049242" calcext:value-type="float">
            <text:p>11,683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.904" calcext:value-type="float">
            <text:p>1,904</text:p>
          </table:table-cell>
          <table:table-cell table:style-name="ce57" office:value-type="float" office:value="1.788" calcext:value-type="float">
            <text:p>1,788</text:p>
          </table:table-cell>
          <table:table-cell table:style-name="ce57" office:value-type="float" office:value="1.91" calcext:value-type="float">
            <text:p>1,910</text:p>
          </table:table-cell>
          <table:table-cell table:style-name="ce57" office:value-type="float" office:value="1.821" calcext:value-type="float">
            <text:p>1,821</text:p>
          </table:table-cell>
          <table:table-cell table:style-name="ce57" office:value-type="float" office:value="1.768" calcext:value-type="float">
            <text:p>1,768</text:p>
          </table:table-cell>
          <table:table-cell table:style-name="ce57" office:value-type="float" office:value="1.823" calcext:value-type="float">
            <text:p>1,823</text:p>
          </table:table-cell>
          <table:table-cell table:style-name="ce57" office:value-type="float" office:value="1.761" calcext:value-type="float">
            <text:p>1,761</text:p>
          </table:table-cell>
          <table:table-cell table:style-name="ce57"/>
          <table:table-cell table:style-name="ce65" table:formula="of:=AVERAGE([.B199:.H199])" office:value-type="float" office:value="1.825" calcext:value-type="float">
            <text:p>1,825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49" office:value-type="string" calcext:value-type="string">
            <text:p>n = 1000, search_radius = 40 </text:p>
          </table:table-cell>
          <table:table-cell table:style-name="ce59" office:value-type="float" office:value="6852.495" calcext:value-type="float">
            <text:p>6852,495</text:p>
          </table:table-cell>
          <table:table-cell table:style-name="ce59" office:value-type="float" office:value="6863.612" calcext:value-type="float">
            <text:p>6863,612</text:p>
          </table:table-cell>
          <table:table-cell table:style-name="ce59" office:value-type="float" office:value="6931.177" calcext:value-type="float">
            <text:p>6931,177</text:p>
          </table:table-cell>
          <table:table-cell table:style-name="ce59" office:value-type="float" office:value="6890.015" calcext:value-type="float">
            <text:p>6890,015</text:p>
          </table:table-cell>
          <table:table-cell table:style-name="ce59" office:value-type="float" office:value="6972.121" calcext:value-type="float">
            <text:p>6972,121</text:p>
          </table:table-cell>
          <table:table-cell table:style-name="ce59" office:value-type="float" office:value="6965.463" calcext:value-type="float">
            <text:p>6965,463</text:p>
          </table:table-cell>
          <table:table-cell table:style-name="ce59" office:value-type="float" office:value="6881.402" calcext:value-type="float">
            <text:p>6881,402</text:p>
          </table:table-cell>
          <table:table-cell table:style-name="ce59"/>
          <table:table-cell table:formula="of:=AVERAGE([.B201:.H201])" office:value-type="float" office:value="6908.04071428572" calcext:value-type="float">
            <text:p>6908,04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1]-[.B4])*100/[.B4]" office:value-type="float" office:value="2.77521016627174" calcext:value-type="float">
            <text:p>2,775</text:p>
          </table:table-cell>
          <table:table-cell table:formula="of:=([.C201]-[.B4])*100/[.B4]" office:value-type="float" office:value="2.94194534979518" calcext:value-type="float">
            <text:p>2,942</text:p>
          </table:table-cell>
          <table:table-cell table:formula="of:=([.D201]-[.B4])*100/[.B4]" office:value-type="float" office:value="3.95529991260538" calcext:value-type="float">
            <text:p>3,955</text:p>
          </table:table-cell>
          <table:table-cell table:formula="of:=([.E201]-[.B4])*100/[.B4]" office:value-type="float" office:value="3.33794328544053" calcext:value-type="float">
            <text:p>3,338</text:p>
          </table:table-cell>
          <table:table-cell table:formula="of:=([.F201]-[.B4])*100/[.B4]" office:value-type="float" office:value="4.56938692836357" calcext:value-type="float">
            <text:p>4,569</text:p>
          </table:table-cell>
          <table:table-cell table:formula="of:=([.G201]-[.B4])*100/[.B4]" office:value-type="float" office:value="4.46952879650253" calcext:value-type="float">
            <text:p>4,470</text:p>
          </table:table-cell>
          <table:table-cell table:formula="of:=([.H201]-[.B4])*100/[.B4]" office:value-type="float" office:value="3.20876363844157" calcext:value-type="float">
            <text:p>3,209</text:p>
          </table:table-cell>
          <table:table-cell/>
          <table:table-cell table:style-name="ce64" table:formula="of:=AVERAGE([.B202:.H202])" office:value-type="float" office:value="3.60829686820293" calcext:value-type="float">
            <text:p>3,60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2.7" calcext:value-type="float">
            <text:p>2,700</text:p>
          </table:table-cell>
          <table:table-cell table:style-name="ce57" office:value-type="float" office:value="2.685" calcext:value-type="float">
            <text:p>2,685</text:p>
          </table:table-cell>
          <table:table-cell table:style-name="ce57" office:value-type="float" office:value="2.652" calcext:value-type="float">
            <text:p>2,652</text:p>
          </table:table-cell>
          <table:table-cell table:style-name="ce57" office:value-type="float" office:value="2.649" calcext:value-type="float">
            <text:p>2,649</text:p>
          </table:table-cell>
          <table:table-cell table:style-name="ce57" office:value-type="float" office:value="2.866" calcext:value-type="float">
            <text:p>2,866</text:p>
          </table:table-cell>
          <table:table-cell table:style-name="ce57" office:value-type="float" office:value="2.785" calcext:value-type="float">
            <text:p>2,785</text:p>
          </table:table-cell>
          <table:table-cell table:style-name="ce57" office:value-type="float" office:value="2.722" calcext:value-type="float">
            <text:p>2,722</text:p>
          </table:table-cell>
          <table:table-cell table:style-name="ce57"/>
          <table:table-cell table:style-name="ce65" table:formula="of:=AVERAGE([.B203:.H203])" office:value-type="float" office:value="2.72271428571429" calcext:value-type="float">
            <text:p>2,723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50</text:p>
          </table:table-cell>
          <table:table-cell table:style-name="ce59" office:value-type="float" office:value="6811.76" calcext:value-type="float">
            <text:p>6811,760</text:p>
          </table:table-cell>
          <table:table-cell table:style-name="ce59" office:value-type="float" office:value="6755.52" calcext:value-type="float">
            <text:p>6755,520</text:p>
          </table:table-cell>
          <table:table-cell table:style-name="ce59" office:value-type="float" office:value="6787.965" calcext:value-type="float">
            <text:p>6787,965</text:p>
          </table:table-cell>
          <table:table-cell table:style-name="ce59" office:value-type="float" office:value="6739.114" calcext:value-type="float">
            <text:p>6739,114</text:p>
          </table:table-cell>
          <table:table-cell table:style-name="ce59" office:value-type="float" office:value="6765.906" calcext:value-type="float">
            <text:p>6765,906</text:p>
          </table:table-cell>
          <table:table-cell table:style-name="ce59" office:value-type="float" office:value="6792.318" calcext:value-type="float">
            <text:p>6792,318</text:p>
          </table:table-cell>
          <table:table-cell table:style-name="ce59" office:value-type="float" office:value="6790.819" calcext:value-type="float">
            <text:p>6790,819</text:p>
          </table:table-cell>
          <table:table-cell table:style-name="ce59"/>
          <table:table-cell table:formula="of:=AVERAGE([.B205:.H205])" office:value-type="float" office:value="6777.62885714286" calcext:value-type="float">
            <text:p>6777,629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5]-[.B4])*100/[.B4]" office:value-type="float" office:value="2.16425777796309" calcext:value-type="float">
            <text:p>2,164</text:p>
          </table:table-cell>
          <table:table-cell table:formula="of:=([.C205]-[.B4])*100/[.B4]" office:value-type="float" office:value="1.32075802790839" calcext:value-type="float">
            <text:p>1,321</text:p>
          </table:table-cell>
          <table:table-cell table:formula="of:=([.D205]-[.B4])*100/[.B4]" office:value-type="float" office:value="1.80737519345826" calcext:value-type="float">
            <text:p>1,807</text:p>
          </table:table-cell>
          <table:table-cell table:formula="of:=([.E205]-[.B4])*100/[.B4]" office:value-type="float" office:value="1.07469727222919" calcext:value-type="float">
            <text:p>1,075</text:p>
          </table:table-cell>
          <table:table-cell table:formula="of:=([.F205]-[.B4])*100/[.B4]" office:value-type="float" office:value="1.47652951446721" calcext:value-type="float">
            <text:p>1,477</text:p>
          </table:table-cell>
          <table:table-cell table:formula="of:=([.G205]-[.B4])*100/[.B4]" office:value-type="float" office:value="1.87266243406972" calcext:value-type="float">
            <text:p>1,873</text:p>
          </table:table-cell>
          <table:table-cell table:formula="of:=([.H205]-[.B4])*100/[.B4]" office:value-type="float" office:value="1.8501801060944" calcext:value-type="float">
            <text:p>1,850</text:p>
          </table:table-cell>
          <table:table-cell/>
          <table:table-cell table:style-name="ce64" table:formula="of:=AVERAGE([.B206:.H206])" office:value-type="float" office:value="1.65235147517004" calcext:value-type="float">
            <text:p>1,65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3.957" calcext:value-type="float">
            <text:p>3,957</text:p>
          </table:table-cell>
          <table:table-cell table:style-name="ce57" office:value-type="float" office:value="4.077" calcext:value-type="float">
            <text:p>4,077</text:p>
          </table:table-cell>
          <table:table-cell table:style-name="ce57" office:value-type="float" office:value="4.118" calcext:value-type="float">
            <text:p>4,118</text:p>
          </table:table-cell>
          <table:table-cell table:style-name="ce57" office:value-type="float" office:value="3.991" calcext:value-type="float">
            <text:p>3,991</text:p>
          </table:table-cell>
          <table:table-cell table:style-name="ce57" office:value-type="float" office:value="3.891" calcext:value-type="float">
            <text:p>3,891</text:p>
          </table:table-cell>
          <table:table-cell table:style-name="ce57" office:value-type="float" office:value="4.003" calcext:value-type="float">
            <text:p>4,003</text:p>
          </table:table-cell>
          <table:table-cell table:style-name="ce57" office:value-type="float" office:value="3.872" calcext:value-type="float">
            <text:p>3,872</text:p>
          </table:table-cell>
          <table:table-cell table:style-name="ce57"/>
          <table:table-cell table:style-name="ce65" table:formula="of:=AVERAGE([.B207:.H207])" office:value-type="float" office:value="3.987" calcext:value-type="float">
            <text:p>3,98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60</text:p>
          </table:table-cell>
          <table:table-cell table:style-name="ce59" office:value-type="float" office:value="6716.389" calcext:value-type="float">
            <text:p>6716,389</text:p>
          </table:table-cell>
          <table:table-cell table:style-name="ce59" office:value-type="float" office:value="6731.973" calcext:value-type="float">
            <text:p>6731,973</text:p>
          </table:table-cell>
          <table:table-cell table:style-name="ce59" office:value-type="float" office:value="6723.295" calcext:value-type="float">
            <text:p>6723,295</text:p>
          </table:table-cell>
          <table:table-cell table:style-name="ce59" office:value-type="float" office:value="6744.427" calcext:value-type="float">
            <text:p>6744,427</text:p>
          </table:table-cell>
          <table:table-cell table:style-name="ce59" office:value-type="float" office:value="6733.428" calcext:value-type="float">
            <text:p>6733,428</text:p>
          </table:table-cell>
          <table:table-cell table:style-name="ce59" office:value-type="float" office:value="6700.083" calcext:value-type="float">
            <text:p>6700,083</text:p>
          </table:table-cell>
          <table:table-cell table:style-name="ce59" office:value-type="float" office:value="6701.298" calcext:value-type="float">
            <text:p>6701,298</text:p>
          </table:table-cell>
          <table:table-cell table:style-name="ce59"/>
          <table:table-cell table:formula="of:=AVERAGE([.B209:.H209])" office:value-type="float" office:value="6721.55614285714" calcext:value-type="float">
            <text:p>6721,556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09]-[.B4])*100/[.B4]" office:value-type="float" office:value="0.733862780408553" calcext:value-type="float">
            <text:p>0,734</text:p>
          </table:table-cell>
          <table:table-cell table:formula="of:=([.C209]-[.B4])*100/[.B4]" office:value-type="float" office:value="0.967595001334093" calcext:value-type="float">
            <text:p>0,968</text:p>
          </table:table-cell>
          <table:table-cell table:formula="of:=([.D209]-[.B4])*100/[.B4]" office:value-type="float" office:value="0.83744047020012" calcext:value-type="float">
            <text:p>0,837</text:p>
          </table:table-cell>
          <table:table-cell table:formula="of:=([.E209]-[.B4])*100/[.B4]" office:value-type="float" office:value="1.15438280160403" calcext:value-type="float">
            <text:p>1,154</text:p>
          </table:table-cell>
          <table:table-cell table:formula="of:=([.F209]-[.B4])*100/[.B4]" office:value-type="float" office:value="0.989417407741091" calcext:value-type="float">
            <text:p>0,989</text:p>
          </table:table-cell>
          <table:table-cell table:formula="of:=([.G209]-[.B4])*100/[.B4]" office:value-type="float" office:value="0.489301846475543" calcext:value-type="float">
            <text:p>0,489</text:p>
          </table:table-cell>
          <table:table-cell table:formula="of:=([.H209]-[.B4])*100/[.B4]" office:value-type="float" office:value="0.507524680691699" calcext:value-type="float">
            <text:p>0,508</text:p>
          </table:table-cell>
          <table:table-cell/>
          <table:table-cell table:style-name="ce64" table:formula="of:=AVERAGE([.B210:.H210])" office:value-type="float" office:value="0.811360712636447" calcext:value-type="float">
            <text:p>0,81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5.966" calcext:value-type="float">
            <text:p>5,966</text:p>
          </table:table-cell>
          <table:table-cell table:style-name="ce57" office:value-type="float" office:value="5.831" calcext:value-type="float">
            <text:p>5,831</text:p>
          </table:table-cell>
          <table:table-cell table:style-name="ce57" office:value-type="float" office:value="5.691" calcext:value-type="float">
            <text:p>5,691</text:p>
          </table:table-cell>
          <table:table-cell table:style-name="ce57" office:value-type="float" office:value="5.722" calcext:value-type="float">
            <text:p>5,722</text:p>
          </table:table-cell>
          <table:table-cell table:style-name="ce57" office:value-type="float" office:value="5.742" calcext:value-type="float">
            <text:p>5,742</text:p>
          </table:table-cell>
          <table:table-cell table:style-name="ce57" office:value-type="float" office:value="5.811" calcext:value-type="float">
            <text:p>5,811</text:p>
          </table:table-cell>
          <table:table-cell table:style-name="ce57" office:value-type="float" office:value="5.673" calcext:value-type="float">
            <text:p>5,673</text:p>
          </table:table-cell>
          <table:table-cell table:style-name="ce57"/>
          <table:table-cell table:style-name="ce65" table:formula="of:=AVERAGE([.B211:.H211])" office:value-type="float" office:value="5.77657142857143" calcext:value-type="float">
            <text:p>5,77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70</text:p>
          </table:table-cell>
          <table:table-cell table:style-name="ce59" office:value-type="float" office:value="6692.443" calcext:value-type="float">
            <text:p>6692,443</text:p>
          </table:table-cell>
          <table:table-cell table:style-name="ce59" office:value-type="float" office:value="6700.426" calcext:value-type="float">
            <text:p>6700,426</text:p>
          </table:table-cell>
          <table:table-cell table:style-name="ce59" office:value-type="float" office:value="6699.202" calcext:value-type="float">
            <text:p>6699,202</text:p>
          </table:table-cell>
          <table:table-cell table:style-name="ce59" office:value-type="float" office:value="6709.169" calcext:value-type="float">
            <text:p>6709,169</text:p>
          </table:table-cell>
          <table:table-cell table:style-name="ce59" office:value-type="float" office:value="6683.386" calcext:value-type="float">
            <text:p>6683,386</text:p>
          </table:table-cell>
          <table:table-cell table:style-name="ce59" office:value-type="float" office:value="6705.782" calcext:value-type="float">
            <text:p>6705,782</text:p>
          </table:table-cell>
          <table:table-cell table:style-name="ce59" office:value-type="float" office:value="6706.615" calcext:value-type="float">
            <text:p>6706,615</text:p>
          </table:table-cell>
          <table:table-cell table:style-name="ce59"/>
          <table:table-cell table:formula="of:=AVERAGE([.B213:.H213])" office:value-type="float" office:value="6699.57471428571" calcext:value-type="float">
            <text:p>6699,575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13]-[.B4])*100/[.B4]" office:value-type="float" office:value="0.374715465066982" calcext:value-type="float">
            <text:p>0,375</text:p>
          </table:table-cell>
          <table:table-cell table:formula="of:=([.C213]-[.B4])*100/[.B4]" office:value-type="float" office:value="0.494446235064971" calcext:value-type="float">
            <text:p>0,494</text:p>
          </table:table-cell>
          <table:table-cell table:formula="of:=([.D213]-[.B4])*100/[.B4]" office:value-type="float" office:value="0.476088416891658" calcext:value-type="float">
            <text:p>0,476</text:p>
          </table:table-cell>
          <table:table-cell table:formula="of:=([.E213]-[.B4])*100/[.B4]" office:value-type="float" office:value="0.625575650333958" calcext:value-type="float">
            <text:p>0,626</text:p>
          </table:table-cell>
          <table:table-cell table:formula="of:=([.F213]-[.B4])*100/[.B4]" office:value-type="float" office:value="0.238876609514968" calcext:value-type="float">
            <text:p>0,239</text:p>
          </table:table-cell>
          <table:table-cell table:formula="of:=([.G213]-[.B4])*100/[.B4]" office:value-type="float" office:value="0.574776687790661" calcext:value-type="float">
            <text:p>0,575</text:p>
          </table:table-cell>
          <table:table-cell table:formula="of:=([.H213]-[.B4])*100/[.B4]" office:value-type="float" office:value="0.58727020293638" calcext:value-type="float">
            <text:p>0,587</text:p>
          </table:table-cell>
          <table:table-cell/>
          <table:table-cell table:style-name="ce64" table:formula="of:=AVERAGE([.B214:.H214])" office:value-type="float" office:value="0.48167846679994" calcext:value-type="float">
            <text:p>0,482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7.956" calcext:value-type="float">
            <text:p>7,956</text:p>
          </table:table-cell>
          <table:table-cell table:style-name="ce57" office:value-type="float" office:value="7.667" calcext:value-type="float">
            <text:p>7,667</text:p>
          </table:table-cell>
          <table:table-cell table:style-name="ce57" office:value-type="float" office:value="8.575" calcext:value-type="float">
            <text:p>8,575</text:p>
          </table:table-cell>
          <table:table-cell table:style-name="ce57" office:value-type="float" office:value="8.221" calcext:value-type="float">
            <text:p>8,221</text:p>
          </table:table-cell>
          <table:table-cell table:style-name="ce57" office:value-type="float" office:value="8.039" calcext:value-type="float">
            <text:p>8,039</text:p>
          </table:table-cell>
          <table:table-cell table:style-name="ce57" office:value-type="float" office:value="8.109" calcext:value-type="float">
            <text:p>8,109</text:p>
          </table:table-cell>
          <table:table-cell table:style-name="ce57" office:value-type="float" office:value="7.903" calcext:value-type="float">
            <text:p>7,903</text:p>
          </table:table-cell>
          <table:table-cell table:style-name="ce57"/>
          <table:table-cell table:style-name="ce65" table:formula="of:=AVERAGE([.B215:.H215])" office:value-type="float" office:value="8.06714285714286" calcext:value-type="float">
            <text:p>8,067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80</text:p>
          </table:table-cell>
          <table:table-cell table:style-name="ce59" office:value-type="float" office:value="6693.842" calcext:value-type="float">
            <text:p>6693,842</text:p>
          </table:table-cell>
          <table:table-cell table:style-name="ce59" office:value-type="float" office:value="6685.473" calcext:value-type="float">
            <text:p>6685,473</text:p>
          </table:table-cell>
          <table:table-cell table:style-name="ce59" office:value-type="float" office:value="6688.209" calcext:value-type="float">
            <text:p>6688,209</text:p>
          </table:table-cell>
          <table:table-cell table:style-name="ce59" office:value-type="float" office:value="6682.63" calcext:value-type="float">
            <text:p>6682,630</text:p>
          </table:table-cell>
          <table:table-cell table:style-name="ce59" office:value-type="float" office:value="6682.532" calcext:value-type="float">
            <text:p>6682,532</text:p>
          </table:table-cell>
          <table:table-cell table:style-name="ce59" office:value-type="float" office:value="6688.807" calcext:value-type="float">
            <text:p>6688,807</text:p>
          </table:table-cell>
          <table:table-cell table:style-name="ce59" office:value-type="float" office:value="6699.186" calcext:value-type="float">
            <text:p>6699,186</text:p>
          </table:table-cell>
          <table:table-cell table:style-name="ce59"/>
          <table:table-cell table:formula="of:=AVERAGE([.B217:.H217])" office:value-type="float" office:value="6688.66842857143" calcext:value-type="float">
            <text:p>6688,668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17]-[.B4])*100/[.B4]" office:value-type="float" office:value="0.395697971296109" calcext:value-type="float">
            <text:p>0,396</text:p>
          </table:table-cell>
          <table:table-cell table:formula="of:=([.C217]-[.B4])*100/[.B4]" office:value-type="float" office:value="0.270177889357852" calcext:value-type="float">
            <text:p>0,270</text:p>
          </table:table-cell>
          <table:table-cell table:formula="of:=([.D217]-[.B4])*100/[.B4]" office:value-type="float" office:value="0.311213012333484" calcext:value-type="float">
            <text:p>0,311</text:p>
          </table:table-cell>
          <table:table-cell table:formula="of:=([.E217]-[.B4])*100/[.B4]" office:value-type="float" office:value="0.227537957113801" calcext:value-type="float">
            <text:p>0,228</text:p>
          </table:table-cell>
          <table:table-cell table:formula="of:=([.F217]-[.B4])*100/[.B4]" office:value-type="float" office:value="0.22606813180254" calcext:value-type="float">
            <text:p>0,226</text:p>
          </table:table-cell>
          <table:table-cell table:formula="of:=([.G217]-[.B4])*100/[.B4]" office:value-type="float" office:value="0.320181946375673" calcext:value-type="float">
            <text:p>0,320</text:p>
          </table:table-cell>
          <table:table-cell table:formula="of:=([.H217]-[.B4])*100/[.B4]" office:value-type="float" office:value="0.475848445412261" calcext:value-type="float">
            <text:p>0,476</text:p>
          </table:table-cell>
          <table:table-cell/>
          <table:table-cell table:style-name="ce64" table:formula="of:=AVERAGE([.B218:.H218])" office:value-type="float" office:value="0.31810362195596" calcext:value-type="float">
            <text:p>0,318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0.514" calcext:value-type="float">
            <text:p>10,514</text:p>
          </table:table-cell>
          <table:table-cell table:style-name="ce57" office:value-type="float" office:value="10.726" calcext:value-type="float">
            <text:p>10,726</text:p>
          </table:table-cell>
          <table:table-cell table:style-name="ce57" office:value-type="float" office:value="10.953" calcext:value-type="float">
            <text:p>10,953</text:p>
          </table:table-cell>
          <table:table-cell table:style-name="ce57" office:value-type="float" office:value="10.929" calcext:value-type="float">
            <text:p>10,929</text:p>
          </table:table-cell>
          <table:table-cell table:style-name="ce57" office:value-type="float" office:value="11.247" calcext:value-type="float">
            <text:p>11,247</text:p>
          </table:table-cell>
          <table:table-cell table:style-name="ce57" office:value-type="float" office:value="11.396" calcext:value-type="float">
            <text:p>11,396</text:p>
          </table:table-cell>
          <table:table-cell table:style-name="ce57" office:value-type="float" office:value="13.43" calcext:value-type="float">
            <text:p>13,430</text:p>
          </table:table-cell>
          <table:table-cell table:style-name="ce57"/>
          <table:table-cell table:style-name="ce65" table:formula="of:=AVERAGE([.B219:.H219])" office:value-type="float" office:value="11.3135714285714" calcext:value-type="float">
            <text:p>11,314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90</text:p>
          </table:table-cell>
          <table:table-cell table:style-name="ce59" office:value-type="float" office:value="6684.406" calcext:value-type="float">
            <text:p>6684,406</text:p>
          </table:table-cell>
          <table:table-cell table:style-name="ce59" office:value-type="float" office:value="6682.624" calcext:value-type="float">
            <text:p>6682,624</text:p>
          </table:table-cell>
          <table:table-cell table:style-name="ce59" office:value-type="float" office:value="6680.073" calcext:value-type="float">
            <text:p>6680,073</text:p>
          </table:table-cell>
          <table:table-cell table:style-name="ce59" office:value-type="float" office:value="6684.661" calcext:value-type="float">
            <text:p>6684,661</text:p>
          </table:table-cell>
          <table:table-cell table:style-name="ce59" office:value-type="float" office:value="6681.576" calcext:value-type="float">
            <text:p>6681,576</text:p>
          </table:table-cell>
          <table:table-cell table:style-name="ce59" office:value-type="float" office:value="6680.596" calcext:value-type="float">
            <text:p>6680,596</text:p>
          </table:table-cell>
          <table:table-cell table:style-name="ce59" office:value-type="float" office:value="6686.089" calcext:value-type="float">
            <text:p>6686,089</text:p>
          </table:table-cell>
          <table:table-cell table:style-name="ce59"/>
          <table:table-cell table:formula="of:=AVERAGE([.B221:.H221])" office:value-type="float" office:value="6682.86071428572" calcext:value-type="float">
            <text:p>6682,86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1]-[.B4])*100/[.B4]" office:value-type="float" office:value="0.254174791326053" calcext:value-type="float">
            <text:p>0,254</text:p>
          </table:table-cell>
          <table:table-cell table:formula="of:=([.C221]-[.B4])*100/[.B4]" office:value-type="float" office:value="0.227447967809025" calcext:value-type="float">
            <text:p>0,227</text:p>
          </table:table-cell>
          <table:table-cell table:formula="of:=([.D221]-[.B4])*100/[.B4]" office:value-type="float" office:value="0.189187515063842" calcext:value-type="float">
            <text:p>0,189</text:p>
          </table:table-cell>
          <table:table-cell table:formula="of:=([.E221]-[.B4])*100/[.B4]" office:value-type="float" office:value="0.257999336778827" calcext:value-type="float">
            <text:p>0,258</text:p>
          </table:table-cell>
          <table:table-cell table:formula="of:=([.F221]-[.B4])*100/[.B4]" office:value-type="float" office:value="0.211729835909005" calcext:value-type="float">
            <text:p>0,212</text:p>
          </table:table-cell>
          <table:table-cell table:formula="of:=([.G221]-[.B4])*100/[.B4]" office:value-type="float" office:value="0.19703158279638" calcext:value-type="float">
            <text:p>0,197</text:p>
          </table:table-cell>
          <table:table-cell table:formula="of:=([.H221]-[.B4])*100/[.B4]" office:value-type="float" office:value="0.279416791314354" calcext:value-type="float">
            <text:p>0,279</text:p>
          </table:table-cell>
          <table:table-cell/>
          <table:table-cell table:style-name="ce64" table:formula="of:=AVERAGE([.B222:.H222])" office:value-type="float" office:value="0.230998260142498" calcext:value-type="float">
            <text:p>0,231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6.334" calcext:value-type="float">
            <text:p>16,334</text:p>
          </table:table-cell>
          <table:table-cell table:style-name="ce57" office:value-type="float" office:value="14.019" calcext:value-type="float">
            <text:p>14,019</text:p>
          </table:table-cell>
          <table:table-cell table:style-name="ce57" office:value-type="float" office:value="14.472" calcext:value-type="float">
            <text:p>14,472</text:p>
          </table:table-cell>
          <table:table-cell table:style-name="ce57" office:value-type="float" office:value="14.491" calcext:value-type="float">
            <text:p>14,491</text:p>
          </table:table-cell>
          <table:table-cell table:style-name="ce57" office:value-type="float" office:value="14" calcext:value-type="float">
            <text:p>14,000</text:p>
          </table:table-cell>
          <table:table-cell table:style-name="ce57" office:value-type="float" office:value="14.618" calcext:value-type="float">
            <text:p>14,618</text:p>
          </table:table-cell>
          <table:table-cell table:style-name="ce57" office:value-type="float" office:value="14.255" calcext:value-type="float">
            <text:p>14,255</text:p>
          </table:table-cell>
          <table:table-cell table:style-name="ce57"/>
          <table:table-cell table:style-name="ce65" table:formula="of:=AVERAGE([.B223:.H223])" office:value-type="float" office:value="14.5984285714286" calcext:value-type="float">
            <text:p>14,598</text:p>
          </table:table-cell>
          <table:table-cell table:number-columns-repeated="5"/>
        </table:table-row>
        <table:table-row table:style-name="ro1">
          <table:table-cell/>
          <table:table-cell table:style-name="ce16" table:number-columns-repeated="7"/>
          <table:table-cell/>
          <table:table-cell table:style-name="ce16"/>
          <table:table-cell table:number-columns-repeated="5"/>
        </table:table-row>
        <table:table-row table:style-name="ro1">
          <table:table-cell table:style-name="ce52" office:value-type="string" calcext:value-type="string">
            <text:p>n = 1000, search_radius = 100</text:p>
          </table:table-cell>
          <table:table-cell table:style-name="ce59" office:value-type="float" office:value="6683.057" calcext:value-type="float">
            <text:p>6683,057</text:p>
          </table:table-cell>
          <table:table-cell table:style-name="ce59" office:value-type="float" office:value="6677.249" calcext:value-type="float">
            <text:p>6677,249</text:p>
          </table:table-cell>
          <table:table-cell table:style-name="ce59" office:value-type="float" office:value="6680.56" calcext:value-type="float">
            <text:p>6680,560</text:p>
          </table:table-cell>
          <table:table-cell table:style-name="ce59" office:value-type="float" office:value="6684.955" calcext:value-type="float">
            <text:p>6684,955</text:p>
          </table:table-cell>
          <table:table-cell table:style-name="ce59" office:value-type="float" office:value="6677.005" calcext:value-type="float">
            <text:p>6677,005</text:p>
          </table:table-cell>
          <table:table-cell table:style-name="ce59" office:value-type="float" office:value="6678.518" calcext:value-type="float">
            <text:p>6678,518</text:p>
          </table:table-cell>
          <table:table-cell table:style-name="ce59" office:value-type="float" office:value="6678.172" calcext:value-type="float">
            <text:p>6678,172</text:p>
          </table:table-cell>
          <table:table-cell table:style-name="ce59"/>
          <table:table-cell table:formula="of:=AVERAGE([.B225:.H225])" office:value-type="float" office:value="6679.93085714286" calcext:value-type="float">
            <text:p>6679,931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Pourcentage d’écart</text:p>
          </table:table-cell>
          <table:table-cell table:formula="of:=([.B225]-[.B4])*100/[.B4]" office:value-type="float" office:value="0.233942195970008" calcext:value-type="float">
            <text:p>0,234</text:p>
          </table:table-cell>
          <table:table-cell table:formula="of:=([.C225]-[.B4])*100/[.B4]" office:value-type="float" office:value="0.146832548951557" calcext:value-type="float">
            <text:p>0,147</text:p>
          </table:table-cell>
          <table:table-cell table:formula="of:=([.D225]-[.B4])*100/[.B4]" office:value-type="float" office:value="0.196491646967766" calcext:value-type="float">
            <text:p>0,196</text:p>
          </table:table-cell>
          <table:table-cell table:formula="of:=([.E225]-[.B4])*100/[.B4]" office:value-type="float" office:value="0.262408812712611" calcext:value-type="float">
            <text:p>0,262</text:p>
          </table:table-cell>
          <table:table-cell table:formula="of:=([.F225]-[.B4])*100/[.B4]" office:value-type="float" office:value="0.143172983890869" calcext:value-type="float">
            <text:p>0,143</text:p>
          </table:table-cell>
          <table:table-cell table:formula="of:=([.G225]-[.B4])*100/[.B4]" office:value-type="float" office:value="0.165865286910654" calcext:value-type="float">
            <text:p>0,166</text:p>
          </table:table-cell>
          <table:table-cell table:formula="of:=([.H225]-[.B4])*100/[.B4]" office:value-type="float" office:value="0.160675903668845" calcext:value-type="float">
            <text:p>0,161</text:p>
          </table:table-cell>
          <table:table-cell/>
          <table:table-cell table:style-name="ce64" table:formula="of:=AVERAGE([.B226:.H226])" office:value-type="float" office:value="0.187055625581758" calcext:value-type="float">
            <text:p>0,187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Temps d’exécution (en s)</text:p>
          </table:table-cell>
          <table:table-cell table:style-name="ce57" office:value-type="float" office:value="17.931" calcext:value-type="float">
            <text:p>17,931</text:p>
          </table:table-cell>
          <table:table-cell table:style-name="ce57" office:value-type="float" office:value="19.494" calcext:value-type="float">
            <text:p>19,494</text:p>
          </table:table-cell>
          <table:table-cell table:style-name="ce57" office:value-type="float" office:value="19.037" calcext:value-type="float">
            <text:p>19,037</text:p>
          </table:table-cell>
          <table:table-cell table:style-name="ce57" office:value-type="float" office:value="17.778" calcext:value-type="float">
            <text:p>17,778</text:p>
          </table:table-cell>
          <table:table-cell table:style-name="ce57" office:value-type="float" office:value="18.357" calcext:value-type="float">
            <text:p>18,357</text:p>
          </table:table-cell>
          <table:table-cell table:style-name="ce57" office:value-type="float" office:value="18.119" calcext:value-type="float">
            <text:p>18,119</text:p>
          </table:table-cell>
          <table:table-cell table:style-name="ce57" office:value-type="float" office:value="17.936" calcext:value-type="float">
            <text:p>17,936</text:p>
          </table:table-cell>
          <table:table-cell table:style-name="ce57"/>
          <table:table-cell table:style-name="ce65" table:formula="of:=AVERAGE([.B227:.H227])" office:value-type="float" office:value="18.3788571428571" calcext:value-type="float">
            <text:p>18,3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0" loext:min-decimal-places="0" number:min-integer-digits="3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14:56:32.741936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7:59:07.817005558</meta:creation-date>
    <dc:date>2023-01-14T14:57:39.352322173</dc:date>
    <meta:editing-duration>PT13H44M47S</meta:editing-duration>
    <meta:editing-cycles>146</meta:editing-cycles>
    <meta:generator>LibreOffice/6.4.7.2$Linux_X86_64 LibreOffice_project/40$Build-2</meta:generator>
    <meta:document-statistic meta:table-count="1" meta:cell-count="1398" meta:object-count="0"/>
  </office:meta>
</office:document-meta>
</file>